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9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47.34pt"/>
    </style:style>
    <style:style style:name="co5" style:family="table-column">
      <style:table-column-properties fo:break-before="auto" style:column-width="36.91pt"/>
    </style:style>
    <style:style style:name="co6" style:family="table-column">
      <style:table-column-properties fo:break-before="auto" style:column-width="49.95pt"/>
    </style:style>
    <style:style style:name="co7" style:family="table-column">
      <style:table-column-properties fo:break-before="auto" style:column-width="49.2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42.6pt"/>
    </style:style>
    <style:style style:name="co12" style:family="table-column">
      <style:table-column-properties fo:break-before="auto" style:column-width="48.5pt"/>
    </style:style>
    <style:style style:name="co13" style:family="table-column">
      <style:table-column-properties fo:break-before="auto" style:column-width="44.79pt"/>
    </style:style>
    <style:style style:name="co14" style:family="table-column">
      <style:table-column-properties fo:break-before="auto" style:column-width="54.4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73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9.5pt" style:font-size-asian="9.5pt" style:font-size-complex="9.5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9.5pt" style:font-size-asian="9.5pt" style:font-size-complex="9.5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.5pt" style:font-size-asian="9.5pt" style:font-size-complex="9.5pt"/>
    </style:style>
    <style:style style:name="ce7" style:family="table-cell" style:parent-style-name="Default">
      <style:table-cell-properties fo:border-bottom="0.06pt solid #000000" style:text-align-source="fix" style:repeat-content="false" fo:border-left="1.5pt solid #000000" fo:border-right="none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10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1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.5pt" style:font-size-asian="9.5pt" style:font-size-complex="9.5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9.5pt" style:font-size-asian="9.5pt" style:font-size-complex="9.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.5pt" style:font-size-asian="9.5pt" style:font-size-complex="9.5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1.5pt solid #000000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1.5pt solid #000000" fo:border-top="none"/>
      <style:paragraph-properties fo:text-align="center" fo:margin-left="0pt"/>
      <style:text-properties fo:font-size="9.5pt" style:font-size-asian="9.5pt" style:font-size-complex="9.5pt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1.5pt solid #000000" fo:border-top="non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9.5pt" style:font-size-asian="9.5pt" style:font-size-complex="9.5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9.5pt" style:font-size-asian="9.5pt" style:font-size-complex="9.5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fo:font-size="9.5pt" style:font-name-asian="Noto Sans CJK SC Regular" style:font-size-asian="9.5pt" style:font-name-complex="FreeSans" style:font-size-complex="9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  <style:text-properties fo:font-size="9.5pt" style:font-size-asian="9.5pt" style:font-size-complex="9.5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AMJ104857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7" table:default-cell-style-name="ce5"/>
        <table:table-column table:style-name="co8" table:number-columns-repeated="1008" table:default-cell-style-name="ce5"/>
        <table:table-row table:style-name="ro1">
          <table:table-cell table:style-name="ce1" office:value-type="string" calcext:value-type="string">
            <text:p>Baseline</text:p>
          </table:table-cell>
          <table:table-cell table:style-name="ce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0"/>
          <table:table-cell table:style-name="ce14" office:value-type="float" office:value="25" calcext:value-type="float" table:number-columns-spanned="3" table:number-rows-spanned="1">
            <text:p>25</text:p>
          </table:table-cell>
          <table:covered-table-cell table:style-name="ce13"/>
          <table:covered-table-cell table:style-name="ce26"/>
          <table:table-cell table:style-name="ce14" office:value-type="float" office:value="30" calcext:value-type="float" table:number-columns-spanned="3" table:number-rows-spanned="1">
            <text:p>30</text:p>
          </table:table-cell>
          <table:covered-table-cell table:style-name="ce13"/>
          <table:covered-table-cell table:style-name="ce26"/>
          <table:table-cell table:style-name="Default"/>
          <table:table-cell table:style-name="Default" office:value-type="string" calcext:value-type="string">
            <text:p>Cues</text:p>
          </table:table-cell>
          <table:table-cell table:style-name="Default" table:number-columns-repeated="19"/>
          <table:table-cell table:number-columns-repeated="993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1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Default" table:number-columns-repeated="21"/>
          <table:table-cell table:number-columns-repeated="993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9" office:value-type="float" office:value="68.91" calcext:value-type="float">
            <text:p>68.91</text:p>
          </table:table-cell>
          <table:table-cell table:style-name="ce22" office:value-type="float" office:value="74.55" calcext:value-type="float">
            <text:p>74.55</text:p>
          </table:table-cell>
          <table:table-cell table:style-name="ce25" office:value-type="float" office:value="71.62" calcext:value-type="float">
            <text:p>71.62</text:p>
          </table:table-cell>
          <table:table-cell table:style-name="ce9" office:value-type="float" office:value="68.91" calcext:value-type="float">
            <text:p>68.91</text:p>
          </table:table-cell>
          <table:table-cell table:style-name="ce22" office:value-type="float" office:value="74.55" calcext:value-type="float">
            <text:p>74.55</text:p>
          </table:table-cell>
          <table:table-cell table:style-name="ce25" office:value-type="float" office:value="71.62" calcext:value-type="float">
            <text:p>71.62</text:p>
          </table:table-cell>
          <table:table-cell table:style-name="ce9" office:value-type="float" office:value="68.91" calcext:value-type="float">
            <text:p>68.91</text:p>
          </table:table-cell>
          <table:table-cell table:style-name="ce22" office:value-type="float" office:value="74.55" calcext:value-type="float">
            <text:p>74.55</text:p>
          </table:table-cell>
          <table:table-cell table:style-name="ce28" office:value-type="float" office:value="71.62" calcext:value-type="float">
            <text:p>71.62</text:p>
          </table:table-cell>
          <table:table-cell table:formula="of:=[.L3]/[.M3]*[.J3]" office:value-type="float" office:value="13.262962962963" calcext:value-type="float">
            <text:p>13.262962963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9" office:value-type="float" office:value="70.19" calcext:value-type="float">
            <text:p>70.19</text:p>
          </table:table-cell>
          <table:table-cell table:style-name="ce22" office:value-type="float" office:value="78.47" calcext:value-type="float">
            <text:p>78.47</text:p>
          </table:table-cell>
          <table:table-cell table:style-name="ce25" office:value-type="float" office:value="74.1" calcext:value-type="float">
            <text:p>74.1</text:p>
          </table:table-cell>
          <table:table-cell table:style-name="ce9" office:value-type="float" office:value="70.55" calcext:value-type="float">
            <text:p>70.55</text:p>
          </table:table-cell>
          <table:table-cell table:style-name="ce22" office:value-type="float" office:value="79.86" calcext:value-type="float">
            <text:p>79.86</text:p>
          </table:table-cell>
          <table:table-cell table:style-name="ce28" office:value-type="float" office:value="74.92" calcext:value-type="float">
            <text:p>74.92</text:p>
          </table:table-cell>
          <table:table-cell table:style-name="ce9" office:value-type="float" office:value="70.55" calcext:value-type="float">
            <text:p>70.55</text:p>
          </table:table-cell>
          <table:table-cell table:style-name="ce22" office:value-type="float" office:value="79.86" calcext:value-type="float">
            <text:p>79.86</text:p>
          </table:table-cell>
          <table:table-cell table:style-name="ce28" office:value-type="float" office:value="74.92" calcext:value-type="float">
            <text:p>74.92</text:p>
          </table:table-cell>
          <table:table-cell table:formula="of:=[.L4]/[.M3]*[.J4]" office:value-type="float" office:value="18.1624242424242" calcext:value-type="float">
            <text:p>18.1624242424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9" office:value-type="float" office:value="72.34" calcext:value-type="float">
            <text:p>72.34</text:p>
          </table:table-cell>
          <table:table-cell table:style-name="ce22" office:value-type="float" office:value="65.38" calcext:value-type="float">
            <text:p>65.38</text:p>
          </table:table-cell>
          <table:table-cell table:style-name="ce25" office:value-type="float" office:value="68.68" calcext:value-type="float">
            <text:p>68.68</text:p>
          </table:table-cell>
          <table:table-cell table:style-name="ce9" office:value-type="float" office:value="70.83" calcext:value-type="float">
            <text:p>70.83</text:p>
          </table:table-cell>
          <table:table-cell table:style-name="ce22" office:value-type="float" office:value="65.38" calcext:value-type="float">
            <text:p>65.38</text:p>
          </table:table-cell>
          <table:table-cell table:style-name="ce28" office:value-type="float" office:value="68" calcext:value-type="float">
            <text:p>68</text:p>
          </table:table-cell>
          <table:table-cell table:style-name="ce9" office:value-type="float" office:value="70.83" calcext:value-type="float">
            <text:p>70.83</text:p>
          </table:table-cell>
          <table:table-cell table:style-name="ce22" office:value-type="float" office:value="65.38" calcext:value-type="float">
            <text:p>65.38</text:p>
          </table:table-cell>
          <table:table-cell table:style-name="ce28" office:value-type="float" office:value="68" calcext:value-type="float">
            <text:p>68</text:p>
          </table:table-cell>
          <table:table-cell table:formula="of:=[.L5]/[.M3]*[.J5]" office:value-type="float" office:value="5.95286195286195" calcext:value-type="float">
            <text:p>5.952861952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9" office:value-type="float" office:value="53.85" calcext:value-type="float">
            <text:p>53.85</text:p>
          </table:table-cell>
          <table:table-cell table:style-name="ce22" office:value-type="float" office:value="80.77" calcext:value-type="float">
            <text:p>80.77</text:p>
          </table:table-cell>
          <table:table-cell table:style-name="ce25" office:value-type="float" office:value="64.62" calcext:value-type="float">
            <text:p>64.62</text:p>
          </table:table-cell>
          <table:table-cell table:style-name="ce9" office:value-type="float" office:value="52.5" calcext:value-type="float">
            <text:p>52.5</text:p>
          </table:table-cell>
          <table:table-cell table:style-name="ce22" office:value-type="float" office:value="80.77" calcext:value-type="float">
            <text:p>80.77</text:p>
          </table:table-cell>
          <table:table-cell table:style-name="ce25" office:value-type="float" office:value="63.64" calcext:value-type="float">
            <text:p>63.64</text:p>
          </table:table-cell>
          <table:table-cell table:style-name="ce9" office:value-type="float" office:value="52.5" calcext:value-type="float">
            <text:p>52.5</text:p>
          </table:table-cell>
          <table:table-cell table:style-name="ce22" office:value-type="float" office:value="80.77" calcext:value-type="float">
            <text:p>80.77</text:p>
          </table:table-cell>
          <table:table-cell table:style-name="ce28" office:value-type="float" office:value="63.64" calcext:value-type="float">
            <text:p>63.64</text:p>
          </table:table-cell>
          <table:table-cell table:formula="of:=[.L6]/[.M3]*[.J6]" office:value-type="float" office:value="2.78558922558923" calcext:value-type="float">
            <text:p>2.785589225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9" office:value-type="float" office:value="76.7" calcext:value-type="float">
            <text:p>76.7</text:p>
          </table:table-cell>
          <table:table-cell table:style-name="ce22" office:value-type="float" office:value="72.48" calcext:value-type="float">
            <text:p>72.48</text:p>
          </table:table-cell>
          <table:table-cell table:style-name="ce25" office:value-type="float" office:value="74.53" calcext:value-type="float">
            <text:p>74.53</text:p>
          </table:table-cell>
          <table:table-cell table:style-name="ce9" office:value-type="float" office:value="76.19" calcext:value-type="float">
            <text:p>76.19</text:p>
          </table:table-cell>
          <table:table-cell table:style-name="ce22" office:value-type="float" office:value="73.39" calcext:value-type="float">
            <text:p>73.39</text:p>
          </table:table-cell>
          <table:table-cell table:style-name="ce28" office:value-type="float" office:value="74.76" calcext:value-type="float">
            <text:p>74.76</text:p>
          </table:table-cell>
          <table:table-cell table:style-name="ce9" office:value-type="float" office:value="76.19" calcext:value-type="float">
            <text:p>76.19</text:p>
          </table:table-cell>
          <table:table-cell table:style-name="ce22" office:value-type="float" office:value="73.39" calcext:value-type="float">
            <text:p>73.39</text:p>
          </table:table-cell>
          <table:table-cell table:style-name="ce28" office:value-type="float" office:value="74.76" calcext:value-type="float">
            <text:p>74.76</text:p>
          </table:table-cell>
          <table:table-cell table:formula="of:=[.L7]/[.M3]*[.J7]" office:value-type="float" office:value="13.7185858585859" calcext:value-type="float">
            <text:p>13.7185858586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9" office:value-type="float" office:value="62.79" calcext:value-type="float">
            <text:p>62.79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61.36" calcext:value-type="float">
            <text:p>61.36</text:p>
          </table:table-cell>
          <table:table-cell table:style-name="ce9" office:value-type="float" office:value="59.09" calcext:value-type="float">
            <text:p>59.09</text:p>
          </table:table-cell>
          <table:table-cell table:style-name="ce22" office:value-type="float" office:value="57.78" calcext:value-type="float">
            <text:p>57.78</text:p>
          </table:table-cell>
          <table:table-cell table:style-name="ce28" office:value-type="float" office:value="58.43" calcext:value-type="float">
            <text:p>58.43</text:p>
          </table:table-cell>
          <table:table-cell table:style-name="ce9" office:value-type="float" office:value="59.09" calcext:value-type="float">
            <text:p>59.09</text:p>
          </table:table-cell>
          <table:table-cell table:style-name="ce22" office:value-type="float" office:value="57.78" calcext:value-type="float">
            <text:p>57.78</text:p>
          </table:table-cell>
          <table:table-cell table:style-name="ce28" office:value-type="float" office:value="58.43" calcext:value-type="float">
            <text:p>58.43</text:p>
          </table:table-cell>
          <table:table-cell table:formula="of:=[.L8]/[.M3]*[.J8]" office:value-type="float" office:value="4.42651515151515" calcext:value-type="float">
            <text:p>4.426515151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9" office:value-type="float" office:value="57.14" calcext:value-type="float">
            <text:p>57.14</text:p>
          </table:table-cell>
          <table:table-cell table:style-name="ce22" office:value-type="float" office:value="65.57" calcext:value-type="float">
            <text:p>65.57</text:p>
          </table:table-cell>
          <table:table-cell table:style-name="ce25" office:value-type="float" office:value="61.07" calcext:value-type="float">
            <text:p>61.07</text:p>
          </table:table-cell>
          <table:table-cell table:style-name="ce9" office:value-type="float" office:value="57.14" calcext:value-type="float">
            <text:p>57.14</text:p>
          </table:table-cell>
          <table:table-cell table:style-name="ce22" office:value-type="float" office:value="65.57" calcext:value-type="float">
            <text:p>65.57</text:p>
          </table:table-cell>
          <table:table-cell table:style-name="ce25" office:value-type="float" office:value="61.07" calcext:value-type="float">
            <text:p>61.07</text:p>
          </table:table-cell>
          <table:table-cell table:style-name="ce9" office:value-type="float" office:value="57.14" calcext:value-type="float">
            <text:p>57.14</text:p>
          </table:table-cell>
          <table:table-cell table:style-name="ce22" office:value-type="float" office:value="65.57" calcext:value-type="float">
            <text:p>65.57</text:p>
          </table:table-cell>
          <table:table-cell table:style-name="ce28" office:value-type="float" office:value="61.07" calcext:value-type="float">
            <text:p>61.07</text:p>
          </table:table-cell>
          <table:table-cell table:formula="of:=[.L9]/[.M3]*[.J9]" office:value-type="float" office:value="6.27149831649832" calcext:value-type="float">
            <text:p>6.2714983165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8" office:value-type="float" office:value="68.63" calcext:value-type="float">
            <text:p>68.63</text:p>
          </table:table-cell>
          <table:table-cell table:style-name="ce23" office:value-type="float" office:value="74.47" calcext:value-type="float">
            <text:p>74.47</text:p>
          </table:table-cell>
          <table:table-cell table:style-name="ce23" office:value-type="float" office:value="71.43" calcext:value-type="float">
            <text:p>71.43</text:p>
          </table:table-cell>
          <table:table-cell table:style-name="ce8" office:value-type="float" office:value="68.52" calcext:value-type="float">
            <text:p>68.52</text:p>
          </table:table-cell>
          <table:table-cell table:style-name="ce23" office:value-type="float" office:value="78.72" calcext:value-type="float">
            <text:p>78.72</text:p>
          </table:table-cell>
          <table:table-cell table:style-name="ce29" office:value-type="float" office:value="73.27" calcext:value-type="float">
            <text:p>73.27</text:p>
          </table:table-cell>
          <table:table-cell table:style-name="ce8" office:value-type="float" office:value="68.52" calcext:value-type="float">
            <text:p>68.52</text:p>
          </table:table-cell>
          <table:table-cell table:style-name="ce23" office:value-type="float" office:value="78.72" calcext:value-type="float">
            <text:p>78.72</text:p>
          </table:table-cell>
          <table:table-cell table:style-name="ce29" office:value-type="float" office:value="73.27" calcext:value-type="float">
            <text:p>73.27</text:p>
          </table:table-cell>
          <table:table-cell table:formula="of:=[.L10]/[.M3]*[.J10]" office:value-type="float" office:value="5.79745791245791" calcext:value-type="float">
            <text:p>5.797457912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SUM([.L3:.L10])" office:value-type="float" office:value="594" calcext:value-type="float">
            <text:p>594</text:p>
          </table:table-cell>
          <table:table-cell table:style-name="Default" table:number-columns-repeated="18"/>
          <table:table-cell table:number-columns-repeated="99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:.B10])" office:value-type="float" office:value="66.31875" calcext:value-type="float">
            <text:p>66.31875</text:p>
          </table:table-cell>
          <table:table-cell table:style-name="ce13" table:formula="of:=AVERAGE([.C3:.C10])" office:value-type="float" office:value="71.46125" calcext:value-type="float">
            <text:p>71.46125</text:p>
          </table:table-cell>
          <table:table-cell table:style-name="ce13" table:formula="of:=AVERAGE([.D3:.D10])" office:value-type="float" office:value="68.42625" calcext:value-type="float">
            <text:p>68.42625</text:p>
          </table:table-cell>
          <table:table-cell table:style-name="ce7" table:formula="of:=AVERAGE([.E3:.E10])" office:value-type="float" office:value="65.46625" calcext:value-type="float">
            <text:p>65.46625</text:p>
          </table:table-cell>
          <table:table-cell table:style-name="ce13" table:formula="of:=AVERAGE([.F3:.F10])" office:value-type="float" office:value="72.0025" calcext:value-type="float">
            <text:p>72.0025</text:p>
          </table:table-cell>
          <table:table-cell table:style-name="ce26" table:formula="of:=AVERAGE([.G3:.G10])" office:value-type="float" office:value="68.21375" calcext:value-type="float">
            <text:p>68.21375</text:p>
          </table:table-cell>
          <table:table-cell table:style-name="ce7" table:formula="of:=AVERAGE([.H3:.H10])" office:value-type="float" office:value="65.46625" calcext:value-type="float">
            <text:p>65.46625</text:p>
          </table:table-cell>
          <table:table-cell table:style-name="ce13" table:formula="of:=AVERAGE([.I3:.I10])" office:value-type="float" office:value="72.0025" calcext:value-type="float">
            <text:p>72.0025</text:p>
          </table:table-cell>
          <table:table-cell table:style-name="ce26" table:formula="of:=AVERAGE([.J3:.J10])" office:value-type="float" office:value="68.21375" calcext:value-type="float">
            <text:p>68.21375</text:p>
          </table:table-cell>
          <table:table-cell table:style-name="Default" table:formula="of:=SUM([.K3:.K10])" office:value-type="float" office:value="70.3778956228956" calcext:value-type="float">
            <text:p>70.3778956229</text:p>
          </table:table-cell>
          <table:table-cell table:style-name="Default" table:number-columns-repeated="20"/>
          <table:table-cell table:number-columns-repeated="99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20+spec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25+spec</text:p>
          </table:table-cell>
          <table:covered-table-cell table:style-name="ce13"/>
          <table:covered-table-cell table:style-name="ce26"/>
          <table:table-cell table:style-name="ce10" office:value-type="string" calcext:value-type="string" table:number-columns-spanned="3" table:number-rows-spanned="1">
            <text:p>20+exc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25+exc</text:p>
          </table:table-cell>
          <table:covered-table-cell table:style-name="ce13"/>
          <table:covered-table-cell table:style-name="ce26"/>
          <table:table-cell table:style-name="ce35" table:number-columns-spanned="3" table:number-rows-spanned="1"/>
          <table:covered-table-cell table:number-columns-repeated="2" table:style-name="ce35"/>
          <table:table-cell table:number-columns-repeated="1008"/>
        </table:table-row>
        <table:table-row table:style-name="ro1">
          <table:table-cell table:style-name="ce2"/>
          <table:table-cell table:style-name="ce11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11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12" office:value-type="float" office:value="92.55" calcext:value-type="float">
            <text:p>92.55</text:p>
          </table:table-cell>
          <table:table-cell table:style-name="ce24" office:value-type="float" office:value="79.09" calcext:value-type="float">
            <text:p>79.09</text:p>
          </table:table-cell>
          <table:table-cell table:style-name="ce28" office:value-type="float" office:value="85.29" calcext:value-type="float">
            <text:p>85.29</text:p>
          </table:table-cell>
          <table:table-cell table:style-name="ce12" office:value-type="float" office:value="92.55" calcext:value-type="float">
            <text:p>92.55</text:p>
          </table:table-cell>
          <table:table-cell table:style-name="ce24" office:value-type="float" office:value="79.09" calcext:value-type="float">
            <text:p>79.09</text:p>
          </table:table-cell>
          <table:table-cell table:style-name="ce28" office:value-type="float" office:value="85.29" calcext:value-type="float">
            <text:p>85.29</text:p>
          </table:table-cell>
          <table:table-cell table:style-name="ce12" office:value-type="float" office:value="92.71" calcext:value-type="float">
            <text:p>92.71</text:p>
          </table:table-cell>
          <table:table-cell table:style-name="ce24" office:value-type="float" office:value="80.91" calcext:value-type="float">
            <text:p>80.91</text:p>
          </table:table-cell>
          <table:table-cell table:style-name="ce28" office:value-type="float" office:value="86.41" calcext:value-type="float">
            <text:p>86.41</text:p>
          </table:table-cell>
          <table:table-cell table:style-name="ce12" office:value-type="float" office:value="92.71" calcext:value-type="float">
            <text:p>92.71</text:p>
          </table:table-cell>
          <table:table-cell table:style-name="ce24" office:value-type="float" office:value="80.91" calcext:value-type="float">
            <text:p>80.91</text:p>
          </table:table-cell>
          <table:table-cell table:style-name="ce28" office:value-type="float" office:value="86.41" calcext:value-type="float">
            <text:p>86.41</text:p>
          </table:table-cell>
          <table:table-cell table:style-name="Default" office:value-type="float" office:value="0.185185185185185" calcext:value-type="float">
            <text:p>0.1851851852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12" office:value-type="float" office:value="88.57" calcext:value-type="float">
            <text:p>88.57</text:p>
          </table:table-cell>
          <table:table-cell table:style-name="ce24" office:value-type="float" office:value="86.11" calcext:value-type="float">
            <text:p>86.11</text:p>
          </table:table-cell>
          <table:table-cell table:style-name="ce28" office:value-type="float" office:value="87.32" calcext:value-type="float">
            <text:p>87.32</text:p>
          </table:table-cell>
          <table:table-cell table:style-name="ce12" office:value-type="float" office:value="88.65" calcext:value-type="float">
            <text:p>88.65</text:p>
          </table:table-cell>
          <table:table-cell table:style-name="ce24" office:value-type="float" office:value="86.81" calcext:value-type="float">
            <text:p>86.81</text:p>
          </table:table-cell>
          <table:table-cell table:style-name="ce28" office:value-type="float" office:value="87.72" calcext:value-type="float">
            <text:p>87.72</text:p>
          </table:table-cell>
          <table:table-cell table:style-name="ce12" office:value-type="float" office:value="88.49" calcext:value-type="float">
            <text:p>88.49</text:p>
          </table:table-cell>
          <table:table-cell table:style-name="ce24" office:value-type="float" office:value="85.42" calcext:value-type="float">
            <text:p>85.42</text:p>
          </table:table-cell>
          <table:table-cell table:style-name="ce28" office:value-type="float" office:value="86.93" calcext:value-type="float">
            <text:p>86.93</text:p>
          </table:table-cell>
          <table:table-cell table:style-name="ce12" office:value-type="float" office:value="88.65" calcext:value-type="float">
            <text:p>88.65</text:p>
          </table:table-cell>
          <table:table-cell table:style-name="ce24" office:value-type="float" office:value="86.81" calcext:value-type="float">
            <text:p>86.81</text:p>
          </table:table-cell>
          <table:table-cell table:style-name="ce28" office:value-type="float" office:value="87.72" calcext:value-type="float">
            <text:p>87.72</text:p>
          </table:table-cell>
          <table:table-cell table:style-name="Default" office:value-type="float" office:value="0.242424242424242" calcext:value-type="float">
            <text:p>0.2424242424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12" office:value-type="float" office:value="85.71" calcext:value-type="float">
            <text:p>85.71</text:p>
          </table:table-cell>
          <table:table-cell table:style-name="ce24" office:value-type="float" office:value="69.23" calcext:value-type="float">
            <text:p>69.23</text:p>
          </table:table-cell>
          <table:table-cell table:style-name="ce28" office:value-type="float" office:value="76.59" calcext:value-type="float">
            <text:p>76.59</text:p>
          </table:table-cell>
          <table:table-cell table:style-name="ce12" office:value-type="float" office:value="85.71" calcext:value-type="float">
            <text:p>85.71</text:p>
          </table:table-cell>
          <table:table-cell table:style-name="ce24" office:value-type="float" office:value="69.23" calcext:value-type="float">
            <text:p>69.23</text:p>
          </table:table-cell>
          <table:table-cell table:style-name="ce28" office:value-type="float" office:value="76.59" calcext:value-type="float">
            <text:p>76.59</text:p>
          </table:table-cell>
          <table:table-cell table:style-name="ce12" office:value-type="float" office:value="85.37" calcext:value-type="float">
            <text:p>85.37</text:p>
          </table:table-cell>
          <table:table-cell table:style-name="ce24" office:value-type="float" office:value="67.31" calcext:value-type="float">
            <text:p>67.31</text:p>
          </table:table-cell>
          <table:table-cell table:style-name="ce28" office:value-type="float" office:value="75.27" calcext:value-type="float">
            <text:p>75.27</text:p>
          </table:table-cell>
          <table:table-cell table:style-name="ce12" office:value-type="float" office:value="85.37" calcext:value-type="float">
            <text:p>85.37</text:p>
          </table:table-cell>
          <table:table-cell table:style-name="ce24" office:value-type="float" office:value="67.31" calcext:value-type="float">
            <text:p>67.31</text:p>
          </table:table-cell>
          <table:table-cell table:style-name="ce28" office:value-type="float" office:value="75.27" calcext:value-type="float">
            <text:p>75.27</text:p>
          </table:table-cell>
          <table:table-cell table:style-name="Default" office:value-type="float" office:value="0.0875420875420875" calcext:value-type="float">
            <text:p>0.0875420875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12" office:value-type="float" office:value="79.31" calcext:value-type="float">
            <text:p>79.31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3.64" calcext:value-type="float">
            <text:p>83.64</text:p>
          </table:table-cell>
          <table:table-cell table:style-name="ce12" office:value-type="float" office:value="79.31" calcext:value-type="float">
            <text:p>79.31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3.64" calcext:value-type="float">
            <text:p>83.64</text:p>
          </table:table-cell>
          <table:table-cell table:style-name="ce12" office:value-type="float" office:value="78.57" calcext:value-type="float">
            <text:p>78.57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28" office:value-type="float" office:value="81.48" calcext:value-type="float">
            <text:p>81.48</text:p>
          </table:table-cell>
          <table:table-cell table:style-name="ce12" office:value-type="float" office:value="78.57" calcext:value-type="float">
            <text:p>78.57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28" office:value-type="float" office:value="81.48" calcext:value-type="float">
            <text:p>81.48</text:p>
          </table:table-cell>
          <table:table-cell table:style-name="Default" office:value-type="float" office:value="0.0437710437710438" calcext:value-type="float">
            <text:p>0.0437710438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12" office:value-type="float" office:value="94.85" calcext:value-type="float">
            <text:p>94.85</text:p>
          </table:table-cell>
          <table:table-cell table:style-name="ce24" office:value-type="float" office:value="84.4" calcext:value-type="float">
            <text:p>84.4</text:p>
          </table:table-cell>
          <table:table-cell table:style-name="ce28" office:value-type="float" office:value="89.32" calcext:value-type="float">
            <text:p>89.32</text:p>
          </table:table-cell>
          <table:table-cell table:style-name="ce12" office:value-type="float" office:value="94.9" calcext:value-type="float">
            <text:p>94.9</text:p>
          </table:table-cell>
          <table:table-cell table:style-name="ce24" office:value-type="float" office:value="85.32" calcext:value-type="float">
            <text:p>85.32</text:p>
          </table:table-cell>
          <table:table-cell table:style-name="ce28" office:value-type="float" office:value="89.86" calcext:value-type="float">
            <text:p>89.86</text:p>
          </table:table-cell>
          <table:table-cell table:style-name="ce12" office:value-type="float" office:value="94.57" calcext:value-type="float">
            <text:p>94.57</text:p>
          </table:table-cell>
          <table:table-cell table:style-name="ce24" office:value-type="float" office:value="79.82" calcext:value-type="float">
            <text:p>79.82</text:p>
          </table:table-cell>
          <table:table-cell table:style-name="ce28" office:value-type="float" office:value="86.57" calcext:value-type="float">
            <text:p>86.57</text:p>
          </table:table-cell>
          <table:table-cell table:style-name="ce12" office:value-type="float" office:value="94.62" calcext:value-type="float">
            <text:p>94.62</text:p>
          </table:table-cell>
          <table:table-cell table:style-name="ce24" office:value-type="float" office:value="80.73" calcext:value-type="float">
            <text:p>80.73</text:p>
          </table:table-cell>
          <table:table-cell table:style-name="ce28" office:value-type="float" office:value="87.12" calcext:value-type="float">
            <text:p>87.12</text:p>
          </table:table-cell>
          <table:table-cell table:style-name="Default" office:value-type="float" office:value="0.183501683501684" calcext:value-type="float">
            <text:p>0.1835016835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9"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6.75" calcext:value-type="float">
            <text:p>86.75</text:p>
          </table:table-cell>
          <table:table-cell table:style-name="ce9"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6.75" calcext:value-type="float">
            <text:p>86.75</text:p>
          </table:table-cell>
          <table:table-cell table:style-name="ce9" office:value-type="float" office:value="94.29" calcext:value-type="float">
            <text:p>94.29</text:p>
          </table:table-cell>
          <table:table-cell table:style-name="ce22" office:value-type="float" office:value="73.33" calcext:value-type="float">
            <text:p>73.33</text:p>
          </table:table-cell>
          <table:table-cell table:style-name="ce28" office:value-type="float" office:value="82.5" calcext:value-type="float">
            <text:p>82.5</text:p>
          </table:table-cell>
          <table:table-cell table:style-name="ce9" office:value-type="float" office:value="94.29" calcext:value-type="float">
            <text:p>94.29</text:p>
          </table:table-cell>
          <table:table-cell table:style-name="ce22" office:value-type="float" office:value="73.33" calcext:value-type="float">
            <text:p>73.33</text:p>
          </table:table-cell>
          <table:table-cell table:style-name="ce28" office:value-type="float" office:value="82.5" calcext:value-type="float">
            <text:p>82.5</text:p>
          </table:table-cell>
          <table:table-cell table:style-name="Default" office:value-type="float" office:value="0.0757575757575758" calcext:value-type="float">
            <text:p>0.0757575758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12" office:value-type="float" office:value="86" calcext:value-type="float">
            <text:p>86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7.48" calcext:value-type="float">
            <text:p>77.48</text:p>
          </table:table-cell>
          <table:table-cell table:style-name="Default" office:value-type="float" office:value="0.102693602693603" calcext:value-type="float">
            <text:p>0.1026936027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1" office:value-type="float" office:value="88.64" calcext:value-type="float">
            <text:p>88.64</text:p>
          </table:table-cell>
          <table:table-cell table:style-name="ce21" office:value-type="float" office:value="82.98" calcext:value-type="float">
            <text:p>82.98</text:p>
          </table:table-cell>
          <table:table-cell table:style-name="ce29" office:value-type="float" office:value="85.72" calcext:value-type="float">
            <text:p>85.72</text:p>
          </table:table-cell>
          <table:table-cell table:style-name="ce11" office:value-type="float" office:value="88.89" calcext:value-type="float">
            <text:p>88.89</text:p>
          </table:table-cell>
          <table:table-cell table:style-name="ce21" office:value-type="float" office:value="85.11" calcext:value-type="float">
            <text:p>85.11</text:p>
          </table:table-cell>
          <table:table-cell table:style-name="ce29" office:value-type="float" office:value="86.96" calcext:value-type="float">
            <text:p>86.96</text:p>
          </table:table-cell>
          <table:table-cell table:style-name="ce11" office:value-type="float" office:value="88.37" calcext:value-type="float">
            <text:p>88.37</text:p>
          </table:table-cell>
          <table:table-cell table:style-name="ce21" office:value-type="float" office:value="80.85" calcext:value-type="float">
            <text:p>80.85</text:p>
          </table:table-cell>
          <table:table-cell table:style-name="ce29" office:value-type="float" office:value="84.44" calcext:value-type="float">
            <text:p>84.44</text:p>
          </table:table-cell>
          <table:table-cell table:style-name="ce11" office:value-type="float" office:value="88.89" calcext:value-type="float">
            <text:p>88.89</text:p>
          </table:table-cell>
          <table:table-cell table:style-name="ce21" office:value-type="float" office:value="85.11" calcext:value-type="float">
            <text:p>85.11</text:p>
          </table:table-cell>
          <table:table-cell table:style-name="ce29" office:value-type="float" office:value="86.96" calcext:value-type="float">
            <text:p>86.96</text:p>
          </table:table-cell>
          <table:table-cell table:style-name="Default" office:value-type="float" office:value="0.0791245791245791" calcext:value-type="float">
            <text:p>0.0791245791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3" table:formula="of:=AVERAGE([.B16:.B23])" office:value-type="float" office:value="88.79625" calcext:value-type="float">
            <text:p>88.79625</text:p>
          </table:table-cell>
          <table:table-cell table:style-name="ce13" table:formula="of:=AVERAGE([.C16:.C23])" office:value-type="float" office:value="80.095" calcext:value-type="float">
            <text:p>80.095</text:p>
          </table:table-cell>
          <table:table-cell table:style-name="ce13" table:formula="of:=AVERAGE([.D16:.D23])" office:value-type="float" office:value="84.01375" calcext:value-type="float">
            <text:p>84.01375</text:p>
          </table:table-cell>
          <table:table-cell table:style-name="ce7" office:value-type="float" office:value="90.061127946128" calcext:value-type="float">
            <text:p>90.0611279461</text:p>
          </table:table-cell>
          <table:table-cell table:style-name="ce13" office:value-type="float" office:value="81.3138047138047" calcext:value-type="float">
            <text:p>81.3138047138</text:p>
          </table:table-cell>
          <table:table-cell table:style-name="ce26" office:value-type="float" office:value="85.3245622895623" calcext:value-type="float">
            <text:p>85.3245622896</text:p>
          </table:table-cell>
          <table:table-cell table:style-name="ce13" table:formula="of:=AVERAGE([.H16:.H23])" office:value-type="float" office:value="88.54625" calcext:value-type="float">
            <text:p>88.54625</text:p>
          </table:table-cell>
          <table:table-cell table:style-name="ce13" table:formula="of:=AVERAGE([.I16:.I23])" office:value-type="float" office:value="77.84375" calcext:value-type="float">
            <text:p>77.84375</text:p>
          </table:table-cell>
          <table:table-cell table:style-name="ce13" table:formula="of:=AVERAGE([.J16:.J23])" office:value-type="float" office:value="82.635" calcext:value-type="float">
            <text:p>82.635</text:p>
          </table:table-cell>
          <table:table-cell table:style-name="ce7" office:value-type="float" office:value="89.9431313131313" calcext:value-type="float">
            <text:p>89.9431313131</text:p>
          </table:table-cell>
          <table:table-cell table:style-name="ce13" office:value-type="float" office:value="79.9671043771044" calcext:value-type="float">
            <text:p>79.9671043771</text:p>
          </table:table-cell>
          <table:table-cell table:style-name="ce26" office:value-type="float" office:value="84.4971043771044" calcext:value-type="float">
            <text:p>84.4971043771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Default" table:number-columns-repeated="4"/>
          <table:table-cell table:formula="of:=[.L3]/[.M3]*[.E16]" office:value-type="float" office:value="17.1388888888889" calcext:value-type="float">
            <text:p>17.1388888889</text:p>
          </table:table-cell>
          <table:table-cell table:formula="of:=[.L3]/[.M3]*[.F16]" office:value-type="float" office:value="14.6462962962963" calcext:value-type="float">
            <text:p>14.6462962963</text:p>
          </table:table-cell>
          <table:table-cell table:formula="of:=[.L3]/[.M3]*[.G16]" office:value-type="float" office:value="15.7944444444444" calcext:value-type="float">
            <text:p>15.7944444444</text:p>
          </table:table-cell>
          <table:table-cell table:style-name="Default" table:number-columns-repeated="3"/>
          <table:table-cell table:style-name="Default" table:formula="of:=[.K16]*[.N16]" office:value-type="float" office:value="17.1685185185185" calcext:value-type="float">
            <text:p>17.1685185185</text:p>
          </table:table-cell>
          <table:table-cell table:style-name="Default" table:formula="of:=[.L16]*[.N16]" office:value-type="float" office:value="14.9833333333333" calcext:value-type="float">
            <text:p>14.9833333333</text:p>
          </table:table-cell>
          <table:table-cell table:style-name="Default" table:formula="of:=[.M16]*[.N16]" office:value-type="float" office:value="16.0018518518519" calcext:value-type="float">
            <text:p>16.0018518519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Default" table:number-columns-repeated="4"/>
          <table:table-cell table:formula="of:=[.L4]/[.M4]*[.E17]" office:value-type="float" office:value="21.4909090909091" calcext:value-type="float">
            <text:p>21.4909090909</text:p>
          </table:table-cell>
          <table:table-cell table:formula="of:=[.L4]/[.M4]*[.F17]" office:value-type="float" office:value="21.0448484848485" calcext:value-type="float">
            <text:p>21.0448484848</text:p>
          </table:table-cell>
          <table:table-cell table:formula="of:=[.L4]/[.M4]*[.G17]" office:value-type="float" office:value="21.2654545454545" calcext:value-type="float">
            <text:p>21.2654545455</text:p>
          </table:table-cell>
          <table:table-cell table:style-name="Default" table:number-columns-repeated="3"/>
          <table:table-cell table:style-name="Default" table:formula="of:=[.K17]*[.N17]" office:value-type="float" office:value="21.4909090909091" calcext:value-type="float">
            <text:p>21.4909090909</text:p>
          </table:table-cell>
          <table:table-cell table:style-name="Default" table:formula="of:=[.L17]*[.N17]" office:value-type="float" office:value="21.0448484848485" calcext:value-type="float">
            <text:p>21.0448484848</text:p>
          </table:table-cell>
          <table:table-cell table:style-name="Default" table:formula="of:=[.M17]*[.N17]" office:value-type="float" office:value="21.2654545454545" calcext:value-type="float">
            <text:p>21.265454545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formula="of:=[.L5]/[.M5]*[.E18]" office:value-type="float" office:value="7.50323232323232" calcext:value-type="float">
            <text:p>7.5032323232</text:p>
          </table:table-cell>
          <table:table-cell table:formula="of:=[.L5]/[.M5]*[.F18]" office:value-type="float" office:value="6.06053872053872" calcext:value-type="float">
            <text:p>6.0605387205</text:p>
          </table:table-cell>
          <table:table-cell table:formula="of:=[.L5]/[.M5]*[.G18]" office:value-type="float" office:value="6.70484848484849" calcext:value-type="float">
            <text:p>6.7048484848</text:p>
          </table:table-cell>
          <table:table-cell table:style-name="Default" table:number-columns-repeated="3"/>
          <table:table-cell table:style-name="Default" table:formula="of:=[.K18]*[.N18]" office:value-type="float" office:value="7.47346801346801" calcext:value-type="float">
            <text:p>7.4734680135</text:p>
          </table:table-cell>
          <table:table-cell table:style-name="Default" table:formula="of:=[.L18]*[.N18]" office:value-type="float" office:value="5.89245791245791" calcext:value-type="float">
            <text:p>5.8924579125</text:p>
          </table:table-cell>
          <table:table-cell table:style-name="Default" table:formula="of:=[.M18]*[.N18]" office:value-type="float" office:value="6.58929292929293" calcext:value-type="float">
            <text:p>6.589292929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formula="of:=[.L6]/[.M6]*[.E19]" office:value-type="float" office:value="3.47148148148148" calcext:value-type="float">
            <text:p>3.4714814815</text:p>
          </table:table-cell>
          <table:table-cell table:formula="of:=[.L6]/[.M6]*[.F19]" office:value-type="float" office:value="3.87198653198653" calcext:value-type="float">
            <text:p>3.871986532</text:p>
          </table:table-cell>
          <table:table-cell table:formula="of:=[.L6]/[.M6]*[.G19]" office:value-type="float" office:value="3.6610101010101" calcext:value-type="float">
            <text:p>3.661010101</text:p>
          </table:table-cell>
          <table:table-cell table:style-name="Default" table:number-columns-repeated="3"/>
          <table:table-cell table:style-name="Default" table:formula="of:=[.K19]*[.N19]" office:value-type="float" office:value="3.43909090909091" calcext:value-type="float">
            <text:p>3.4390909091</text:p>
          </table:table-cell>
          <table:table-cell table:style-name="Default" table:formula="of:=[.L19]*[.N19]" office:value-type="float" office:value="3.70390572390572" calcext:value-type="float">
            <text:p>3.7039057239</text:p>
          </table:table-cell>
          <table:table-cell table:style-name="Default" table:formula="of:=[.M19]*[.N19]" office:value-type="float" office:value="3.56646464646465" calcext:value-type="float">
            <text:p>3.566464646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table:number-columns-repeated="4"/>
          <table:table-cell table:formula="of:=[.L7]/[.M7]*[.E20]" office:value-type="float" office:value="17.4143097643098" calcext:value-type="float">
            <text:p>17.4143097643</text:p>
          </table:table-cell>
          <table:table-cell table:formula="of:=[.L7]/[.M7]*[.F20]" office:value-type="float" office:value="15.6563636363636" calcext:value-type="float">
            <text:p>15.6563636364</text:p>
          </table:table-cell>
          <table:table-cell table:formula="of:=[.L7]/[.M7]*[.G20]" office:value-type="float" office:value="16.4894612794613" calcext:value-type="float">
            <text:p>16.4894612795</text:p>
          </table:table-cell>
          <table:table-cell table:style-name="Default" table:number-columns-repeated="3"/>
          <table:table-cell table:style-name="Default" table:formula="of:=[.K20]*[.N20]" office:value-type="float" office:value="17.3629292929293" calcext:value-type="float">
            <text:p>17.3629292929</text:p>
          </table:table-cell>
          <table:table-cell table:style-name="Default" table:formula="of:=[.L20]*[.N20]" office:value-type="float" office:value="14.8140909090909" calcext:value-type="float">
            <text:p>14.8140909091</text:p>
          </table:table-cell>
          <table:table-cell table:style-name="Default" table:formula="of:=[.M20]*[.N20]" office:value-type="float" office:value="15.9866666666667" calcext:value-type="float">
            <text:p>15.986666666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table:number-columns-repeated="4"/>
          <table:table-cell table:formula="of:=[.L8]/[.M8]*[.E21]" office:value-type="float" office:value="7.17727272727273" calcext:value-type="float">
            <text:p>7.1772727273</text:p>
          </table:table-cell>
          <table:table-cell table:formula="of:=[.L8]/[.M8]*[.F21]" office:value-type="float" office:value="6.06060606060606" calcext:value-type="float">
            <text:p>6.0606060606</text:p>
          </table:table-cell>
          <table:table-cell table:formula="of:=[.L8]/[.M8]*[.G21]" office:value-type="float" office:value="6.5719696969697" calcext:value-type="float">
            <text:p>6.571969697</text:p>
          </table:table-cell>
          <table:table-cell table:style-name="Default" table:number-columns-repeated="3"/>
          <table:table-cell table:style-name="Default" table:formula="of:=[.K21]*[.N21]" office:value-type="float" office:value="7.14318181818182" calcext:value-type="float">
            <text:p>7.1431818182</text:p>
          </table:table-cell>
          <table:table-cell table:style-name="Default" table:formula="of:=[.L21]*[.N21]" office:value-type="float" office:value="5.55530303030303" calcext:value-type="float">
            <text:p>5.5553030303</text:p>
          </table:table-cell>
          <table:table-cell table:style-name="Default" table:formula="of:=[.M21]*[.N21]" office:value-type="float" office:value="6.25" calcext:value-type="float">
            <text:p>6.2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table:number-columns-repeated="4"/>
          <table:table-cell table:formula="of:=[.L9]/[.M9]*[.E22]" office:value-type="float" office:value="8.83164983164983" calcext:value-type="float">
            <text:p>8.8316498316</text:p>
          </table:table-cell>
          <table:table-cell table:formula="of:=[.L9]/[.M9]*[.F22]" office:value-type="float" office:value="7.23887205387205" calcext:value-type="float">
            <text:p>7.2388720539</text:p>
          </table:table-cell>
          <table:table-cell table:formula="of:=[.L9]/[.M9]*[.G22]" office:value-type="float" office:value="7.95670033670034" calcext:value-type="float">
            <text:p>7.9567003367</text:p>
          </table:table-cell>
          <table:table-cell table:style-name="Default" table:number-columns-repeated="3"/>
          <table:table-cell table:style-name="Default" table:formula="of:=[.K22]*[.N22]" office:value-type="float" office:value="8.83164983164983" calcext:value-type="float">
            <text:p>8.8316498316</text:p>
          </table:table-cell>
          <table:table-cell table:style-name="Default" table:formula="of:=[.L22]*[.N22]" office:value-type="float" office:value="7.23887205387205" calcext:value-type="float">
            <text:p>7.2388720539</text:p>
          </table:table-cell>
          <table:table-cell table:style-name="Default" table:formula="of:=[.M22]*[.N22]" office:value-type="float" office:value="7.95670033670034" calcext:value-type="float">
            <text:p>7.956700336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table:number-columns-repeated="4"/>
          <table:table-cell table:formula="of:=[.L10]/[.M10]*[.E23]" office:value-type="float" office:value="7.03338383838384" calcext:value-type="float">
            <text:p>7.0333838384</text:p>
          </table:table-cell>
          <table:table-cell table:formula="of:=[.L10]/[.M10]*[.F23]" office:value-type="float" office:value="6.73429292929293" calcext:value-type="float">
            <text:p>6.7342929293</text:p>
          </table:table-cell>
          <table:table-cell table:formula="of:=[.L10]/[.M10]*[.G23]" office:value-type="float" office:value="6.8806734006734" calcext:value-type="float">
            <text:p>6.8806734007</text:p>
          </table:table-cell>
          <table:table-cell table:style-name="Default" table:number-columns-repeated="3"/>
          <table:table-cell table:style-name="Default" table:formula="of:=[.K23]*[.N23]" office:value-type="float" office:value="7.03338383838384" calcext:value-type="float">
            <text:p>7.0333838384</text:p>
          </table:table-cell>
          <table:table-cell table:style-name="Default" table:formula="of:=[.L23]*[.N23]" office:value-type="float" office:value="6.73429292929293" calcext:value-type="float">
            <text:p>6.7342929293</text:p>
          </table:table-cell>
          <table:table-cell table:style-name="Default" table:formula="of:=[.M23]*[.N23]" office:value-type="float" office:value="6.8806734006734" calcext:value-type="float">
            <text:p>6.880673400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Default" table:formula="of:=SUM([.E25:.E32])" office:value-type="float" office:value="90.061127946128" calcext:value-type="float">
            <text:p>90.0611279461</text:p>
          </table:table-cell>
          <table:table-cell table:style-name="Default" table:formula="of:=SUM([.F25:.F32])" office:value-type="float" office:value="81.3138047138047" calcext:value-type="float">
            <text:p>81.3138047138</text:p>
          </table:table-cell>
          <table:table-cell table:style-name="Default" table:formula="of:=SUM([.G25:.G32])" office:value-type="float" office:value="85.3245622895623" calcext:value-type="float">
            <text:p>85.3245622896</text:p>
          </table:table-cell>
          <table:table-cell table:style-name="Default" table:number-columns-repeated="3"/>
          <table:table-cell table:formula="of:=SUM([.K25:.K32])" office:value-type="float" office:value="89.9431313131313" calcext:value-type="float">
            <text:p>89.9431313131</text:p>
          </table:table-cell>
          <table:table-cell table:formula="of:=SUM([.L25:.L32])" office:value-type="float" office:value="79.9671043771044" calcext:value-type="float">
            <text:p>79.9671043771</text:p>
          </table:table-cell>
          <table:table-cell table:formula="of:=SUM([.M25:.M32])" office:value-type="float" office:value="84.4971043771044" calcext:value-type="float">
            <text:p>84.4971043771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0"/>
          <table:table-cell table:style-name="ce14" office:value-type="float" office:value="2" calcext:value-type="float" table:number-columns-spanned="3" table:number-rows-spanned="1">
            <text:p>2</text:p>
          </table:table-cell>
          <table:covered-table-cell table:style-name="ce13"/>
          <table:covered-table-cell table:style-name="ce26"/>
          <table:table-cell table:style-name="ce14" office:value-type="float" office:value="3" calcext:value-type="float" table:number-columns-spanned="3" table:number-rows-spanned="1">
            <text:p>3</text:p>
          </table:table-cell>
          <table:covered-table-cell table:style-name="ce13"/>
          <table:covered-table-cell table:style-name="ce26"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style-name="ce13"/>
          <table:covered-table-cell table:style-name="ce26"/>
          <table:table-cell table:style-name="ce14" office:value-type="float" office:value="5" calcext:value-type="float" table:number-columns-spanned="3" table:number-rows-spanned="1">
            <text:p>5</text:p>
          </table:table-cell>
          <table:covered-table-cell table:style-name="ce13"/>
          <table:covered-table-cell table:style-name="ce26"/>
          <table:table-cell table:number-columns-repeated="1008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1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11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9" office:value-type="float" office:value="85.15" calcext:value-type="float">
            <text:p>85.15</text:p>
          </table:table-cell>
          <table:table-cell table:style-name="ce22" office:value-type="float" office:value="78.18" calcext:value-type="float">
            <text:p>78.18</text:p>
          </table:table-cell>
          <table:table-cell table:style-name="ce25" office:value-type="float" office:value="81.52" calcext:value-type="float">
            <text:p>81.52</text:p>
          </table:table-cell>
          <table:table-cell table:style-name="ce9" office:value-type="float" office:value="84.62" calcext:value-type="float">
            <text:p>84.62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2.25" calcext:value-type="float">
            <text:p>82.25</text:p>
          </table:table-cell>
          <table:table-cell table:style-name="ce9" office:value-type="float" office:value="81.9" calcext:value-type="float">
            <text:p>81.9</text:p>
          </table:table-cell>
          <table:table-cell table:style-name="ce22" office:value-type="float" office:value="78.18" calcext:value-type="float">
            <text:p>78.18</text:p>
          </table:table-cell>
          <table:table-cell table:style-name="ce28" office:value-type="float" office:value="80" calcext:value-type="float">
            <text:p>80</text:p>
          </table:table-cell>
          <table:table-cell table:style-name="ce12" office:value-type="float" office:value="84.16" calcext:value-type="float">
            <text:p>84.16</text:p>
          </table:table-cell>
          <table:table-cell table:style-name="ce24" office:value-type="float" office:value="77.27" calcext:value-type="float">
            <text:p>77.27</text:p>
          </table:table-cell>
          <table:table-cell table:style-name="ce34" office:value-type="float" office:value="80.57" calcext:value-type="float">
            <text:p>80.57</text:p>
          </table:table-cell>
          <table:table-cell table:style-name="ce9" office:value-type="float" office:value="81.9" calcext:value-type="float">
            <text:p>81.9</text:p>
          </table:table-cell>
          <table:table-cell table:style-name="ce22" office:value-type="float" office:value="78.18" calcext:value-type="float">
            <text:p>78.18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9" office:value-type="float" office:value="79.17" calcext:value-type="float">
            <text:p>79.17</text:p>
          </table:table-cell>
          <table:table-cell table:style-name="ce22" office:value-type="float" office:value="79.17" calcext:value-type="float">
            <text:p>79.17</text:p>
          </table:table-cell>
          <table:table-cell table:style-name="ce25" office:value-type="float" office:value="79.17" calcext:value-type="float">
            <text:p>79.17</text:p>
          </table:table-cell>
          <table:table-cell table:style-name="ce9" office:value-type="float" office:value="79.86" calcext:value-type="float">
            <text:p>79.86</text:p>
          </table:table-cell>
          <table:table-cell table:style-name="ce22" office:value-type="float" office:value="79.86" calcext:value-type="float">
            <text:p>79.86</text:p>
          </table:table-cell>
          <table:table-cell table:style-name="ce28" office:value-type="float" office:value="79.86" calcext:value-type="float">
            <text:p>79.86</text:p>
          </table:table-cell>
          <table:table-cell table:style-name="ce9" office:value-type="float" office:value="79.02" calcext:value-type="float">
            <text:p>79.02</text:p>
          </table:table-cell>
          <table:table-cell table:style-name="ce24" office:value-type="float" office:value="78.47" calcext:value-type="float">
            <text:p>78.47</text:p>
          </table:table-cell>
          <table:table-cell table:style-name="ce28" office:value-type="float" office:value="78.74" calcext:value-type="float">
            <text:p>78.74</text:p>
          </table:table-cell>
          <table:table-cell table:style-name="ce12" office:value-type="float" office:value="79.71" calcext:value-type="float">
            <text:p>79.71</text:p>
          </table:table-cell>
          <table:table-cell table:style-name="ce24" office:value-type="float" office:value="76.39" calcext:value-type="float">
            <text:p>76.39</text:p>
          </table:table-cell>
          <table:table-cell table:style-name="ce28" office:value-type="float" office:value="78.01" calcext:value-type="float">
            <text:p>78.01</text:p>
          </table:table-cell>
          <table:table-cell table:style-name="ce9" office:value-type="float" office:value="77.03" calcext:value-type="float">
            <text:p>77.03</text:p>
          </table:table-cell>
          <table:table-cell table:style-name="ce24" office:value-type="float" office:value="79.17" calcext:value-type="float">
            <text:p>79.17</text:p>
          </table:table-cell>
          <table:table-cell table:style-name="ce28" office:value-type="float" office:value="78.09" calcext:value-type="float">
            <text:p>78.0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9" office:value-type="float" office:value="75.56" calcext:value-type="float">
            <text:p>75.56</text:p>
          </table:table-cell>
          <table:table-cell table:style-name="ce22" office:value-type="float" office:value="65.38" calcext:value-type="float">
            <text:p>65.38</text:p>
          </table:table-cell>
          <table:table-cell table:style-name="ce6" office:value-type="float" office:value="70.1" calcext:value-type="float">
            <text:p>70.1</text:p>
          </table:table-cell>
          <table:table-cell table:style-name="ce9" office:value-type="float" office:value="72.34" calcext:value-type="float">
            <text:p>72.34</text:p>
          </table:table-cell>
          <table:table-cell table:style-name="ce22" office:value-type="float" office:value="65.38" calcext:value-type="float">
            <text:p>65.38</text:p>
          </table:table-cell>
          <table:table-cell table:style-name="ce28" office:value-type="float" office:value="68.68" calcext:value-type="float">
            <text:p>68.68</text:p>
          </table:table-cell>
          <table:table-cell table:style-name="ce9" office:value-type="float" office:value="76.09" calcext:value-type="float">
            <text:p>76.09</text:p>
          </table:table-cell>
          <table:table-cell table:style-name="ce24" office:value-type="float" office:value="67.31" calcext:value-type="float">
            <text:p>67.31</text:p>
          </table:table-cell>
          <table:table-cell table:style-name="ce28" office:value-type="float" office:value="71.43" calcext:value-type="float">
            <text:p>71.43</text:p>
          </table:table-cell>
          <table:table-cell table:style-name="ce12" office:value-type="float" office:value="76.09" calcext:value-type="float">
            <text:p>76.09</text:p>
          </table:table-cell>
          <table:table-cell table:style-name="ce24" office:value-type="float" office:value="67.31" calcext:value-type="float">
            <text:p>67.31</text:p>
          </table:table-cell>
          <table:table-cell table:style-name="ce28" office:value-type="float" office:value="71.43" calcext:value-type="float">
            <text:p>71.43</text:p>
          </table:table-cell>
          <table:table-cell table:style-name="ce9" office:value-type="float" office:value="73.91" calcext:value-type="float">
            <text:p>73.91</text:p>
          </table:table-cell>
          <table:table-cell table:style-name="ce24" office:value-type="float" office:value="65.38" calcext:value-type="float">
            <text:p>65.38</text:p>
          </table:table-cell>
          <table:table-cell table:style-name="ce28" office:value-type="float" office:value="69.38" calcext:value-type="float">
            <text:p>69.3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9" office:value-type="float" office:value="78.57" calcext:value-type="float">
            <text:p>78.57</text:p>
          </table:table-cell>
          <table:table-cell table:style-name="ce22" office:value-type="float" office:value="84.62" calcext:value-type="float">
            <text:p>84.62</text:p>
          </table:table-cell>
          <table:table-cell table:style-name="ce25" office:value-type="float" office:value="81.48" calcext:value-type="float">
            <text:p>81.48</text:p>
          </table:table-cell>
          <table:table-cell table:style-name="ce9" office:value-type="float" office:value="78.57" calcext:value-type="float">
            <text:p>78.57</text:p>
          </table:table-cell>
          <table:table-cell table:style-name="ce22" office:value-type="float" office:value="84.62" calcext:value-type="float">
            <text:p>84.62</text:p>
          </table:table-cell>
          <table:table-cell table:style-name="ce28" office:value-type="float" office:value="81.48" calcext:value-type="float">
            <text:p>81.48</text:p>
          </table:table-cell>
          <table:table-cell table:style-name="ce9" office:value-type="float" office:value="65.62" calcext:value-type="float">
            <text:p>65.62</text:p>
          </table:table-cell>
          <table:table-cell table:style-name="ce24" office:value-type="float" office:value="80.77" calcext:value-type="float">
            <text:p>80.77</text:p>
          </table:table-cell>
          <table:table-cell table:style-name="ce28" office:value-type="float" office:value="72.41" calcext:value-type="float">
            <text:p>72.41</text:p>
          </table:table-cell>
          <table:table-cell table:style-name="ce12" office:value-type="float" office:value="75.86" calcext:value-type="float">
            <text:p>75.86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73.33" calcext:value-type="float">
            <text:p>73.33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28" office:value-type="float" office:value="78.57" calcext:value-type="float">
            <text:p>78.5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9" office:value-type="float" office:value="85.58" calcext:value-type="float">
            <text:p>85.58</text:p>
          </table:table-cell>
          <table:table-cell table:style-name="ce22" office:value-type="float" office:value="81.65" calcext:value-type="float">
            <text:p>81.65</text:p>
          </table:table-cell>
          <table:table-cell table:style-name="ce25" office:value-type="float" office:value="83.57" calcext:value-type="float">
            <text:p>83.57</text:p>
          </table:table-cell>
          <table:table-cell table:style-name="ce9" office:value-type="float" office:value="85.58" calcext:value-type="float">
            <text:p>85.58</text:p>
          </table:table-cell>
          <table:table-cell table:style-name="ce22" office:value-type="float" office:value="81.65" calcext:value-type="float">
            <text:p>81.65</text:p>
          </table:table-cell>
          <table:table-cell table:style-name="ce28" office:value-type="float" office:value="83.57" calcext:value-type="float">
            <text:p>83.57</text:p>
          </table:table-cell>
          <table:table-cell table:style-name="ce9" office:value-type="float" office:value="85.58" calcext:value-type="float">
            <text:p>85.58</text:p>
          </table:table-cell>
          <table:table-cell table:style-name="ce22" office:value-type="float" office:value="81.65" calcext:value-type="float">
            <text:p>81.65</text:p>
          </table:table-cell>
          <table:table-cell table:style-name="ce28" office:value-type="float" office:value="83.57" calcext:value-type="float">
            <text:p>83.57</text:p>
          </table:table-cell>
          <table:table-cell table:style-name="ce12" office:value-type="float" office:value="87.5" calcext:value-type="float">
            <text:p>87.5</text:p>
          </table:table-cell>
          <table:table-cell table:style-name="ce24" office:value-type="float" office:value="83.49" calcext:value-type="float">
            <text:p>83.49</text:p>
          </table:table-cell>
          <table:table-cell table:style-name="ce28" office:value-type="float" office:value="85.45" calcext:value-type="float">
            <text:p>85.45</text:p>
          </table:table-cell>
          <table:table-cell table:style-name="ce9" office:value-type="float" office:value="83.02" calcext:value-type="float">
            <text:p>83.02</text:p>
          </table:table-cell>
          <table:table-cell table:style-name="ce24" office:value-type="float" office:value="80.73" calcext:value-type="float">
            <text:p>80.73</text:p>
          </table:table-cell>
          <table:table-cell table:style-name="ce28" office:value-type="float" office:value="81.86" calcext:value-type="float">
            <text:p>81.8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9" office:value-type="float" office:value="74.36" calcext:value-type="float">
            <text:p>74.36</text:p>
          </table:table-cell>
          <table:table-cell table:style-name="ce22" office:value-type="float" office:value="64.44" calcext:value-type="float">
            <text:p>64.44</text:p>
          </table:table-cell>
          <table:table-cell table:style-name="ce25" office:value-type="float" office:value="69.05" calcext:value-type="float">
            <text:p>69.05</text:p>
          </table:table-cell>
          <table:table-cell table:style-name="ce9" office:value-type="float" office:value="74.36" calcext:value-type="float">
            <text:p>74.36</text:p>
          </table:table-cell>
          <table:table-cell table:style-name="ce22" office:value-type="float" office:value="64.44" calcext:value-type="float">
            <text:p>64.44</text:p>
          </table:table-cell>
          <table:table-cell table:style-name="ce28" office:value-type="float" office:value="69.05" calcext:value-type="float">
            <text:p>69.05</text:p>
          </table:table-cell>
          <table:table-cell table:style-name="ce9" office:value-type="float" office:value="76.32" calcext:value-type="float">
            <text:p>76.32</text:p>
          </table:table-cell>
          <table:table-cell table:style-name="ce24" office:value-type="float" office:value="64.44" calcext:value-type="float">
            <text:p>64.44</text:p>
          </table:table-cell>
          <table:table-cell table:style-name="ce28" office:value-type="float" office:value="69.88" calcext:value-type="float">
            <text:p>69.88</text:p>
          </table:table-cell>
          <table:table-cell table:style-name="ce12" office:value-type="float" office:value="74.36" calcext:value-type="float">
            <text:p>74.36</text:p>
          </table:table-cell>
          <table:table-cell table:style-name="ce22" office:value-type="float" office:value="64.44" calcext:value-type="float">
            <text:p>64.44</text:p>
          </table:table-cell>
          <table:table-cell table:style-name="ce28" office:value-type="float" office:value="69.05" calcext:value-type="float">
            <text:p>69.05</text:p>
          </table:table-cell>
          <table:table-cell table:style-name="ce9" office:value-type="float" office:value="74.36" calcext:value-type="float">
            <text:p>74.36</text:p>
          </table:table-cell>
          <table:table-cell table:style-name="ce22" office:value-type="float" office:value="64.44" calcext:value-type="float">
            <text:p>64.44</text:p>
          </table:table-cell>
          <table:table-cell table:style-name="ce28" office:value-type="float" office:value="69.05" calcext:value-type="float">
            <text:p>69.0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9" office:value-type="float" office:value="77.78" calcext:value-type="float">
            <text:p>77.78</text:p>
          </table:table-cell>
          <table:table-cell table:style-name="ce22" office:value-type="float" office:value="68.85" calcext:value-type="float">
            <text:p>68.85</text:p>
          </table:table-cell>
          <table:table-cell table:style-name="ce25" office:value-type="float" office:value="73.04" calcext:value-type="float">
            <text:p>73.04</text:p>
          </table:table-cell>
          <table:table-cell table:style-name="ce9" office:value-type="float" office:value="76.79" calcext:value-type="float">
            <text:p>76.79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3.51" calcext:value-type="float">
            <text:p>73.51</text:p>
          </table:table-cell>
          <table:table-cell table:style-name="ce9" office:value-type="float" office:value="81.13" calcext:value-type="float">
            <text:p>81.13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5.44" calcext:value-type="float">
            <text:p>75.44</text:p>
          </table:table-cell>
          <table:table-cell table:style-name="ce12" office:value-type="float" office:value="74.07" calcext:value-type="float">
            <text:p>74.07</text:p>
          </table:table-cell>
          <table:table-cell table:style-name="ce24" office:value-type="float" office:value="65.57" calcext:value-type="float">
            <text:p>65.57</text:p>
          </table:table-cell>
          <table:table-cell table:style-name="ce28" office:value-type="float" office:value="69.56" calcext:value-type="float">
            <text:p>69.56</text:p>
          </table:table-cell>
          <table:table-cell table:style-name="ce9" office:value-type="float" office:value="71.19" calcext:value-type="float">
            <text:p>71.19</text:p>
          </table:table-cell>
          <table:table-cell table:style-name="ce24" office:value-type="float" office:value="68.85" calcext:value-type="float">
            <text:p>68.85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8" office:value-type="float" office:value="62.79" calcext:value-type="float">
            <text:p>62.79</text:p>
          </table:table-cell>
          <table:table-cell table:style-name="ce23" office:value-type="float" office:value="57.45" calcext:value-type="float">
            <text:p>57.45</text:p>
          </table:table-cell>
          <table:table-cell table:style-name="ce23" office:value-type="float" office:value="60" calcext:value-type="float">
            <text:p>60</text:p>
          </table:table-cell>
          <table:table-cell table:style-name="ce8" office:value-type="float" office:value="59.09" calcext:value-type="float">
            <text:p>59.09</text:p>
          </table:table-cell>
          <table:table-cell table:style-name="ce23" office:value-type="float" office:value="55.32" calcext:value-type="float">
            <text:p>55.32</text:p>
          </table:table-cell>
          <table:table-cell table:style-name="ce29" office:value-type="float" office:value="57.14" calcext:value-type="float">
            <text:p>57.14</text:p>
          </table:table-cell>
          <table:table-cell table:style-name="ce8" office:value-type="float" office:value="60" calcext:value-type="float">
            <text:p>60</text:p>
          </table:table-cell>
          <table:table-cell table:style-name="ce21" office:value-type="float" office:value="57.45" calcext:value-type="float">
            <text:p>57.45</text:p>
          </table:table-cell>
          <table:table-cell table:style-name="ce29" office:value-type="float" office:value="58.7" calcext:value-type="float">
            <text:p>58.7</text:p>
          </table:table-cell>
          <table:table-cell table:style-name="ce11" office:value-type="float" office:value="60" calcext:value-type="float">
            <text:p>60</text:p>
          </table:table-cell>
          <table:table-cell table:style-name="ce21" office:value-type="float" office:value="57.45" calcext:value-type="float">
            <text:p>57.45</text:p>
          </table:table-cell>
          <table:table-cell table:style-name="ce29" office:value-type="float" office:value="58.7" calcext:value-type="float">
            <text:p>58.7</text:p>
          </table:table-cell>
          <table:table-cell table:style-name="ce8" office:value-type="float" office:value="57.45" calcext:value-type="float">
            <text:p>57.45</text:p>
          </table:table-cell>
          <table:table-cell table:style-name="ce21" office:value-type="float" office:value="57.45" calcext:value-type="float">
            <text:p>57.45</text:p>
          </table:table-cell>
          <table:table-cell table:style-name="ce27" office:value-type="float" office:value="57.45" calcext:value-type="float">
            <text:p>57.4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8:.B45])" office:value-type="float" office:value="77.37" calcext:value-type="float">
            <text:p>77.37</text:p>
          </table:table-cell>
          <table:table-cell table:style-name="ce13" table:formula="of:=AVERAGE([.C38:.C45])" office:value-type="float" office:value="72.4675" calcext:value-type="float">
            <text:p>72.4675</text:p>
          </table:table-cell>
          <table:table-cell table:style-name="ce13" table:formula="of:=AVERAGE([.D38:.D45])" office:value-type="float" office:value="74.74125" calcext:value-type="float">
            <text:p>74.74125</text:p>
          </table:table-cell>
          <table:table-cell table:style-name="ce7" table:formula="of:=AVERAGE([.E38:.E45])" office:value-type="float" office:value="76.40125" calcext:value-type="float">
            <text:p>76.40125</text:p>
          </table:table-cell>
          <table:table-cell table:style-name="ce13" table:formula="of:=AVERAGE([.F38:.F45])" office:value-type="float" office:value="72.72" calcext:value-type="float">
            <text:p>72.72</text:p>
          </table:table-cell>
          <table:table-cell table:style-name="ce26" table:formula="of:=AVERAGE([.G38:.G45])" office:value-type="float" office:value="74.4425" calcext:value-type="float">
            <text:p>74.4425</text:p>
          </table:table-cell>
          <table:table-cell table:style-name="ce7" table:formula="of:=AVERAGE([.H38:.H45])" office:value-type="float" office:value="75.7075" calcext:value-type="float">
            <text:p>75.7075</text:p>
          </table:table-cell>
          <table:table-cell table:style-name="ce13" table:formula="of:=AVERAGE([.I38:.I45])" office:value-type="float" office:value="72.345" calcext:value-type="float">
            <text:p>72.345</text:p>
          </table:table-cell>
          <table:table-cell table:style-name="ce26" table:formula="of:=AVERAGE([.J38:.J45])" office:value-type="float" office:value="73.77125" calcext:value-type="float">
            <text:p>73.77125</text:p>
          </table:table-cell>
          <table:table-cell table:style-name="ce13" table:formula="of:=AVERAGE([.K38:.K45])" office:value-type="float" office:value="76.46875" calcext:value-type="float">
            <text:p>76.46875</text:p>
          </table:table-cell>
          <table:table-cell table:style-name="ce13" table:formula="of:=AVERAGE([.L38:.L45])" office:value-type="float" office:value="72.0675" calcext:value-type="float">
            <text:p>72.0675</text:p>
          </table:table-cell>
          <table:table-cell table:style-name="ce13" table:formula="of:=AVERAGE([.M38:.M45])" office:value-type="float" office:value="74.09625" calcext:value-type="float">
            <text:p>74.09625</text:p>
          </table:table-cell>
          <table:table-cell table:style-name="ce7" table:formula="of:=AVERAGE([.N38:.N45])" office:value-type="float" office:value="74.02375" calcext:value-type="float">
            <text:p>74.02375</text:p>
          </table:table-cell>
          <table:table-cell table:style-name="ce13" table:formula="of:=AVERAGE([.O38:.O45])" office:value-type="float" office:value="72.3525" calcext:value-type="float">
            <text:p>72.3525</text:p>
          </table:table-cell>
          <table:table-cell table:style-name="ce26" table:formula="of:=AVERAGE([.P38:.P45])" office:value-type="float" office:value="73.05" calcext:value-type="float">
            <text:p>73.05</text:p>
          </table:table-cell>
          <table:table-cell table:number-columns-repeated="3"/>
          <table:table-cell table:style-name="Default" table:number-columns-repeated="16"/>
          <table:table-cell table:number-columns-repeated="989"/>
        </table:table-row>
        <table:table-row table:style-name="ro1">
          <table:table-cell table:number-columns-repeated="19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3" table:number-rows-spanned="1">
            <text:p>1+rule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abner w 1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1_2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Abner w 3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4_2</text:p>
          </table:table-cell>
          <table:covered-table-cell table:style-name="ce13"/>
          <table:covered-table-cell table:style-name="ce26"/>
          <table:table-cell table:number-columns-repeated="3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number-columns-repeated="3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9" office:value-type="float" office:value="94.68" calcext:value-type="float">
            <text:p>94.68</text:p>
          </table:table-cell>
          <table:table-cell table:style-name="ce22" office:value-type="float" office:value="80.91" calcext:value-type="float">
            <text:p>80.91</text:p>
          </table:table-cell>
          <table:table-cell table:style-name="ce28" office:value-type="float" office:value="87.26" calcext:value-type="float">
            <text:p>87.26</text:p>
          </table:table-cell>
          <table:table-cell table:style-name="ce9" office:value-type="float" office:value="90.11" calcext:value-type="float">
            <text:p>90.11</text:p>
          </table:table-cell>
          <table:table-cell table:style-name="ce22" office:value-type="float" office:value="74.55" calcext:value-type="float">
            <text:p>74.55</text:p>
          </table:table-cell>
          <table:table-cell table:style-name="ce28" office:value-type="float" office:value="81.59" calcext:value-type="float">
            <text:p>81.59</text:p>
          </table:table-cell>
          <table:table-cell table:style-name="ce9" office:value-type="float" office:value="94.51" calcext:value-type="float">
            <text:p>94.51</text:p>
          </table:table-cell>
          <table:table-cell table:style-name="ce22" office:value-type="float" office:value="78.18" calcext:value-type="float">
            <text:p>78.18</text:p>
          </table:table-cell>
          <table:table-cell table:style-name="ce28" office:value-type="float" office:value="85.37" calcext:value-type="float">
            <text:p>85.37</text:p>
          </table:table-cell>
          <table:table-cell table:style-name="ce9" office:value-type="float" office:value="91.58" calcext:value-type="float">
            <text:p>91.58</text:p>
          </table:table-cell>
          <table:table-cell table:style-name="ce22" office:value-type="float" office:value="79.09" calcext:value-type="float">
            <text:p>79.09</text:p>
          </table:table-cell>
          <table:table-cell table:style-name="ce28" office:value-type="float" office:value="84.88" calcext:value-type="float">
            <text:p>84.88</text:p>
          </table:table-cell>
          <table:table-cell table:style-name="ce9" office:value-type="float" office:value="94.51" calcext:value-type="float">
            <text:p>94.51</text:p>
          </table:table-cell>
          <table:table-cell table:style-name="ce22" office:value-type="float" office:value="78.18" calcext:value-type="float">
            <text:p>78.18</text:p>
          </table:table-cell>
          <table:table-cell table:style-name="ce28" office:value-type="float" office:value="85.37" calcext:value-type="float">
            <text:p>85.37</text:p>
          </table:table-cell>
          <table:table-cell table:style-name="Default" office:value-type="float" office:value="0.185185185185185" calcext:value-type="float">
            <text:p>0.1851851852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9" office:value-type="float" office:value="89.13" calcext:value-type="float">
            <text:p>89.13</text:p>
          </table:table-cell>
          <table:table-cell table:style-name="ce24" office:value-type="float" office:value="85.42" calcext:value-type="float">
            <text:p>85.42</text:p>
          </table:table-cell>
          <table:table-cell table:style-name="ce28" office:value-type="float" office:value="87.24" calcext:value-type="float">
            <text:p>87.24</text:p>
          </table:table-cell>
          <table:table-cell table:style-name="ce9" office:value-type="float" office:value="88.81" calcext:value-type="float">
            <text:p>88.81</text:p>
          </table:table-cell>
          <table:table-cell table:style-name="ce24" office:value-type="float" office:value="82.64" calcext:value-type="float">
            <text:p>82.64</text:p>
          </table:table-cell>
          <table:table-cell table:style-name="ce28" office:value-type="float" office:value="85.61" calcext:value-type="float">
            <text:p>85.61</text:p>
          </table:table-cell>
          <table:table-cell table:style-name="ce9" office:value-type="float" office:value="90.98" calcext:value-type="float">
            <text:p>90.98</text:p>
          </table:table-cell>
          <table:table-cell table:style-name="ce24" office:value-type="float" office:value="84.03" calcext:value-type="float">
            <text:p>84.03</text:p>
          </table:table-cell>
          <table:table-cell table:style-name="ce28" office:value-type="float" office:value="87.37" calcext:value-type="float">
            <text:p>87.37</text:p>
          </table:table-cell>
          <table:table-cell table:style-name="ce9" office:value-type="float" office:value="90.15" calcext:value-type="float">
            <text:p>90.15</text:p>
          </table:table-cell>
          <table:table-cell table:style-name="ce24" office:value-type="float" office:value="82.64" calcext:value-type="float">
            <text:p>82.64</text:p>
          </table:table-cell>
          <table:table-cell table:style-name="ce28" office:value-type="float" office:value="86.23" calcext:value-type="float">
            <text:p>86.23</text:p>
          </table:table-cell>
          <table:table-cell table:style-name="ce9" office:value-type="float" office:value="91.54" calcext:value-type="float">
            <text:p>91.54</text:p>
          </table:table-cell>
          <table:table-cell table:style-name="ce24" office:value-type="float" office:value="82.64" calcext:value-type="float">
            <text:p>82.64</text:p>
          </table:table-cell>
          <table:table-cell table:style-name="ce28" office:value-type="float" office:value="86.86" calcext:value-type="float">
            <text:p>86.86</text:p>
          </table:table-cell>
          <table:table-cell table:style-name="Default" office:value-type="float" office:value="0.242424242424242" calcext:value-type="float">
            <text:p>0.2424242424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9" office:value-type="float" office:value="88.64" calcext:value-type="float">
            <text:p>88.64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81.25" calcext:value-type="float">
            <text:p>81.25</text:p>
          </table:table-cell>
          <table:table-cell table:style-name="ce9" office:value-type="float" office:value="89.36" calcext:value-type="float">
            <text:p>89.36</text:p>
          </table:table-cell>
          <table:table-cell table:style-name="ce24" office:value-type="float" office:value="80.77" calcext:value-type="float">
            <text:p>80.77</text:p>
          </table:table-cell>
          <table:table-cell table:style-name="ce28" office:value-type="float" office:value="84.85" calcext:value-type="float">
            <text:p>84.85</text:p>
          </table:table-cell>
          <table:table-cell table:style-name="ce9" office:value-type="float" office:value="90.91" calcext:value-type="float">
            <text:p>90.91</text:p>
          </table:table-cell>
          <table:table-cell table:style-name="ce24" office:value-type="float" office:value="76.92" calcext:value-type="float">
            <text:p>76.92</text:p>
          </table:table-cell>
          <table:table-cell table:style-name="ce28" office:value-type="float" office:value="83.33" calcext:value-type="float">
            <text:p>83.33</text:p>
          </table:table-cell>
          <table:table-cell table:style-name="ce9" office:value-type="float" office:value="86.36" calcext:value-type="float">
            <text:p>86.36</text:p>
          </table:table-cell>
          <table:table-cell table:style-name="ce24" office:value-type="float" office:value="73.08" calcext:value-type="float">
            <text:p>73.08</text:p>
          </table:table-cell>
          <table:table-cell table:style-name="ce28" office:value-type="float" office:value="79.17" calcext:value-type="float">
            <text:p>79.17</text:p>
          </table:table-cell>
          <table:table-cell table:style-name="ce9" office:value-type="float" office:value="88.37" calcext:value-type="float">
            <text:p>88.37</text:p>
          </table:table-cell>
          <table:table-cell table:style-name="ce24" office:value-type="float" office:value="73.08" calcext:value-type="float">
            <text:p>73.08</text:p>
          </table:table-cell>
          <table:table-cell table:style-name="ce28" office:value-type="float" office:value="80" calcext:value-type="float">
            <text:p>80</text:p>
          </table:table-cell>
          <table:table-cell table:style-name="Default" office:value-type="float" office:value="0.0875420875420875" calcext:value-type="float">
            <text:p>0.0875420875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9" office:value-type="float" office:value="85.19" calcext:value-type="float">
            <text:p>85.19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6.79" calcext:value-type="float">
            <text:p>86.79</text:p>
          </table:table-cell>
          <table:table-cell table:style-name="ce9" office:value-type="float" office:value="76.67" calcext:value-type="float">
            <text:p>76.67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2.14" calcext:value-type="float">
            <text:p>82.14</text:p>
          </table:table-cell>
          <table:table-cell table:style-name="ce9" office:value-type="float" office:value="82.76" calcext:value-type="float">
            <text:p>82.76</text:p>
          </table:table-cell>
          <table:table-cell table:style-name="ce24" office:value-type="float" office:value="92.31" calcext:value-type="float">
            <text:p>92.31</text:p>
          </table:table-cell>
          <table:table-cell table:style-name="ce28" office:value-type="float" office:value="87.27" calcext:value-type="float">
            <text:p>87.27</text:p>
          </table:table-cell>
          <table:table-cell table:style-name="ce9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5.18" calcext:value-type="float">
            <text:p>85.18</text:p>
          </table:table-cell>
          <table:table-cell table:style-name="ce9" office:value-type="float" office:value="85.71" calcext:value-type="float">
            <text:p>85.71</text:p>
          </table:table-cell>
          <table:table-cell table:style-name="ce24" office:value-type="float" office:value="92.31" calcext:value-type="float">
            <text:p>92.31</text:p>
          </table:table-cell>
          <table:table-cell table:style-name="ce28" office:value-type="float" office:value="88.89" calcext:value-type="float">
            <text:p>88.89</text:p>
          </table:table-cell>
          <table:table-cell table:style-name="Default" office:value-type="float" office:value="0.0437710437710438" calcext:value-type="float">
            <text:p>0.0437710438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9" office:value-type="float" office:value="94.85" calcext:value-type="float">
            <text:p>94.85</text:p>
          </table:table-cell>
          <table:table-cell table:style-name="ce24" office:value-type="float" office:value="84.4" calcext:value-type="float">
            <text:p>84.4</text:p>
          </table:table-cell>
          <table:table-cell table:style-name="ce28" office:value-type="float" office:value="89.32" calcext:value-type="float">
            <text:p>89.32</text:p>
          </table:table-cell>
          <table:table-cell table:style-name="ce9" office:value-type="float" office:value="91.92" calcext:value-type="float">
            <text:p>91.92</text:p>
          </table:table-cell>
          <table:table-cell table:style-name="ce24" office:value-type="float" office:value="83.49" calcext:value-type="float">
            <text:p>83.49</text:p>
          </table:table-cell>
          <table:table-cell table:style-name="ce28" office:value-type="float" office:value="87.5" calcext:value-type="float">
            <text:p>87.5</text:p>
          </table:table-cell>
          <table:table-cell table:style-name="ce9" office:value-type="float" office:value="94.74" calcext:value-type="float">
            <text:p>94.74</text:p>
          </table:table-cell>
          <table:table-cell table:style-name="ce24" office:value-type="float" office:value="82.57" calcext:value-type="float">
            <text:p>82.57</text:p>
          </table:table-cell>
          <table:table-cell table:style-name="ce28" office:value-type="float" office:value="88.24" calcext:value-type="float">
            <text:p>88.24</text:p>
          </table:table-cell>
          <table:table-cell table:style-name="ce9" office:value-type="float" office:value="95.15" calcext:value-type="float">
            <text:p>95.15</text:p>
          </table:table-cell>
          <table:table-cell table:style-name="ce24" office:value-type="float" office:value="89.91" calcext:value-type="float">
            <text:p>89.91</text:p>
          </table:table-cell>
          <table:table-cell table:style-name="ce28" office:value-type="float" office:value="92.46" calcext:value-type="float">
            <text:p>92.46</text:p>
          </table:table-cell>
          <table:table-cell table:style-name="ce9" office:value-type="float" office:value="95.88" calcext:value-type="float">
            <text:p>95.88</text:p>
          </table:table-cell>
          <table:table-cell table:style-name="ce24" office:value-type="float" office:value="85.32" calcext:value-type="float">
            <text:p>85.32</text:p>
          </table:table-cell>
          <table:table-cell table:style-name="ce28" office:value-type="float" office:value="90.29" calcext:value-type="float">
            <text:p>90.29</text:p>
          </table:table-cell>
          <table:table-cell table:style-name="Default" office:value-type="float" office:value="0.183501683501684" calcext:value-type="float">
            <text:p>0.1835016835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9" office:value-type="float" office:value="95" calcext:value-type="float">
            <text:p>95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28" office:value-type="float" office:value="89.41" calcext:value-type="float">
            <text:p>89.41</text:p>
          </table:table-cell>
          <table:table-cell table:style-name="ce9"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6.75" calcext:value-type="float">
            <text:p>86.75</text:p>
          </table:table-cell>
          <table:table-cell table:style-name="ce9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7.81" calcext:value-type="float">
            <text:p>87.81</text:p>
          </table:table-cell>
          <table:table-cell table:style-name="ce9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7.81" calcext:value-type="float">
            <text:p>87.81</text:p>
          </table:table-cell>
          <table:table-cell table:style-name="ce9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7.81" calcext:value-type="float">
            <text:p>87.81</text:p>
          </table:table-cell>
          <table:table-cell table:style-name="Default" office:value-type="float" office:value="0.0757575757575758" calcext:value-type="float">
            <text:p>0.0757575758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9" office:value-type="float" office:value="90" calcext:value-type="float">
            <text:p>90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28" office:value-type="float" office:value="81.08" calcext:value-type="float">
            <text:p>81.08</text:p>
          </table:table-cell>
          <table:table-cell table:style-name="ce9" office:value-type="float" office:value="94" calcext:value-type="float">
            <text:p>94</text:p>
          </table:table-cell>
          <table:table-cell table:style-name="ce24" office:value-type="float" office:value="77.05" calcext:value-type="float">
            <text:p>77.05</text:p>
          </table:table-cell>
          <table:table-cell table:style-name="ce28" office:value-type="float" office:value="84.69" calcext:value-type="float">
            <text:p>84.69</text:p>
          </table:table-cell>
          <table:table-cell table:style-name="ce9" office:value-type="float" office:value="94" calcext:value-type="float">
            <text:p>94</text:p>
          </table:table-cell>
          <table:table-cell table:style-name="ce24" office:value-type="float" office:value="77.05" calcext:value-type="float">
            <text:p>77.05</text:p>
          </table:table-cell>
          <table:table-cell table:style-name="ce28" office:value-type="float" office:value="84.69" calcext:value-type="float">
            <text:p>84.69</text:p>
          </table:table-cell>
          <table:table-cell table:style-name="ce9" office:value-type="float" office:value="91.84" calcext:value-type="float">
            <text:p>91.84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28" office:value-type="float" office:value="81.82" calcext:value-type="float">
            <text:p>81.82</text:p>
          </table:table-cell>
          <table:table-cell table:style-name="ce9" office:value-type="float" office:value="91.84" calcext:value-type="float">
            <text:p>91.84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28" office:value-type="float" office:value="81.82" calcext:value-type="float">
            <text:p>81.82</text:p>
          </table:table-cell>
          <table:table-cell table:style-name="Default" office:value-type="float" office:value="0.102693602693603" calcext:value-type="float">
            <text:p>0.1026936027</text:p>
          </table:table-cell>
          <table:table-cell table:number-columns-repeated="2"/>
          <table:table-cell table:style-name="Default" table:number-columns-repeated="16"/>
          <table:table-cell table:number-columns-repeated="989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8" office:value-type="float" office:value="91.11" calcext:value-type="float">
            <text:p>91.11</text:p>
          </table:table-cell>
          <table:table-cell table:style-name="ce21" office:value-type="float" office:value="87.23" calcext:value-type="float">
            <text:p>87.23</text:p>
          </table:table-cell>
          <table:table-cell table:style-name="ce27" office:value-type="float" office:value="89.13" calcext:value-type="float">
            <text:p>89.13</text:p>
          </table:table-cell>
          <table:table-cell table:style-name="ce9" office:value-type="float" office:value="85.71" calcext:value-type="float">
            <text:p>85.71</text:p>
          </table:table-cell>
          <table:table-cell table:style-name="ce24" office:value-type="float" office:value="76.6" calcext:value-type="float">
            <text:p>76.6</text:p>
          </table:table-cell>
          <table:table-cell table:style-name="ce28" office:value-type="float" office:value="80.9" calcext:value-type="float">
            <text:p>80.9</text:p>
          </table:table-cell>
          <table:table-cell table:style-name="ce9" office:value-type="float" office:value="90.48" calcext:value-type="float">
            <text:p>90.48</text:p>
          </table:table-cell>
          <table:table-cell table:style-name="ce24" office:value-type="float" office:value="80.85" calcext:value-type="float">
            <text:p>80.85</text:p>
          </table:table-cell>
          <table:table-cell table:style-name="ce28" office:value-type="float" office:value="85.39" calcext:value-type="float">
            <text:p>85.39</text:p>
          </table:table-cell>
          <table:table-cell table:style-name="ce9" office:value-type="float" office:value="79.55" calcext:value-type="float">
            <text:p>79.55</text:p>
          </table:table-cell>
          <table:table-cell table:style-name="ce24" office:value-type="float" office:value="74.47" calcext:value-type="float">
            <text:p>74.47</text:p>
          </table:table-cell>
          <table:table-cell table:style-name="ce28" office:value-type="float" office:value="76.93" calcext:value-type="float">
            <text:p>76.93</text:p>
          </table:table-cell>
          <table:table-cell table:style-name="ce9" office:value-type="float" office:value="90.91" calcext:value-type="float">
            <text:p>90.91</text:p>
          </table:table-cell>
          <table:table-cell table:style-name="ce24" office:value-type="float" office:value="85.11" calcext:value-type="float">
            <text:p>85.11</text:p>
          </table:table-cell>
          <table:table-cell table:style-name="ce28" office:value-type="float" office:value="87.91" calcext:value-type="float">
            <text:p>87.91</text:p>
          </table:table-cell>
          <table:table-cell table:style-name="Default" office:value-type="float" office:value="0.0791245791245791" calcext:value-type="float">
            <text:p>0.079124579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50:.B57])" office:value-type="float" office:value="91.075" calcext:value-type="float">
            <text:p>91.075</text:p>
          </table:table-cell>
          <table:table-cell table:style-name="ce13" table:formula="of:=AVERAGE([.C50:.C57])" office:value-type="float" office:value="82.45375" calcext:value-type="float">
            <text:p>82.45375</text:p>
          </table:table-cell>
          <table:table-cell table:style-name="ce26" table:formula="of:=AVERAGE([.D50:.D57])" office:value-type="float" office:value="86.435" calcext:value-type="float">
            <text:p>86.435</text:p>
          </table:table-cell>
          <table:table-cell table:style-name="ce7" office:value-type="float" office:value="89.8751346801347" calcext:value-type="float">
            <text:p>89.8751346801</text:p>
          </table:table-cell>
          <table:table-cell table:style-name="ce13" office:value-type="float" office:value="80.1369023569024" calcext:value-type="float">
            <text:p>80.1369023569</text:p>
          </table:table-cell>
          <table:table-cell table:style-name="ce26" office:value-type="float" office:value="84.613164983165" calcext:value-type="float">
            <text:p>84.6131649832</text:p>
          </table:table-cell>
          <table:table-cell table:style-name="ce7" table:formula="of:=AVERAGE([.H50:.H57])" office:value-type="float" office:value="91.96" calcext:value-type="float">
            <text:p>91.96</text:p>
          </table:table-cell>
          <table:table-cell table:style-name="ce13" table:formula="of:=AVERAGE([.I50:.I57])" office:value-type="float" office:value="81.48875" calcext:value-type="float">
            <text:p>81.48875</text:p>
          </table:table-cell>
          <table:table-cell table:style-name="ce26" table:formula="of:=AVERAGE([.J50:.J57])" office:value-type="float" office:value="86.18375" calcext:value-type="float">
            <text:p>86.18375</text:p>
          </table:table-cell>
          <table:table-cell table:style-name="ce7" office:value-type="float" office:value="90.526430976431" calcext:value-type="float">
            <text:p>90.5264309764</text:p>
          </table:table-cell>
          <table:table-cell table:style-name="ce13" office:value-type="float" office:value="80.9771548821549" calcext:value-type="float">
            <text:p>80.9771548822</text:p>
          </table:table-cell>
          <table:table-cell table:style-name="ce26" office:value-type="float" office:value="85.3901683501683" calcext:value-type="float">
            <text:p>85.3901683502</text:p>
          </table:table-cell>
          <table:table-cell table:style-name="ce7" table:formula="of:=AVERAGE([.N50:.N57])" office:value-type="float" office:value="92.0075" calcext:value-type="float">
            <text:p>92.0075</text:p>
          </table:table-cell>
          <table:table-cell table:style-name="ce13" table:formula="of:=AVERAGE([.O50:.O57])" office:value-type="float" office:value="81.30125" calcext:value-type="float">
            <text:p>81.30125</text:p>
          </table:table-cell>
          <table:table-cell table:style-name="ce26" table:formula="of:=AVERAGE([.P50:.P57])" office:value-type="float" office:value="86.11875" calcext:value-type="float">
            <text:p>86.11875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6"/>
          <table:table-cell table:formula="of:=[.L3]/[.M3]*[.D50]" office:value-type="float" office:value="16.1592592592593" calcext:value-type="float">
            <text:p>16.1592592593</text:p>
          </table:table-cell>
          <table:table-cell table:formula="of:=[.L3]/[.M3]*[.E50]" office:value-type="float" office:value="16.687037037037" calcext:value-type="float">
            <text:p>16.687037037</text:p>
          </table:table-cell>
          <table:table-cell table:formula="of:=[.L3]/[.M3]*[.D50]" office:value-type="float" office:value="16.1592592592593" calcext:value-type="float">
            <text:p>16.1592592593</text:p>
          </table:table-cell>
          <table:table-cell table:style-name="Default" table:formula="of:=[.E50]*[.Q50]" office:value-type="float" office:value="16.687037037037" calcext:value-type="float">
            <text:p>16.687037037</text:p>
          </table:table-cell>
          <table:table-cell table:style-name="Default" table:formula="of:=[.F50]*[.Q50]" office:value-type="float" office:value="13.8055555555556" calcext:value-type="float">
            <text:p>13.8055555556</text:p>
          </table:table-cell>
          <table:table-cell table:style-name="Default" table:formula="of:=[.G50]*[.Q50]" office:value-type="float" office:value="15.1092592592593" calcext:value-type="float">
            <text:p>15.1092592593</text:p>
          </table:table-cell>
          <table:table-cell table:formula="of:=[.L3]/[.M3]*[.H50]" office:value-type="float" office:value="17.5018518518519" calcext:value-type="float">
            <text:p>17.5018518519</text:p>
          </table:table-cell>
          <table:table-cell table:formula="of:=[.L3]/[.M3]*[.I50]" office:value-type="float" office:value="14.4777777777778" calcext:value-type="float">
            <text:p>14.4777777778</text:p>
          </table:table-cell>
          <table:table-cell table:formula="of:=[.L3]/[.M3]*[.J50]" office:value-type="float" office:value="15.8092592592593" calcext:value-type="float">
            <text:p>15.8092592593</text:p>
          </table:table-cell>
          <table:table-cell table:style-name="Default" table:formula="of:=[.K50]*[.Q50]" office:value-type="float" office:value="16.9592592592593" calcext:value-type="float">
            <text:p>16.9592592593</text:p>
          </table:table-cell>
          <table:table-cell table:style-name="Default" table:formula="of:=[.L50]*[.Q50]" office:value-type="float" office:value="14.6462962962963" calcext:value-type="float">
            <text:p>14.6462962963</text:p>
          </table:table-cell>
          <table:table-cell table:style-name="Default" table:formula="of:=[.M50]*[.Q50]" office:value-type="float" office:value="15.7185185185185" calcext:value-type="float">
            <text:p>15.7185185185</text:p>
          </table:table-cell>
          <table:table-cell table:formula="of:=[.L3]/[.M3]*[.N50]" office:value-type="float" office:value="17.5018518518519" calcext:value-type="float">
            <text:p>17.5018518519</text:p>
          </table:table-cell>
          <table:table-cell table:formula="of:=[.L3]/[.M3]*[.O50]" office:value-type="float" office:value="14.4777777777778" calcext:value-type="float">
            <text:p>14.4777777778</text:p>
          </table:table-cell>
          <table:table-cell table:formula="of:=[.L3]/[.M3]*[.P50]" office:value-type="float" office:value="15.8092592592593" calcext:value-type="float">
            <text:p>15.8092592593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4]/[.M4]*[.D51]" office:value-type="float" office:value="21.1490909090909" calcext:value-type="float">
            <text:p>21.1490909091</text:p>
          </table:table-cell>
          <table:table-cell table:formula="of:=[.L4]/[.M4]*[.E51]" office:value-type="float" office:value="21.529696969697" calcext:value-type="float">
            <text:p>21.5296969697</text:p>
          </table:table-cell>
          <table:table-cell table:formula="of:=[.L4]/[.M4]*[.D51]" office:value-type="float" office:value="21.1490909090909" calcext:value-type="float">
            <text:p>21.1490909091</text:p>
          </table:table-cell>
          <table:table-cell table:style-name="Default" table:formula="of:=[.E51]*[.Q51]" office:value-type="float" office:value="21.529696969697" calcext:value-type="float">
            <text:p>21.5296969697</text:p>
          </table:table-cell>
          <table:table-cell table:style-name="Default" table:formula="of:=[.F51]*[.Q51]" office:value-type="float" office:value="20.0339393939394" calcext:value-type="float">
            <text:p>20.0339393939</text:p>
          </table:table-cell>
          <table:table-cell table:style-name="Default" table:formula="of:=[.G51]*[.Q51]" office:value-type="float" office:value="20.7539393939394" calcext:value-type="float">
            <text:p>20.7539393939</text:p>
          </table:table-cell>
          <table:table-cell table:formula="of:=[.L4]/[.M4]*[.H51]" office:value-type="float" office:value="22.0557575757576" calcext:value-type="float">
            <text:p>22.0557575758</text:p>
          </table:table-cell>
          <table:table-cell table:formula="of:=[.L4]/[.M4]*[.I51]" office:value-type="float" office:value="20.3709090909091" calcext:value-type="float">
            <text:p>20.3709090909</text:p>
          </table:table-cell>
          <table:table-cell table:formula="of:=[.L4]/[.M4]*[.J51]" office:value-type="float" office:value="21.1806060606061" calcext:value-type="float">
            <text:p>21.1806060606</text:p>
          </table:table-cell>
          <table:table-cell table:style-name="Default" table:formula="of:=[.K51]*[.Q51]" office:value-type="float" office:value="21.8545454545455" calcext:value-type="float">
            <text:p>21.8545454545</text:p>
          </table:table-cell>
          <table:table-cell table:style-name="Default" table:formula="of:=[.L51]*[.Q51]" office:value-type="float" office:value="20.0339393939394" calcext:value-type="float">
            <text:p>20.0339393939</text:p>
          </table:table-cell>
          <table:table-cell table:style-name="Default" table:formula="of:=[.M51]*[.Q51]" office:value-type="float" office:value="20.9042424242424" calcext:value-type="float">
            <text:p>20.9042424242</text:p>
          </table:table-cell>
          <table:table-cell table:formula="of:=[.L4]/[.M3]*[.N51]" office:value-type="float" office:value="22.1915151515152" calcext:value-type="float">
            <text:p>22.1915151515</text:p>
          </table:table-cell>
          <table:table-cell table:formula="of:=[.L4]/[.M4]*[.O51]" office:value-type="float" office:value="20.0339393939394" calcext:value-type="float">
            <text:p>20.0339393939</text:p>
          </table:table-cell>
          <table:table-cell table:formula="of:=[.L4]/[.M3]*[.P51]" office:value-type="float" office:value="21.0569696969697" calcext:value-type="float">
            <text:p>21.056969697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5]/[.M5]*[.D52]" office:value-type="float" office:value="7.11279461279461" calcext:value-type="float">
            <text:p>7.1127946128</text:p>
          </table:table-cell>
          <table:table-cell table:formula="of:=[.L5]/[.M5]*[.E52]" office:value-type="float" office:value="7.82276094276094" calcext:value-type="float">
            <text:p>7.8227609428</text:p>
          </table:table-cell>
          <table:table-cell table:formula="of:=[.L5]/[.M5]*[.D52]" office:value-type="float" office:value="7.11279461279461" calcext:value-type="float">
            <text:p>7.1127946128</text:p>
          </table:table-cell>
          <table:table-cell table:style-name="Default" table:formula="of:=[.E52]*[.Q52]" office:value-type="float" office:value="7.82276094276094" calcext:value-type="float">
            <text:p>7.8227609428</text:p>
          </table:table-cell>
          <table:table-cell table:style-name="Default" table:formula="of:=[.F52]*[.Q52]" office:value-type="float" office:value="7.07077441077441" calcext:value-type="float">
            <text:p>7.0707744108</text:p>
          </table:table-cell>
          <table:table-cell table:style-name="Default" table:formula="of:=[.G52]*[.Q52]" office:value-type="float" office:value="7.42794612794613" calcext:value-type="float">
            <text:p>7.4279461279</text:p>
          </table:table-cell>
          <table:table-cell table:formula="of:=[.L5]/[.M5]*[.H52]" office:value-type="float" office:value="7.95845117845118" calcext:value-type="float">
            <text:p>7.9584511785</text:p>
          </table:table-cell>
          <table:table-cell table:formula="of:=[.L5]/[.M5]*[.I52]" office:value-type="float" office:value="6.73373737373737" calcext:value-type="float">
            <text:p>6.7337373737</text:p>
          </table:table-cell>
          <table:table-cell table:formula="of:=[.L5]/[.M5]*[.J52]" office:value-type="float" office:value="7.29488215488216" calcext:value-type="float">
            <text:p>7.2948821549</text:p>
          </table:table-cell>
          <table:table-cell table:style-name="Default" table:formula="of:=[.K52]*[.Q52]" office:value-type="float" office:value="7.56013468013468" calcext:value-type="float">
            <text:p>7.5601346801</text:p>
          </table:table-cell>
          <table:table-cell table:style-name="Default" table:formula="of:=[.L52]*[.Q52]" office:value-type="float" office:value="6.39757575757576" calcext:value-type="float">
            <text:p>6.3975757576</text:p>
          </table:table-cell>
          <table:table-cell table:style-name="Default" table:formula="of:=[.M52]*[.Q52]" office:value-type="float" office:value="6.93070707070707" calcext:value-type="float">
            <text:p>6.9307070707</text:p>
          </table:table-cell>
          <table:table-cell table:formula="of:=[.L5]/[.M3]*[.N52]" office:value-type="float" office:value="7.73609427609428" calcext:value-type="float">
            <text:p>7.7360942761</text:p>
          </table:table-cell>
          <table:table-cell table:formula="of:=[.L5]/[.M5]*[.O52]" office:value-type="float" office:value="6.39757575757576" calcext:value-type="float">
            <text:p>6.3975757576</text:p>
          </table:table-cell>
          <table:table-cell table:formula="of:=[.L5]/[.M3]*[.P52]" office:value-type="float" office:value="7.003367003367" calcext:value-type="float">
            <text:p>7.0033670034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6]/[.M6]*[.D53]" office:value-type="float" office:value="3.79888888888889" calcext:value-type="float">
            <text:p>3.7988888889</text:p>
          </table:table-cell>
          <table:table-cell table:formula="of:=[.L6]/[.M6]*[.E53]" office:value-type="float" office:value="3.35592592592593" calcext:value-type="float">
            <text:p>3.3559259259</text:p>
          </table:table-cell>
          <table:table-cell table:formula="of:=[.L6]/[.M6]*[.D53]" office:value-type="float" office:value="3.79888888888889" calcext:value-type="float">
            <text:p>3.7988888889</text:p>
          </table:table-cell>
          <table:table-cell table:style-name="Default" table:formula="of:=[.E53]*[.Q53]" office:value-type="float" office:value="3.35592592592593" calcext:value-type="float">
            <text:p>3.3559259259</text:p>
          </table:table-cell>
          <table:table-cell table:style-name="Default" table:formula="of:=[.F53]*[.Q53]" office:value-type="float" office:value="3.87198653198653" calcext:value-type="float">
            <text:p>3.871986532</text:p>
          </table:table-cell>
          <table:table-cell table:style-name="Default" table:formula="of:=[.G53]*[.Q53]" office:value-type="float" office:value="3.59535353535354" calcext:value-type="float">
            <text:p>3.5953535354</text:p>
          </table:table-cell>
          <table:table-cell table:formula="of:=[.L6]/[.M6]*[.H53]" office:value-type="float" office:value="3.62249158249158" calcext:value-type="float">
            <text:p>3.6224915825</text:p>
          </table:table-cell>
          <table:table-cell table:formula="of:=[.L6]/[.M6]*[.I53]" office:value-type="float" office:value="4.04050505050505" calcext:value-type="float">
            <text:p>4.0405050505</text:p>
          </table:table-cell>
          <table:table-cell table:formula="of:=[.L6]/[.M6]*[.J53]" office:value-type="float" office:value="3.81989898989899" calcext:value-type="float">
            <text:p>3.8198989899</text:p>
          </table:table-cell>
          <table:table-cell table:style-name="Default" table:formula="of:=[.K53]*[.Q53]" office:value-type="float" office:value="3.59535353535354" calcext:value-type="float">
            <text:p>3.5953535354</text:p>
          </table:table-cell>
          <table:table-cell table:style-name="Default" table:formula="of:=[.L53]*[.Q53]" office:value-type="float" office:value="3.87198653198653" calcext:value-type="float">
            <text:p>3.871986532</text:p>
          </table:table-cell>
          <table:table-cell table:style-name="Default" table:formula="of:=[.M53]*[.Q53]" office:value-type="float" office:value="3.72841750841751" calcext:value-type="float">
            <text:p>3.7284175084</text:p>
          </table:table-cell>
          <table:table-cell table:formula="of:=[.L6]/[.M6]*[.N53]" office:value-type="float" office:value="3.75161616161616" calcext:value-type="float">
            <text:p>3.7516161616</text:p>
          </table:table-cell>
          <table:table-cell table:formula="of:=[.L6]/[.M6]*[.O53]" office:value-type="float" office:value="4.04050505050505" calcext:value-type="float">
            <text:p>4.0405050505</text:p>
          </table:table-cell>
          <table:table-cell table:formula="of:=[.L6]/[.M3]*[.P53]" office:value-type="float" office:value="3.89080808080808" calcext:value-type="float">
            <text:p>3.8908080808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7]/[.M7]*[.D54]" office:value-type="float" office:value="16.3903703703704" calcext:value-type="float">
            <text:p>16.3903703704</text:p>
          </table:table-cell>
          <table:table-cell table:formula="of:=[.L7]/[.M7]*[.E54]" office:value-type="float" office:value="16.8674747474747" calcext:value-type="float">
            <text:p>16.8674747475</text:p>
          </table:table-cell>
          <table:table-cell table:formula="of:=[.L7]/[.M7]*[.D54]" office:value-type="float" office:value="16.3903703703704" calcext:value-type="float">
            <text:p>16.3903703704</text:p>
          </table:table-cell>
          <table:table-cell table:style-name="Default" table:formula="of:=[.E54]*[.Q54]" office:value-type="float" office:value="16.8674747474747" calcext:value-type="float">
            <text:p>16.8674747475</text:p>
          </table:table-cell>
          <table:table-cell table:style-name="Default" table:formula="of:=[.F54]*[.Q54]" office:value-type="float" office:value="15.3205555555556" calcext:value-type="float">
            <text:p>15.3205555556</text:p>
          </table:table-cell>
          <table:table-cell table:style-name="Default" table:formula="of:=[.G54]*[.Q54]" office:value-type="float" office:value="16.0563973063973" calcext:value-type="float">
            <text:p>16.0563973064</text:p>
          </table:table-cell>
          <table:table-cell table:formula="of:=[.L7]/[.M7]*[.H54]" office:value-type="float" office:value="17.3849494949495" calcext:value-type="float">
            <text:p>17.3849494949</text:p>
          </table:table-cell>
          <table:table-cell table:formula="of:=[.L7]/[.M7]*[.I54]" office:value-type="float" office:value="15.151734006734" calcext:value-type="float">
            <text:p>15.1517340067</text:p>
          </table:table-cell>
          <table:table-cell table:formula="of:=[.L7]/[.M7]*[.J54]" office:value-type="float" office:value="16.1921885521886" calcext:value-type="float">
            <text:p>16.1921885522</text:p>
          </table:table-cell>
          <table:table-cell table:style-name="Default" table:formula="of:=[.K54]*[.Q54]" office:value-type="float" office:value="17.4601851851852" calcext:value-type="float">
            <text:p>17.4601851852</text:p>
          </table:table-cell>
          <table:table-cell table:style-name="Default" table:formula="of:=[.L54]*[.Q54]" office:value-type="float" office:value="16.4986363636364" calcext:value-type="float">
            <text:p>16.4986363636</text:p>
          </table:table-cell>
          <table:table-cell table:style-name="Default" table:formula="of:=[.M54]*[.Q54]" office:value-type="float" office:value="16.9665656565657" calcext:value-type="float">
            <text:p>16.9665656566</text:p>
          </table:table-cell>
          <table:table-cell table:formula="of:=[.L7]/[.M7]*[.N54]" office:value-type="float" office:value="17.5941414141414" calcext:value-type="float">
            <text:p>17.5941414141</text:p>
          </table:table-cell>
          <table:table-cell table:formula="of:=[.L7]/[.M7]*[.O54]" office:value-type="float" office:value="15.6563636363636" calcext:value-type="float">
            <text:p>15.6563636364</text:p>
          </table:table-cell>
          <table:table-cell table:formula="of:=[.L7]/[.M3]*[.P54]" office:value-type="float" office:value="16.568367003367" calcext:value-type="float">
            <text:p>16.5683670034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8]/[.M8]*[.D55]" office:value-type="float" office:value="6.77348484848485" calcext:value-type="float">
            <text:p>6.7734848485</text:p>
          </table:table-cell>
          <table:table-cell table:formula="of:=[.L8]/[.M8]*[.E55]" office:value-type="float" office:value="7.17727272727273" calcext:value-type="float">
            <text:p>7.1772727273</text:p>
          </table:table-cell>
          <table:table-cell table:formula="of:=[.L8]/[.M8]*[.D55]" office:value-type="float" office:value="6.77348484848485" calcext:value-type="float">
            <text:p>6.7734848485</text:p>
          </table:table-cell>
          <table:table-cell table:style-name="Default" table:formula="of:=[.E55]*[.Q55]" office:value-type="float" office:value="7.17727272727273" calcext:value-type="float">
            <text:p>7.1772727273</text:p>
          </table:table-cell>
          <table:table-cell table:style-name="Default" table:formula="of:=[.F55]*[.Q55]" office:value-type="float" office:value="6.06060606060606" calcext:value-type="float">
            <text:p>6.0606060606</text:p>
          </table:table-cell>
          <table:table-cell table:style-name="Default" table:formula="of:=[.G55]*[.Q55]" office:value-type="float" office:value="6.5719696969697" calcext:value-type="float">
            <text:p>6.571969697</text:p>
          </table:table-cell>
          <table:table-cell table:formula="of:=[.L8]/[.M8]*[.H55]" office:value-type="float" office:value="7.37121212121212" calcext:value-type="float">
            <text:p>7.3712121212</text:p>
          </table:table-cell>
          <table:table-cell table:formula="of:=[.L8]/[.M8]*[.I55]" office:value-type="float" office:value="6.06060606060606" calcext:value-type="float">
            <text:p>6.0606060606</text:p>
          </table:table-cell>
          <table:table-cell table:formula="of:=[.L8]/[.M8]*[.J55]" office:value-type="float" office:value="6.65227272727273" calcext:value-type="float">
            <text:p>6.6522727273</text:p>
          </table:table-cell>
          <table:table-cell table:style-name="Default" table:formula="of:=[.K55]*[.Q55]" office:value-type="float" office:value="7.37121212121212" calcext:value-type="float">
            <text:p>7.3712121212</text:p>
          </table:table-cell>
          <table:table-cell table:style-name="Default" table:formula="of:=[.L55]*[.Q55]" office:value-type="float" office:value="6.06060606060606" calcext:value-type="float">
            <text:p>6.0606060606</text:p>
          </table:table-cell>
          <table:table-cell table:style-name="Default" table:formula="of:=[.M55]*[.Q55]" office:value-type="float" office:value="6.65227272727273" calcext:value-type="float">
            <text:p>6.6522727273</text:p>
          </table:table-cell>
          <table:table-cell table:formula="of:=[.L8]/[.M8]*[.N55]" office:value-type="float" office:value="7.37121212121212" calcext:value-type="float">
            <text:p>7.3712121212</text:p>
          </table:table-cell>
          <table:table-cell table:formula="of:=[.L8]/[.M8]*[.O55]" office:value-type="float" office:value="6.06060606060606" calcext:value-type="float">
            <text:p>6.0606060606</text:p>
          </table:table-cell>
          <table:table-cell table:formula="of:=[.L8]/[.M3]*[.P55]" office:value-type="float" office:value="6.65227272727273" calcext:value-type="float">
            <text:p>6.6522727273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9]/[.M9]*[.D56]" office:value-type="float" office:value="8.32639730639731" calcext:value-type="float">
            <text:p>8.3263973064</text:p>
          </table:table-cell>
          <table:table-cell table:formula="of:=[.L9]/[.M9]*[.E56]" office:value-type="float" office:value="9.65319865319865" calcext:value-type="float">
            <text:p>9.6531986532</text:p>
          </table:table-cell>
          <table:table-cell table:formula="of:=[.L9]/[.M9]*[.D56]" office:value-type="float" office:value="8.32639730639731" calcext:value-type="float">
            <text:p>8.3263973064</text:p>
          </table:table-cell>
          <table:table-cell table:style-name="Default" table:formula="of:=[.E56]*[.Q56]" office:value-type="float" office:value="9.65319865319865" calcext:value-type="float">
            <text:p>9.6531986532</text:p>
          </table:table-cell>
          <table:table-cell table:style-name="Default" table:formula="of:=[.F56]*[.Q56]" office:value-type="float" office:value="7.91254208754209" calcext:value-type="float">
            <text:p>7.9125420875</text:p>
          </table:table-cell>
          <table:table-cell table:style-name="Default" table:formula="of:=[.G56]*[.Q56]" office:value-type="float" office:value="8.69712121212121" calcext:value-type="float">
            <text:p>8.6971212121</text:p>
          </table:table-cell>
          <table:table-cell table:formula="of:=[.L9]/[.M9]*[.H56]" office:value-type="float" office:value="9.65319865319865" calcext:value-type="float">
            <text:p>9.6531986532</text:p>
          </table:table-cell>
          <table:table-cell table:formula="of:=[.L9]/[.M9]*[.I56]" office:value-type="float" office:value="7.91254208754209" calcext:value-type="float">
            <text:p>7.9125420875</text:p>
          </table:table-cell>
          <table:table-cell table:formula="of:=[.L9]/[.M9]*[.J56]" office:value-type="float" office:value="8.69712121212121" calcext:value-type="float">
            <text:p>8.6971212121</text:p>
          </table:table-cell>
          <table:table-cell table:style-name="Default" table:formula="of:=[.K56]*[.Q56]" office:value-type="float" office:value="9.43138047138047" calcext:value-type="float">
            <text:p>9.4313804714</text:p>
          </table:table-cell>
          <table:table-cell table:style-name="Default" table:formula="of:=[.L56]*[.Q56]" office:value-type="float" office:value="7.57570707070707" calcext:value-type="float">
            <text:p>7.5757070707</text:p>
          </table:table-cell>
          <table:table-cell table:style-name="Default" table:formula="of:=[.M56]*[.Q56]" office:value-type="float" office:value="8.40239057239057" calcext:value-type="float">
            <text:p>8.4023905724</text:p>
          </table:table-cell>
          <table:table-cell table:formula="of:=[.L9]/[.M9]*[.N56]" office:value-type="float" office:value="9.43138047138047" calcext:value-type="float">
            <text:p>9.4313804714</text:p>
          </table:table-cell>
          <table:table-cell table:formula="of:=[.L9]/[.M9]*[.O56]" office:value-type="float" office:value="7.57570707070707" calcext:value-type="float">
            <text:p>7.5757070707</text:p>
          </table:table-cell>
          <table:table-cell table:formula="of:=[.L9]/[.M3]*[.P56]" office:value-type="float" office:value="8.40239057239057" calcext:value-type="float">
            <text:p>8.4023905724</text:p>
          </table:table-cell>
          <table:table-cell table:number-columns-repeated="1008"/>
        </table:table-row>
        <table:table-row table:style-name="ro1">
          <table:table-cell table:style-name="ce6"/>
          <table:table-cell table:formula="of:=[.L10]/[.M10]*[.D57]" office:value-type="float" office:value="7.05237373737374" calcext:value-type="float">
            <text:p>7.0523737374</text:p>
          </table:table-cell>
          <table:table-cell table:formula="of:=[.L10]/[.M10]*[.E57]" office:value-type="float" office:value="6.78176767676768" calcext:value-type="float">
            <text:p>6.7817676768</text:p>
          </table:table-cell>
          <table:table-cell table:formula="of:=[.L10]/[.M10]*[.D57]" office:value-type="float" office:value="7.05237373737374" calcext:value-type="float">
            <text:p>7.0523737374</text:p>
          </table:table-cell>
          <table:table-cell table:style-name="Default" table:formula="of:=[.E57]*[.Q57]" office:value-type="float" office:value="6.78176767676768" calcext:value-type="float">
            <text:p>6.7817676768</text:p>
          </table:table-cell>
          <table:table-cell table:style-name="Default" table:formula="of:=[.F57]*[.Q57]" office:value-type="float" office:value="6.06094276094276" calcext:value-type="float">
            <text:p>6.0609427609</text:p>
          </table:table-cell>
          <table:table-cell table:style-name="Default" table:formula="of:=[.G57]*[.Q57]" office:value-type="float" office:value="6.40117845117845" calcext:value-type="float">
            <text:p>6.4011784512</text:p>
          </table:table-cell>
          <table:table-cell table:formula="of:=[.L10]/[.M10]*[.H57]" office:value-type="float" office:value="7.15919191919192" calcext:value-type="float">
            <text:p>7.1591919192</text:p>
          </table:table-cell>
          <table:table-cell table:formula="of:=[.L10]/[.M10]*[.I57]" office:value-type="float" office:value="6.39722222222222" calcext:value-type="float">
            <text:p>6.3972222222</text:p>
          </table:table-cell>
          <table:table-cell table:formula="of:=[.L10]/[.M10]*[.J57]" office:value-type="float" office:value="6.75644781144781" calcext:value-type="float">
            <text:p>6.7564478114</text:p>
          </table:table-cell>
          <table:table-cell table:style-name="Default" table:formula="of:=[.K57]*[.Q57]" office:value-type="float" office:value="6.29436026936027" calcext:value-type="float">
            <text:p>6.2943602694</text:p>
          </table:table-cell>
          <table:table-cell table:style-name="Default" table:formula="of:=[.L57]*[.Q57]" office:value-type="float" office:value="5.89240740740741" calcext:value-type="float">
            <text:p>5.8924074074</text:p>
          </table:table-cell>
          <table:table-cell table:style-name="Default" table:formula="of:=[.M57]*[.Q57]" office:value-type="float" office:value="6.08705387205387" calcext:value-type="float">
            <text:p>6.0870538721</text:p>
          </table:table-cell>
          <table:table-cell table:formula="of:=[.L10]/[.M10]*[.N57]" office:value-type="float" office:value="7.19321548821549" calcext:value-type="float">
            <text:p>7.1932154882</text:p>
          </table:table-cell>
          <table:table-cell table:formula="of:=[.L10]/[.M10]*[.O57]" office:value-type="float" office:value="6.73429292929293" calcext:value-type="float">
            <text:p>6.7342929293</text:p>
          </table:table-cell>
          <table:table-cell table:formula="of:=[.L10]/[.M3]*[.P57]" office:value-type="float" office:value="6.95584175084175" calcext:value-type="float">
            <text:p>6.9558417508</text:p>
          </table:table-cell>
          <table:table-cell table:number-columns-repeated="1008"/>
        </table:table-row>
        <table:table-row table:style-name="ro1">
          <table:table-cell table:style-name="ce6"/>
          <table:table-cell table:style-name="Default" table:formula="of:=SUM([.B60:.B67])" office:value-type="float" office:value="86.7626599326599" calcext:value-type="float">
            <text:p>86.7626599327</text:p>
          </table:table-cell>
          <table:table-cell table:style-name="Default" table:formula="of:=SUM([.C60:.C67])" office:value-type="float" office:value="89.8751346801347" calcext:value-type="float">
            <text:p>89.8751346801</text:p>
          </table:table-cell>
          <table:table-cell table:style-name="Default" table:formula="of:=SUM([.D60:.D67])" office:value-type="float" office:value="86.7626599326599" calcext:value-type="float">
            <text:p>86.7626599327</text:p>
          </table:table-cell>
          <table:table-cell table:formula="of:=SUM([.E60:.E67])" office:value-type="float" office:value="89.8751346801346" calcext:value-type="float">
            <text:p>89.8751346801</text:p>
          </table:table-cell>
          <table:table-cell table:formula="of:=SUM([.F60:.F67])" office:value-type="float" office:value="80.1369023569024" calcext:value-type="float">
            <text:p>80.1369023569</text:p>
          </table:table-cell>
          <table:table-cell table:formula="of:=SUM([.G60:.G67])" office:value-type="float" office:value="84.613164983165" calcext:value-type="float">
            <text:p>84.6131649832</text:p>
          </table:table-cell>
          <table:table-cell table:style-name="Default" table:formula="of:=SUM([.H60:.H67])" office:value-type="float" office:value="92.7071043771044" calcext:value-type="float">
            <text:p>92.7071043771</text:p>
          </table:table-cell>
          <table:table-cell table:style-name="Default" table:formula="of:=SUM([.I60:.I67])" office:value-type="float" office:value="81.1450336700337" calcext:value-type="float">
            <text:p>81.14503367</text:p>
          </table:table-cell>
          <table:table-cell table:style-name="Default" table:formula="of:=SUM([.J60:.J67])" office:value-type="float" office:value="86.4026767676768" calcext:value-type="float">
            <text:p>86.4026767677</text:p>
          </table:table-cell>
          <table:table-cell table:formula="of:=SUM([.K60:.K67])" office:value-type="float" office:value="90.5264309764311" calcext:value-type="float">
            <text:p>90.5264309764</text:p>
          </table:table-cell>
          <table:table-cell table:formula="of:=SUM([.L60:.L67])" office:value-type="float" office:value="80.9771548821549" calcext:value-type="float">
            <text:p>80.9771548822</text:p>
          </table:table-cell>
          <table:table-cell table:formula="of:=SUM([.M60:.M67])" office:value-type="float" office:value="85.3901683501683" calcext:value-type="float">
            <text:p>85.3901683502</text:p>
          </table:table-cell>
          <table:table-cell table:style-name="Default" table:formula="of:=SUM([.N60:.N67])" office:value-type="float" office:value="92.7710269360269" calcext:value-type="float">
            <text:p>92.771026936</text:p>
          </table:table-cell>
          <table:table-cell table:style-name="Default" table:formula="of:=SUM([.O60:.O67])" office:value-type="float" office:value="80.9767676767677" calcext:value-type="float">
            <text:p>80.9767676768</text:p>
          </table:table-cell>
          <table:table-cell table:style-name="Default" table:formula="of:=SUM([.P60:.P67])" office:value-type="float" office:value="86.3392760942761" calcext:value-type="float">
            <text:p>86.3392760943</text:p>
          </table:table-cell>
          <table:table-cell table:number-columns-repeated="1008"/>
        </table:table-row>
        <table:table-row table:style-name="ro1" table:number-rows-repeated="2">
          <table:table-cell table:style-name="ce6"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4" office:value-type="string" calcext:value-type="string" table:number-columns-spanned="3" table:number-rows-spanned="1">
            <text:p>Nltk crf 1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2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3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1 + POS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3 + POS</text:p>
          </table:table-cell>
          <table:covered-table-cell table:style-name="ce13"/>
          <table:covered-table-cell table:style-name="ce2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9" office:value-type="float" office:value="89.47" calcext:value-type="float">
            <text:p>89.47</text:p>
          </table:table-cell>
          <table:table-cell table:style-name="ce22" office:value-type="float" office:value="77.27" calcext:value-type="float">
            <text:p>77.27</text:p>
          </table:table-cell>
          <table:table-cell table:style-name="ce28" office:value-type="float" office:value="82.92" calcext:value-type="float">
            <text:p>82.92</text:p>
          </table:table-cell>
          <table:table-cell table:style-name="ce9" office:value-type="float" office:value="87.91" calcext:value-type="float">
            <text:p>87.91</text:p>
          </table:table-cell>
          <table:table-cell table:style-name="ce22" office:value-type="float" office:value="72.73" calcext:value-type="float">
            <text:p>72.73</text:p>
          </table:table-cell>
          <table:table-cell table:style-name="ce28" office:value-type="float" office:value="79.6" calcext:value-type="float">
            <text:p>79.6</text:p>
          </table:table-cell>
          <table:table-cell table:style-name="ce9" office:value-type="float" office:value="90.22" calcext:value-type="float">
            <text:p>90.22</text:p>
          </table:table-cell>
          <table:table-cell table:style-name="ce22" office:value-type="float" office:value="75.45" calcext:value-type="float">
            <text:p>75.45</text:p>
          </table:table-cell>
          <table:table-cell table:style-name="ce28" office:value-type="float" office:value="82.18" calcext:value-type="float">
            <text:p>82.18</text:p>
          </table:table-cell>
          <table:table-cell table:style-name="ce9" office:value-type="float" office:value="91.58" calcext:value-type="float">
            <text:p>91.58</text:p>
          </table:table-cell>
          <table:table-cell table:style-name="ce22" office:value-type="float" office:value="79.09" calcext:value-type="float">
            <text:p>79.09</text:p>
          </table:table-cell>
          <table:table-cell table:style-name="ce28" office:value-type="float" office:value="84.88" calcext:value-type="float">
            <text:p>84.88</text:p>
          </table:table-cell>
          <table:table-cell table:style-name="ce9" office:value-type="float" office:value="91.67" calcext:value-type="float">
            <text:p>91.67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85.44" calcext:value-type="float">
            <text:p>85.44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4]/[.R74]" office:value-type="float" office:value="0.185185185185185" calcext:value-type="float">
            <text:p>0.185185185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9" office:value-type="float" office:value="88.57" calcext:value-type="float">
            <text:p>88.57</text:p>
          </table:table-cell>
          <table:table-cell table:style-name="ce24" office:value-type="float" office:value="86.11" calcext:value-type="float">
            <text:p>86.11</text:p>
          </table:table-cell>
          <table:table-cell table:style-name="ce28" office:value-type="float" office:value="87.32" calcext:value-type="float">
            <text:p>87.32</text:p>
          </table:table-cell>
          <table:table-cell table:style-name="ce9" office:value-type="float" office:value="88.41" calcext:value-type="float">
            <text:p>88.41</text:p>
          </table:table-cell>
          <table:table-cell table:style-name="ce24" office:value-type="float" office:value="84.72" calcext:value-type="float">
            <text:p>84.72</text:p>
          </table:table-cell>
          <table:table-cell table:style-name="ce28" office:value-type="float" office:value="86.53" calcext:value-type="float">
            <text:p>86.53</text:p>
          </table:table-cell>
          <table:table-cell table:style-name="ce9" office:value-type="float" office:value="89.71" calcext:value-type="float">
            <text:p>89.71</text:p>
          </table:table-cell>
          <table:table-cell table:style-name="ce24" office:value-type="float" office:value="84.72" calcext:value-type="float">
            <text:p>84.72</text:p>
          </table:table-cell>
          <table:table-cell table:style-name="ce28" office:value-type="float" office:value="87.14" calcext:value-type="float">
            <text:p>87.14</text:p>
          </table:table-cell>
          <table:table-cell table:style-name="ce9" office:value-type="float" office:value="89.31" calcext:value-type="float">
            <text:p>89.31</text:p>
          </table:table-cell>
          <table:table-cell table:style-name="ce24" office:value-type="float" office:value="81.25" calcext:value-type="float">
            <text:p>81.25</text:p>
          </table:table-cell>
          <table:table-cell table:style-name="ce28" office:value-type="float" office:value="85.09" calcext:value-type="float">
            <text:p>85.09</text:p>
          </table:table-cell>
          <table:table-cell table:style-name="ce9" office:value-type="float" office:value="90.15" calcext:value-type="float">
            <text:p>90.15</text:p>
          </table:table-cell>
          <table:table-cell table:style-name="ce24" office:value-type="float" office:value="82.64" calcext:value-type="float">
            <text:p>82.64</text:p>
          </table:table-cell>
          <table:table-cell table:style-name="ce28" office:value-type="float" office:value="86.23" calcext:value-type="float">
            <text:p>86.2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5]/[.R75]" office:value-type="float" office:value="0.242424242424242" calcext:value-type="float">
            <text:p>0.2424242424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9" office:value-type="float" office:value="88.89" calcext:value-type="float">
            <text:p>88.89</text:p>
          </table:table-cell>
          <table:table-cell table:style-name="ce24" office:value-type="float" office:value="76.92" calcext:value-type="float">
            <text:p>76.92</text:p>
          </table:table-cell>
          <table:table-cell table:style-name="ce28" office:value-type="float" office:value="82.47" calcext:value-type="float">
            <text:p>82.47</text:p>
          </table:table-cell>
          <table:table-cell table:style-name="ce9" office:value-type="float" office:value="88.64" calcext:value-type="float">
            <text:p>88.64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81.25" calcext:value-type="float">
            <text:p>81.25</text:p>
          </table:table-cell>
          <table:table-cell table:style-name="ce9" office:value-type="float" office:value="86.36" calcext:value-type="float">
            <text:p>86.36</text:p>
          </table:table-cell>
          <table:table-cell table:style-name="ce24" office:value-type="float" office:value="73.08" calcext:value-type="float">
            <text:p>73.08</text:p>
          </table:table-cell>
          <table:table-cell table:style-name="ce28" office:value-type="float" office:value="79.17" calcext:value-type="float">
            <text:p>79.17</text:p>
          </table:table-cell>
          <table:table-cell table:style-name="ce9" office:value-type="float" office:value="88.89" calcext:value-type="float">
            <text:p>88.89</text:p>
          </table:table-cell>
          <table:table-cell table:style-name="ce24" office:value-type="float" office:value="76.92" calcext:value-type="float">
            <text:p>76.92</text:p>
          </table:table-cell>
          <table:table-cell table:style-name="ce28" office:value-type="float" office:value="82.47" calcext:value-type="float">
            <text:p>82.47</text:p>
          </table:table-cell>
          <table:table-cell table:style-name="ce9" office:value-type="float" office:value="86.67" calcext:value-type="float">
            <text:p>86.67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80.41" calcext:value-type="float">
            <text:p>80.4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6]/[.R76]" office:value-type="float" office:value="0.0875420875420875" calcext:value-type="float">
            <text:p>0.0875420875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9" office:value-type="float" office:value="79.31" calcext:value-type="float">
            <text:p>79.31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28" office:value-type="float" office:value="83.64" calcext:value-type="float">
            <text:p>83.64</text:p>
          </table:table-cell>
          <table:table-cell table:style-name="ce9" office:value-type="float" office:value="82.76" calcext:value-type="float">
            <text:p>82.76</text:p>
          </table:table-cell>
          <table:table-cell table:style-name="ce24" office:value-type="float" office:value="92.31" calcext:value-type="float">
            <text:p>92.31</text:p>
          </table:table-cell>
          <table:table-cell table:style-name="ce28" office:value-type="float" office:value="87.27" calcext:value-type="float">
            <text:p>87.27</text:p>
          </table:table-cell>
          <table:table-cell table:style-name="ce9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28" office:value-type="float" office:value="89.28" calcext:value-type="float">
            <text:p>89.28</text:p>
          </table:table-cell>
          <table:table-cell table:style-name="ce9" office:value-type="float" office:value="82.76" calcext:value-type="float">
            <text:p>82.76</text:p>
          </table:table-cell>
          <table:table-cell table:style-name="ce24" office:value-type="float" office:value="92.31" calcext:value-type="float">
            <text:p>92.31</text:p>
          </table:table-cell>
          <table:table-cell table:style-name="ce28" office:value-type="float" office:value="87.27" calcext:value-type="float">
            <text:p>87.27</text:p>
          </table:table-cell>
          <table:table-cell table:style-name="ce9" office:value-type="float" office:value="86.21" calcext:value-type="float">
            <text:p>86.21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28" office:value-type="float" office:value="90.91" calcext:value-type="float">
            <text:p>90.9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7]/[.R77]" office:value-type="float" office:value="0.0437710437710438" calcext:value-type="float">
            <text:p>0.043771043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9" office:value-type="float" office:value="95" calcext:value-type="float">
            <text:p>95</text:p>
          </table:table-cell>
          <table:table-cell table:style-name="ce24" office:value-type="float" office:value="87.16" calcext:value-type="float">
            <text:p>87.16</text:p>
          </table:table-cell>
          <table:table-cell table:style-name="ce28" office:value-type="float" office:value="90.91" calcext:value-type="float">
            <text:p>90.91</text:p>
          </table:table-cell>
          <table:table-cell table:style-name="ce9" office:value-type="float" office:value="95" calcext:value-type="float">
            <text:p>95</text:p>
          </table:table-cell>
          <table:table-cell table:style-name="ce24" office:value-type="float" office:value="87.16" calcext:value-type="float">
            <text:p>87.16</text:p>
          </table:table-cell>
          <table:table-cell table:style-name="ce28" office:value-type="float" office:value="90.91" calcext:value-type="float">
            <text:p>90.91</text:p>
          </table:table-cell>
          <table:table-cell table:style-name="ce9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28" office:value-type="float" office:value="91.94" calcext:value-type="float">
            <text:p>91.94</text:p>
          </table:table-cell>
          <table:table-cell table:style-name="ce9" office:value-type="float" office:value="91.67" calcext:value-type="float">
            <text:p>91.67</text:p>
          </table:table-cell>
          <table:table-cell table:style-name="ce24" office:value-type="float" office:value="80.73" calcext:value-type="float">
            <text:p>80.73</text:p>
          </table:table-cell>
          <table:table-cell table:style-name="ce28" office:value-type="float" office:value="85.85" calcext:value-type="float">
            <text:p>85.85</text:p>
          </table:table-cell>
          <table:table-cell table:style-name="ce9" office:value-type="float" office:value="94.79" calcext:value-type="float">
            <text:p>94.79</text:p>
          </table:table-cell>
          <table:table-cell table:style-name="ce24" office:value-type="float" office:value="83.49" calcext:value-type="float">
            <text:p>83.49</text:p>
          </table:table-cell>
          <table:table-cell table:style-name="ce28" office:value-type="float" office:value="88.78" calcext:value-type="float">
            <text:p>88.7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8]/[.R78]" office:value-type="float" office:value="0.183501683501684" calcext:value-type="float">
            <text:p>0.1835016835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9" office:value-type="float" office:value="94.87" calcext:value-type="float">
            <text:p>94.8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8" office:value-type="float" office:value="88.09" calcext:value-type="float">
            <text:p>88.09</text:p>
          </table:table-cell>
          <table:table-cell table:style-name="ce9" office:value-type="float" office:value="95" calcext:value-type="float">
            <text:p>95</text:p>
          </table:table-cell>
          <table:table-cell table:style-name="ce22" office:value-type="float" office:value="84.4" calcext:value-type="float">
            <text:p>84.4</text:p>
          </table:table-cell>
          <table:table-cell table:style-name="ce28" office:value-type="float" office:value="89.41" calcext:value-type="float">
            <text:p>89.41</text:p>
          </table:table-cell>
          <table:table-cell table:style-name="ce9" office:value-type="float" office:value="97.44" calcext:value-type="float">
            <text:p>97.44</text:p>
          </table:table-cell>
          <table:table-cell table:style-name="ce22" office:value-type="float" office:value="84.4" calcext:value-type="float">
            <text:p>84.4</text:p>
          </table:table-cell>
          <table:table-cell table:style-name="ce28" office:value-type="float" office:value="90.48" calcext:value-type="float">
            <text:p>90.48</text:p>
          </table:table-cell>
          <table:table-cell table:style-name="ce9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28" office:value-type="float" office:value="90.48" calcext:value-type="float">
            <text:p>90.48</text:p>
          </table:table-cell>
          <table:table-cell table:style-name="ce9"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8" office:value-type="float" office:value="89.16" calcext:value-type="float">
            <text:p>89.1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79]/[.R79]" office:value-type="float" office:value="0.0757575757575758" calcext:value-type="float">
            <text:p>0.0757575758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9" office:value-type="float" office:value="88.46" calcext:value-type="float">
            <text:p>88.46</text:p>
          </table:table-cell>
          <table:table-cell table:style-name="ce24" office:value-type="float" office:value="75.41" calcext:value-type="float">
            <text:p>75.41</text:p>
          </table:table-cell>
          <table:table-cell table:style-name="ce28" office:value-type="float" office:value="81.42" calcext:value-type="float">
            <text:p>81.42</text:p>
          </table:table-cell>
          <table:table-cell table:style-name="ce9" office:value-type="float" office:value="91.3" calcext:value-type="float">
            <text:p>91.3</text:p>
          </table:table-cell>
          <table:table-cell table:style-name="ce24" office:value-type="float" office:value="68.85" calcext:value-type="float">
            <text:p>68.85</text:p>
          </table:table-cell>
          <table:table-cell table:style-name="ce28" office:value-type="float" office:value="78.5" calcext:value-type="float">
            <text:p>78.5</text:p>
          </table:table-cell>
          <table:table-cell table:style-name="ce9" office:value-type="float" office:value="91.49" calcext:value-type="float">
            <text:p>91.49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9.63" calcext:value-type="float">
            <text:p>79.63</text:p>
          </table:table-cell>
          <table:table-cell table:style-name="ce9" office:value-type="float" office:value="96" calcext:value-type="float">
            <text:p>96</text:p>
          </table:table-cell>
          <table:table-cell table:style-name="ce24" office:value-type="float" office:value="78.69" calcext:value-type="float">
            <text:p>78.69</text:p>
          </table:table-cell>
          <table:table-cell table:style-name="ce28" office:value-type="float" office:value="86.49" calcext:value-type="float">
            <text:p>86.49</text:p>
          </table:table-cell>
          <table:table-cell table:style-name="ce9" office:value-type="float" office:value="97.92" calcext:value-type="float">
            <text:p>97.92</text:p>
          </table:table-cell>
          <table:table-cell table:style-name="ce24" office:value-type="float" office:value="77.05" calcext:value-type="float">
            <text:p>77.05</text:p>
          </table:table-cell>
          <table:table-cell table:style-name="ce28" office:value-type="float" office:value="86.24" calcext:value-type="float">
            <text:p>86.2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80]/[.R80]" office:value-type="float" office:value="0.102693602693603" calcext:value-type="float">
            <text:p>0.102693602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8" office:value-type="float" office:value="80.95" calcext:value-type="float">
            <text:p>80.95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27" office:value-type="float" office:value="76.4" calcext:value-type="float">
            <text:p>76.4</text:p>
          </table:table-cell>
          <table:table-cell table:style-name="ce8" office:value-type="float" office:value="81.4" calcext:value-type="float">
            <text:p>81.4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27" office:value-type="float" office:value="77.78" calcext:value-type="float">
            <text:p>77.78</text:p>
          </table:table-cell>
          <table:table-cell table:style-name="ce8" office:value-type="float" office:value="73.81" calcext:value-type="float">
            <text:p>73.81</text:p>
          </table:table-cell>
          <table:table-cell table:style-name="ce21" office:value-type="float" office:value="65.96" calcext:value-type="float">
            <text:p>65.96</text:p>
          </table:table-cell>
          <table:table-cell table:style-name="ce27" office:value-type="float" office:value="69.66" calcext:value-type="float">
            <text:p>69.66</text:p>
          </table:table-cell>
          <table:table-cell table:style-name="ce8" office:value-type="float" office:value="85.37" calcext:value-type="float">
            <text:p>85.37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27" office:value-type="float" office:value="79.95" calcext:value-type="float">
            <text:p>79.95</text:p>
          </table:table-cell>
          <table:table-cell table:style-name="ce8" office:value-type="float" office:value="80.49" calcext:value-type="float">
            <text:p>80.49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27" office:value-type="float" office:value="75" calcext:value-type="float">
            <text:p>7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SUM([.Q74:.Q81])" office:value-type="float" office:value="594" calcext:value-type="float">
            <text:p>594</text:p>
          </table:table-cell>
          <table:table-cell table:style-name="Default" table:formula="of:=[.Q81]/[.R81]" office:value-type="float" office:value="0.0791245791245791" calcext:value-type="float">
            <text:p>0.079124579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office:value-type="float" office:value="89.4023232323232" calcext:value-type="float">
            <text:p>89.4023232323</text:p>
          </table:table-cell>
          <table:table-cell table:style-name="ce13" office:value-type="float" office:value="81.4809259259259" calcext:value-type="float">
            <text:p>81.4809259259</text:p>
          </table:table-cell>
          <table:table-cell table:style-name="ce26" office:value-type="float" office:value="85.1667003367003" calcext:value-type="float">
            <text:p>85.1667003367</text:p>
          </table:table-cell>
          <table:table-cell table:style-name="ce7" office:value-type="float" office:value="89.5408754208754" calcext:value-type="float">
            <text:p>89.5408754209</text:p>
          </table:table-cell>
          <table:table-cell table:style-name="ce13" office:value-type="float" office:value="79.96367003367" calcext:value-type="float">
            <text:p>79.9636700337</text:p>
          </table:table-cell>
          <table:table-cell table:style-name="ce26" office:value-type="float" office:value="84.3217845117845" calcext:value-type="float">
            <text:p>84.3217845118</text:p>
          </table:table-cell>
          <table:table-cell table:style-name="ce7" office:value-type="float" office:value="89.7313131313131" calcext:value-type="float">
            <text:p>89.7313131313</text:p>
          </table:table-cell>
          <table:table-cell table:style-name="ce13" office:value-type="float" office:value="80.2982491582491" calcext:value-type="float">
            <text:p>80.2982491582</text:p>
          </table:table-cell>
          <table:table-cell table:style-name="ce26" office:value-type="float" office:value="84.5969528619529" calcext:value-type="float">
            <text:p>84.596952862</text:p>
          </table:table-cell>
          <table:table-cell table:style-name="ce7" office:value-type="float" office:value="90.8311447811448" calcext:value-type="float">
            <text:p>90.8311447811</text:p>
          </table:table-cell>
          <table:table-cell table:style-name="ce13" office:value-type="float" office:value="80.301936026936" calcext:value-type="float">
            <text:p>80.3019360269</text:p>
          </table:table-cell>
          <table:table-cell table:style-name="ce26" office:value-type="float" office:value="85.202037037037" calcext:value-type="float">
            <text:p>85.202037037</text:p>
          </table:table-cell>
          <table:table-cell table:style-name="ce7" office:value-type="float" office:value="91.3863804713805" calcext:value-type="float">
            <text:p>91.3863804714</text:p>
          </table:table-cell>
          <table:table-cell table:style-name="ce13" office:value-type="float" office:value="80.6402188552189" calcext:value-type="float">
            <text:p>80.6402188552</text:p>
          </table:table-cell>
          <table:table-cell table:style-name="ce26" office:value-type="float" office:value="85.5814141414141" calcext:value-type="float">
            <text:p>85.5814141414</text:p>
          </table:table-cell>
          <table:table-cell table:number-columns-repeated="1008"/>
        </table:table-row>
        <table:table-row table:style-name="ro1">
          <table:table-cell/>
          <table:table-cell table:formula="of:=[.B74]*[.S74]" office:value-type="float" office:value="16.5685185185185" calcext:value-type="float">
            <text:p>16.5685185185</text:p>
          </table:table-cell>
          <table:table-cell table:formula="of:=[.C74]*[.S74]" office:value-type="float" office:value="14.3092592592592" calcext:value-type="float">
            <text:p>14.3092592593</text:p>
          </table:table-cell>
          <table:table-cell table:formula="of:=[.D74]*[.S74]" office:value-type="float" office:value="15.3555555555555" calcext:value-type="float">
            <text:p>15.3555555556</text:p>
          </table:table-cell>
          <table:table-cell table:formula="of:=[.E74]*[.S74]" office:value-type="float" office:value="16.2796296296296" calcext:value-type="float">
            <text:p>16.2796296296</text:p>
          </table:table-cell>
          <table:table-cell table:formula="of:=[.F74]*[.S74]" office:value-type="float" office:value="13.4685185185185" calcext:value-type="float">
            <text:p>13.4685185185</text:p>
          </table:table-cell>
          <table:table-cell table:formula="of:=[.G74]*[.S74]" office:value-type="float" office:value="14.7407407407407" calcext:value-type="float">
            <text:p>14.7407407407</text:p>
          </table:table-cell>
          <table:table-cell table:formula="of:=[.H74]*[.S74]" office:value-type="float" office:value="16.7074074074074" calcext:value-type="float">
            <text:p>16.7074074074</text:p>
          </table:table-cell>
          <table:table-cell table:formula="of:=[.I74]*[.S74]" office:value-type="float" office:value="13.9722222222222" calcext:value-type="float">
            <text:p>13.9722222222</text:p>
          </table:table-cell>
          <table:table-cell table:formula="of:=[.J74]*[.S74]" office:value-type="float" office:value="15.2185185185185" calcext:value-type="float">
            <text:p>15.2185185185</text:p>
          </table:table-cell>
          <table:table-cell table:formula="of:=[.K74]*[.S74]" office:value-type="float" office:value="16.9592592592592" calcext:value-type="float">
            <text:p>16.9592592593</text:p>
          </table:table-cell>
          <table:table-cell table:formula="of:=[.L74]*[.S74]" office:value-type="float" office:value="14.6462962962963" calcext:value-type="float">
            <text:p>14.6462962963</text:p>
          </table:table-cell>
          <table:table-cell table:formula="of:=[.M74]*[.S74]" office:value-type="float" office:value="15.7185185185185" calcext:value-type="float">
            <text:p>15.7185185185</text:p>
          </table:table-cell>
          <table:table-cell table:formula="of:=[.N74]*[.S74]" office:value-type="float" office:value="16.9759259259259" calcext:value-type="float">
            <text:p>16.9759259259</text:p>
          </table:table-cell>
          <table:table-cell table:formula="of:=[.O74]*[.S74]" office:value-type="float" office:value="14.8148148148148" calcext:value-type="float">
            <text:p>14.8148148148</text:p>
          </table:table-cell>
          <table:table-cell table:formula="of:=[.P74]*[.S74]" office:value-type="float" office:value="15.8222222222222" calcext:value-type="float">
            <text:p>15.8222222222</text:p>
          </table:table-cell>
          <table:table-cell table:number-columns-repeated="1008"/>
        </table:table-row>
        <table:table-row table:style-name="ro1">
          <table:table-cell/>
          <table:table-cell table:formula="of:=[.B75]*[.S75]" office:value-type="float" office:value="21.4715151515151" calcext:value-type="float">
            <text:p>21.4715151515</text:p>
          </table:table-cell>
          <table:table-cell table:formula="of:=[.C75]*[.S75]" office:value-type="float" office:value="20.8751515151515" calcext:value-type="float">
            <text:p>20.8751515152</text:p>
          </table:table-cell>
          <table:table-cell table:formula="of:=[.D75]*[.S75]" office:value-type="float" office:value="21.1684848484848" calcext:value-type="float">
            <text:p>21.1684848485</text:p>
          </table:table-cell>
          <table:table-cell table:formula="of:=[.E75]*[.S75]" office:value-type="float" office:value="21.4327272727272" calcext:value-type="float">
            <text:p>21.4327272727</text:p>
          </table:table-cell>
          <table:table-cell table:formula="of:=[.F75]*[.S75]" office:value-type="float" office:value="20.5381818181818" calcext:value-type="float">
            <text:p>20.5381818182</text:p>
          </table:table-cell>
          <table:table-cell table:formula="of:=[.G75]*[.S75]" office:value-type="float" office:value="20.9769696969697" calcext:value-type="float">
            <text:p>20.976969697</text:p>
          </table:table-cell>
          <table:table-cell table:formula="of:=[.H75]*[.S75]" office:value-type="float" office:value="21.7478787878788" calcext:value-type="float">
            <text:p>21.7478787879</text:p>
          </table:table-cell>
          <table:table-cell table:formula="of:=[.I75]*[.S75]" office:value-type="float" office:value="20.5381818181818" calcext:value-type="float">
            <text:p>20.5381818182</text:p>
          </table:table-cell>
          <table:table-cell table:formula="of:=[.J75]*[.S75]" office:value-type="float" office:value="21.1248484848484" calcext:value-type="float">
            <text:p>21.1248484848</text:p>
          </table:table-cell>
          <table:table-cell table:formula="of:=[.K75]*[.S75]" office:value-type="float" office:value="21.6509090909091" calcext:value-type="float">
            <text:p>21.6509090909</text:p>
          </table:table-cell>
          <table:table-cell table:formula="of:=[.L75]*[.S75]" office:value-type="float" office:value="19.6969696969697" calcext:value-type="float">
            <text:p>19.696969697</text:p>
          </table:table-cell>
          <table:table-cell table:formula="of:=[.M75]*[.S75]" office:value-type="float" office:value="20.6278787878788" calcext:value-type="float">
            <text:p>20.6278787879</text:p>
          </table:table-cell>
          <table:table-cell table:formula="of:=[.N75]*[.S75]" office:value-type="float" office:value="21.8545454545454" calcext:value-type="float">
            <text:p>21.8545454545</text:p>
          </table:table-cell>
          <table:table-cell table:formula="of:=[.O75]*[.S75]" office:value-type="float" office:value="20.0339393939394" calcext:value-type="float">
            <text:p>20.0339393939</text:p>
          </table:table-cell>
          <table:table-cell table:formula="of:=[.P75]*[.S75]" office:value-type="float" office:value="20.9042424242424" calcext:value-type="float">
            <text:p>20.9042424242</text:p>
          </table:table-cell>
          <table:table-cell table:number-columns-repeated="1008"/>
        </table:table-row>
        <table:table-row table:style-name="ro1">
          <table:table-cell/>
          <table:table-cell table:formula="of:=[.B76]*[.S76]" office:value-type="float" office:value="7.78161616161616" calcext:value-type="float">
            <text:p>7.7816161616</text:p>
          </table:table-cell>
          <table:table-cell table:formula="of:=[.C76]*[.S76]" office:value-type="float" office:value="6.73373737373737" calcext:value-type="float">
            <text:p>6.7337373737</text:p>
          </table:table-cell>
          <table:table-cell table:formula="of:=[.D76]*[.S76]" office:value-type="float" office:value="7.21959595959596" calcext:value-type="float">
            <text:p>7.2195959596</text:p>
          </table:table-cell>
          <table:table-cell table:formula="of:=[.E76]*[.S76]" office:value-type="float" office:value="7.75973063973064" calcext:value-type="float">
            <text:p>7.7597306397</text:p>
          </table:table-cell>
          <table:table-cell table:formula="of:=[.F76]*[.S76]" office:value-type="float" office:value="6.56565656565656" calcext:value-type="float">
            <text:p>6.5656565657</text:p>
          </table:table-cell>
          <table:table-cell table:formula="of:=[.G76]*[.S76]" office:value-type="float" office:value="7.11279461279461" calcext:value-type="float">
            <text:p>7.1127946128</text:p>
          </table:table-cell>
          <table:table-cell table:formula="of:=[.H76]*[.S76]" office:value-type="float" office:value="7.56013468013468" calcext:value-type="float">
            <text:p>7.5601346801</text:p>
          </table:table-cell>
          <table:table-cell table:formula="of:=[.I76]*[.S76]" office:value-type="float" office:value="6.39757575757576" calcext:value-type="float">
            <text:p>6.3975757576</text:p>
          </table:table-cell>
          <table:table-cell table:formula="of:=[.J76]*[.S76]" office:value-type="float" office:value="6.93070707070707" calcext:value-type="float">
            <text:p>6.9307070707</text:p>
          </table:table-cell>
          <table:table-cell table:formula="of:=[.K76]*[.S76]" office:value-type="float" office:value="7.78161616161616" calcext:value-type="float">
            <text:p>7.7816161616</text:p>
          </table:table-cell>
          <table:table-cell table:formula="of:=[.L76]*[.S76]" office:value-type="float" office:value="6.73373737373737" calcext:value-type="float">
            <text:p>6.7337373737</text:p>
          </table:table-cell>
          <table:table-cell table:formula="of:=[.M76]*[.S76]" office:value-type="float" office:value="7.21959595959596" calcext:value-type="float">
            <text:p>7.2195959596</text:p>
          </table:table-cell>
          <table:table-cell table:formula="of:=[.N76]*[.S76]" office:value-type="float" office:value="7.58727272727272" calcext:value-type="float">
            <text:p>7.5872727273</text:p>
          </table:table-cell>
          <table:table-cell table:formula="of:=[.O76]*[.S76]" office:value-type="float" office:value="6.56565656565656" calcext:value-type="float">
            <text:p>6.5656565657</text:p>
          </table:table-cell>
          <table:table-cell table:formula="of:=[.P76]*[.S76]" office:value-type="float" office:value="7.03925925925926" calcext:value-type="float">
            <text:p>7.0392592593</text:p>
          </table:table-cell>
          <table:table-cell table:number-columns-repeated="1008"/>
        </table:table-row>
        <table:table-row table:style-name="ro1">
          <table:table-cell/>
          <table:table-cell table:formula="of:=[.B77]*[.S77]" office:value-type="float" office:value="3.47148148148148" calcext:value-type="float">
            <text:p>3.4714814815</text:p>
          </table:table-cell>
          <table:table-cell table:formula="of:=[.C77]*[.S77]" office:value-type="float" office:value="3.87198653198653" calcext:value-type="float">
            <text:p>3.871986532</text:p>
          </table:table-cell>
          <table:table-cell table:formula="of:=[.D77]*[.S77]" office:value-type="float" office:value="3.6610101010101" calcext:value-type="float">
            <text:p>3.661010101</text:p>
          </table:table-cell>
          <table:table-cell table:formula="of:=[.E77]*[.S77]" office:value-type="float" office:value="3.62249158249159" calcext:value-type="float">
            <text:p>3.6224915825</text:p>
          </table:table-cell>
          <table:table-cell table:formula="of:=[.F77]*[.S77]" office:value-type="float" office:value="4.04050505050505" calcext:value-type="float">
            <text:p>4.0405050505</text:p>
          </table:table-cell>
          <table:table-cell table:formula="of:=[.G77]*[.S77]" office:value-type="float" office:value="3.81989898989899" calcext:value-type="float">
            <text:p>3.8198989899</text:p>
          </table:table-cell>
          <table:table-cell table:formula="of:=[.H77]*[.S77]" office:value-type="float" office:value="3.64744107744108" calcext:value-type="float">
            <text:p>3.6474410774</text:p>
          </table:table-cell>
          <table:table-cell table:formula="of:=[.I77]*[.S77]" office:value-type="float" office:value="4.20858585858586" calcext:value-type="float">
            <text:p>4.2085858586</text:p>
          </table:table-cell>
          <table:table-cell table:formula="of:=[.J77]*[.S77]" office:value-type="float" office:value="3.90787878787879" calcext:value-type="float">
            <text:p>3.9078787879</text:p>
          </table:table-cell>
          <table:table-cell table:formula="of:=[.K77]*[.S77]" office:value-type="float" office:value="3.62249158249159" calcext:value-type="float">
            <text:p>3.6224915825</text:p>
          </table:table-cell>
          <table:table-cell table:formula="of:=[.L77]*[.S77]" office:value-type="float" office:value="4.04050505050505" calcext:value-type="float">
            <text:p>4.0405050505</text:p>
          </table:table-cell>
          <table:table-cell table:formula="of:=[.M77]*[.S77]" office:value-type="float" office:value="3.81989898989899" calcext:value-type="float">
            <text:p>3.8198989899</text:p>
          </table:table-cell>
          <table:table-cell table:formula="of:=[.N77]*[.S77]" office:value-type="float" office:value="3.77350168350169" calcext:value-type="float">
            <text:p>3.7735016835</text:p>
          </table:table-cell>
          <table:table-cell table:formula="of:=[.O77]*[.S77]" office:value-type="float" office:value="4.20858585858586" calcext:value-type="float">
            <text:p>4.2085858586</text:p>
          </table:table-cell>
          <table:table-cell table:formula="of:=[.P77]*[.S77]" office:value-type="float" office:value="3.97922558922559" calcext:value-type="float">
            <text:p>3.9792255892</text:p>
          </table:table-cell>
          <table:table-cell table:number-columns-repeated="1008"/>
        </table:table-row>
        <table:table-row table:style-name="ro1">
          <table:table-cell/>
          <table:table-cell table:formula="of:=[.B78]*[.S78]" office:value-type="float" office:value="17.43265993266" calcext:value-type="float">
            <text:p>17.4326599327</text:p>
          </table:table-cell>
          <table:table-cell table:formula="of:=[.C78]*[.S78]" office:value-type="float" office:value="15.9940067340068" calcext:value-type="float">
            <text:p>15.994006734</text:p>
          </table:table-cell>
          <table:table-cell table:formula="of:=[.D78]*[.S78]" office:value-type="float" office:value="16.6821380471381" calcext:value-type="float">
            <text:p>16.6821380471</text:p>
          </table:table-cell>
          <table:table-cell table:formula="of:=[.E78]*[.S78]" office:value-type="float" office:value="17.43265993266" calcext:value-type="float">
            <text:p>17.4326599327</text:p>
          </table:table-cell>
          <table:table-cell table:formula="of:=[.F78]*[.S78]" office:value-type="float" office:value="15.9940067340068" calcext:value-type="float">
            <text:p>15.994006734</text:p>
          </table:table-cell>
          <table:table-cell table:formula="of:=[.G78]*[.S78]" office:value-type="float" office:value="16.6821380471381" calcext:value-type="float">
            <text:p>16.6821380471</text:p>
          </table:table-cell>
          <table:table-cell table:formula="of:=[.H78]*[.S78]" office:value-type="float" office:value="17.4510101010102" calcext:value-type="float">
            <text:p>17.451010101</text:p>
          </table:table-cell>
          <table:table-cell table:formula="of:=[.I78]*[.S78]" office:value-type="float" office:value="16.3298148148149" calcext:value-type="float">
            <text:p>16.3298148148</text:p>
          </table:table-cell>
          <table:table-cell table:formula="of:=[.J78]*[.S78]" office:value-type="float" office:value="16.8711447811448" calcext:value-type="float">
            <text:p>16.8711447811</text:p>
          </table:table-cell>
          <table:table-cell table:formula="of:=[.K78]*[.S78]" office:value-type="float" office:value="16.8215993265994" calcext:value-type="float">
            <text:p>16.8215993266</text:p>
          </table:table-cell>
          <table:table-cell table:formula="of:=[.L78]*[.S78]" office:value-type="float" office:value="14.814090909091" calcext:value-type="float">
            <text:p>14.8140909091</text:p>
          </table:table-cell>
          <table:table-cell table:formula="of:=[.M78]*[.S78]" office:value-type="float" office:value="15.7536195286196" calcext:value-type="float">
            <text:p>15.7536195286</text:p>
          </table:table-cell>
          <table:table-cell table:formula="of:=[.N78]*[.S78]" office:value-type="float" office:value="17.3941245791246" calcext:value-type="float">
            <text:p>17.3941245791</text:p>
          </table:table-cell>
          <table:table-cell table:formula="of:=[.O78]*[.S78]" office:value-type="float" office:value="15.3205555555556" calcext:value-type="float">
            <text:p>15.3205555556</text:p>
          </table:table-cell>
          <table:table-cell table:formula="of:=[.P78]*[.S78]" office:value-type="float" office:value="16.2912794612795" calcext:value-type="float">
            <text:p>16.2912794613</text:p>
          </table:table-cell>
          <table:table-cell table:number-columns-repeated="1008"/>
        </table:table-row>
        <table:table-row table:style-name="ro1">
          <table:table-cell/>
          <table:table-cell table:formula="of:=[.B79]*[.S79]" office:value-type="float" office:value="7.18712121212122" calcext:value-type="float">
            <text:p>7.1871212121</text:p>
          </table:table-cell>
          <table:table-cell table:formula="of:=[.C79]*[.S79]" office:value-type="float" office:value="6.22878787878788" calcext:value-type="float">
            <text:p>6.2287878788</text:p>
          </table:table-cell>
          <table:table-cell table:formula="of:=[.D79]*[.S79]" office:value-type="float" office:value="6.67348484848485" calcext:value-type="float">
            <text:p>6.6734848485</text:p>
          </table:table-cell>
          <table:table-cell table:formula="of:=[.E79]*[.S79]" office:value-type="float" office:value="7.1969696969697" calcext:value-type="float">
            <text:p>7.196969697</text:p>
          </table:table-cell>
          <table:table-cell table:formula="of:=[.F79]*[.S79]" office:value-type="float" office:value="6.3939393939394" calcext:value-type="float">
            <text:p>6.3939393939</text:p>
          </table:table-cell>
          <table:table-cell table:formula="of:=[.G79]*[.S79]" office:value-type="float" office:value="6.77348484848485" calcext:value-type="float">
            <text:p>6.7734848485</text:p>
          </table:table-cell>
          <table:table-cell table:formula="of:=[.H79]*[.S79]" office:value-type="float" office:value="7.38181818181819" calcext:value-type="float">
            <text:p>7.3818181818</text:p>
          </table:table-cell>
          <table:table-cell table:formula="of:=[.I79]*[.S79]" office:value-type="float" office:value="6.3939393939394" calcext:value-type="float">
            <text:p>6.3939393939</text:p>
          </table:table-cell>
          <table:table-cell table:formula="of:=[.J79]*[.S79]" office:value-type="float" office:value="6.85454545454546" calcext:value-type="float">
            <text:p>6.8545454545</text:p>
          </table:table-cell>
          <table:table-cell table:formula="of:=[.K79]*[.S79]" office:value-type="float" office:value="7.38181818181819" calcext:value-type="float">
            <text:p>7.3818181818</text:p>
          </table:table-cell>
          <table:table-cell table:formula="of:=[.L79]*[.S79]" office:value-type="float" office:value="6.3969696969697" calcext:value-type="float">
            <text:p>6.396969697</text:p>
          </table:table-cell>
          <table:table-cell table:formula="of:=[.M79]*[.S79]" office:value-type="float" office:value="6.85454545454546" calcext:value-type="float">
            <text:p>6.8545454545</text:p>
          </table:table-cell>
          <table:table-cell table:formula="of:=[.N79]*[.S79]" office:value-type="float" office:value="7.37651515151516" calcext:value-type="float">
            <text:p>7.3765151515</text:p>
          </table:table-cell>
          <table:table-cell table:formula="of:=[.O79]*[.S79]" office:value-type="float" office:value="6.22878787878788" calcext:value-type="float">
            <text:p>6.2287878788</text:p>
          </table:table-cell>
          <table:table-cell table:formula="of:=[.P79]*[.S79]" office:value-type="float" office:value="6.75454545454546" calcext:value-type="float">
            <text:p>6.7545454545</text:p>
          </table:table-cell>
          <table:table-cell table:number-columns-repeated="1008"/>
        </table:table-row>
        <table:table-row table:style-name="ro1">
          <table:table-cell/>
          <table:table-cell table:formula="of:=[.B80]*[.S80]" office:value-type="float" office:value="9.08427609427612" calcext:value-type="float">
            <text:p>9.0842760943</text:p>
          </table:table-cell>
          <table:table-cell table:formula="of:=[.C80]*[.S80]" office:value-type="float" office:value="7.7441245791246" calcext:value-type="float">
            <text:p>7.7441245791</text:p>
          </table:table-cell>
          <table:table-cell table:formula="of:=[.D80]*[.S80]" office:value-type="float" office:value="8.36131313131316" calcext:value-type="float">
            <text:p>8.3613131313</text:p>
          </table:table-cell>
          <table:table-cell table:formula="of:=[.E80]*[.S80]" office:value-type="float" office:value="9.37592592592595" calcext:value-type="float">
            <text:p>9.3759259259</text:p>
          </table:table-cell>
          <table:table-cell table:formula="of:=[.F80]*[.S80]" office:value-type="float" office:value="7.07045454545457" calcext:value-type="float">
            <text:p>7.0704545455</text:p>
          </table:table-cell>
          <table:table-cell table:formula="of:=[.G80]*[.S80]" office:value-type="float" office:value="8.06144781144784" calcext:value-type="float">
            <text:p>8.0614478114</text:p>
          </table:table-cell>
          <table:table-cell table:formula="of:=[.H80]*[.S80]" office:value-type="float" office:value="9.39543771043774" calcext:value-type="float">
            <text:p>9.3954377104</text:p>
          </table:table-cell>
          <table:table-cell table:formula="of:=[.I80]*[.S80]" office:value-type="float" office:value="7.23887205387208" calcext:value-type="float">
            <text:p>7.2388720539</text:p>
          </table:table-cell>
          <table:table-cell table:formula="of:=[.J80]*[.S80]" office:value-type="float" office:value="8.17749158249161" calcext:value-type="float">
            <text:p>8.1774915825</text:p>
          </table:table-cell>
          <table:table-cell table:formula="of:=[.K80]*[.S80]" office:value-type="float" office:value="9.85858585858589" calcext:value-type="float">
            <text:p>9.8585858586</text:p>
          </table:table-cell>
          <table:table-cell table:formula="of:=[.L80]*[.S80]" office:value-type="float" office:value="8.08095959595962" calcext:value-type="float">
            <text:p>8.080959596</text:p>
          </table:table-cell>
          <table:table-cell table:formula="of:=[.M80]*[.S80]" office:value-type="float" office:value="8.88196969696972" calcext:value-type="float">
            <text:p>8.881969697</text:p>
          </table:table-cell>
          <table:table-cell table:formula="of:=[.N80]*[.S80]" office:value-type="float" office:value="10.0557575757576" calcext:value-type="float">
            <text:p>10.0557575758</text:p>
          </table:table-cell>
          <table:table-cell table:formula="of:=[.O80]*[.S80]" office:value-type="float" office:value="7.91254208754211" calcext:value-type="float">
            <text:p>7.9125420875</text:p>
          </table:table-cell>
          <table:table-cell table:formula="of:=[.P80]*[.S80]" office:value-type="float" office:value="8.85629629629632" calcext:value-type="float">
            <text:p>8.8562962963</text:p>
          </table:table-cell>
          <table:table-cell table:number-columns-repeated="1008"/>
        </table:table-row>
        <table:table-row table:style-name="ro1">
          <table:table-cell/>
          <table:table-cell table:formula="of:=[.B81]*[.S81]" office:value-type="float" office:value="6.40513468013468" calcext:value-type="float">
            <text:p>6.4051346801</text:p>
          </table:table-cell>
          <table:table-cell table:formula="of:=[.C81]*[.S81]" office:value-type="float" office:value="5.72387205387205" calcext:value-type="float">
            <text:p>5.7238720539</text:p>
          </table:table-cell>
          <table:table-cell table:formula="of:=[.D81]*[.S81]" office:value-type="float" office:value="6.04511784511784" calcext:value-type="float">
            <text:p>6.0451178451</text:p>
          </table:table-cell>
          <table:table-cell table:formula="of:=[.E81]*[.S81]" office:value-type="float" office:value="6.44074074074074" calcext:value-type="float">
            <text:p>6.4407407407</text:p>
          </table:table-cell>
          <table:table-cell table:formula="of:=[.F81]*[.S81]" office:value-type="float" office:value="5.89240740740741" calcext:value-type="float">
            <text:p>5.8924074074</text:p>
          </table:table-cell>
          <table:table-cell table:formula="of:=[.G81]*[.S81]" office:value-type="float" office:value="6.15430976430976" calcext:value-type="float">
            <text:p>6.1543097643</text:p>
          </table:table-cell>
          <table:table-cell table:formula="of:=[.H81]*[.S81]" office:value-type="float" office:value="5.84018518518518" calcext:value-type="float">
            <text:p>5.8401851852</text:p>
          </table:table-cell>
          <table:table-cell table:formula="of:=[.I81]*[.S81]" office:value-type="float" office:value="5.21905723905724" calcext:value-type="float">
            <text:p>5.2190572391</text:p>
          </table:table-cell>
          <table:table-cell table:formula="of:=[.J81]*[.S81]" office:value-type="float" office:value="5.51181818181818" calcext:value-type="float">
            <text:p>5.5118181818</text:p>
          </table:table-cell>
          <table:table-cell table:formula="of:=[.K81]*[.S81]" office:value-type="float" office:value="6.75486531986532" calcext:value-type="float">
            <text:p>6.7548653199</text:p>
          </table:table-cell>
          <table:table-cell table:formula="of:=[.L81]*[.S81]" office:value-type="float" office:value="5.89240740740741" calcext:value-type="float">
            <text:p>5.8924074074</text:p>
          </table:table-cell>
          <table:table-cell table:formula="of:=[.M81]*[.S81]" office:value-type="float" office:value="6.3260101010101" calcext:value-type="float">
            <text:p>6.326010101</text:p>
          </table:table-cell>
          <table:table-cell table:formula="of:=[.N81]*[.S81]" office:value-type="float" office:value="6.36873737373737" calcext:value-type="float">
            <text:p>6.3687373737</text:p>
          </table:table-cell>
          <table:table-cell table:formula="of:=[.O81]*[.S81]" office:value-type="float" office:value="5.5553367003367" calcext:value-type="float">
            <text:p>5.5553367003</text:p>
          </table:table-cell>
          <table:table-cell table:formula="of:=[.P81]*[.S81]" office:value-type="float" office:value="5.93434343434343" calcext:value-type="float">
            <text:p>5.9343434343</text:p>
          </table:table-cell>
          <table:table-cell table:number-columns-repeated="1008"/>
        </table:table-row>
        <table:table-row table:style-name="ro1">
          <table:table-cell/>
          <table:table-cell table:style-name="ce15" table:formula="of:=SUM([.B83:.B90])" office:value-type="float" office:value="89.4023232323232" calcext:value-type="float">
            <text:p>89.4023232323</text:p>
          </table:table-cell>
          <table:table-cell table:style-name="ce15" table:formula="of:=SUM([.C83:.C90])" office:value-type="float" office:value="81.4809259259259" calcext:value-type="float">
            <text:p>81.4809259259</text:p>
          </table:table-cell>
          <table:table-cell table:style-name="ce15" table:formula="of:=SUM([.D83:.D90])" office:value-type="float" office:value="85.1667003367003" calcext:value-type="float">
            <text:p>85.1667003367</text:p>
          </table:table-cell>
          <table:table-cell table:style-name="ce15" table:formula="of:=SUM([.E83:.E90])" office:value-type="float" office:value="89.5408754208754" calcext:value-type="float">
            <text:p>89.5408754209</text:p>
          </table:table-cell>
          <table:table-cell table:style-name="ce15" table:formula="of:=SUM([.F83:.F90])" office:value-type="float" office:value="79.96367003367" calcext:value-type="float">
            <text:p>79.9636700337</text:p>
          </table:table-cell>
          <table:table-cell table:style-name="ce15" table:formula="of:=SUM([.G83:.G90])" office:value-type="float" office:value="84.3217845117845" calcext:value-type="float">
            <text:p>84.3217845118</text:p>
          </table:table-cell>
          <table:table-cell table:style-name="ce15" table:formula="of:=SUM([.H83:.H90])" office:value-type="float" office:value="89.7313131313131" calcext:value-type="float">
            <text:p>89.7313131313</text:p>
          </table:table-cell>
          <table:table-cell table:style-name="ce15" table:formula="of:=SUM([.I83:.I90])" office:value-type="float" office:value="80.2982491582491" calcext:value-type="float">
            <text:p>80.2982491582</text:p>
          </table:table-cell>
          <table:table-cell table:style-name="ce15" table:formula="of:=SUM([.J83:.J90])" office:value-type="float" office:value="84.5969528619529" calcext:value-type="float">
            <text:p>84.596952862</text:p>
          </table:table-cell>
          <table:table-cell table:style-name="ce15" table:formula="of:=SUM([.K83:.K90])" office:value-type="float" office:value="90.8311447811448" calcext:value-type="float">
            <text:p>90.8311447811</text:p>
          </table:table-cell>
          <table:table-cell table:style-name="ce15" table:formula="of:=SUM([.L83:.L90])" office:value-type="float" office:value="80.301936026936" calcext:value-type="float">
            <text:p>80.3019360269</text:p>
          </table:table-cell>
          <table:table-cell table:style-name="ce15" table:formula="of:=SUM([.M83:.M90])" office:value-type="float" office:value="85.202037037037" calcext:value-type="float">
            <text:p>85.202037037</text:p>
          </table:table-cell>
          <table:table-cell table:style-name="ce15" table:formula="of:=SUM([.N83:.N90])" office:value-type="float" office:value="91.3863804713805" calcext:value-type="float">
            <text:p>91.3863804714</text:p>
          </table:table-cell>
          <table:table-cell table:style-name="ce15" table:formula="of:=SUM([.O83:.O90])" office:value-type="float" office:value="80.6402188552189" calcext:value-type="float">
            <text:p>80.6402188552</text:p>
          </table:table-cell>
          <table:table-cell table:style-name="ce15" table:formula="of:=SUM([.P83:.P90])" office:value-type="float" office:value="85.5814141414141" calcext:value-type="float">
            <text:p>85.581414141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6" office:value-type="string" calcext:value-type="string" table:number-columns-spanned="3" table:number-rows-spanned="1">
            <text:p>Nltk crf 3 + POS bef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+ POS bef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+ POS bef + spec2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+ POS bef + spec1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+ POS bef + spec</text:p>
          </table:table-cell>
          <table:covered-table-cell table:style-name="ce13"/>
          <table:covered-table-cell table:style-name="ce30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18" office:value-type="float" office:value="92.78" calcext:value-type="float">
            <text:p>92.78</text:p>
          </table:table-cell>
          <table:table-cell table:style-name="ce22" office:value-type="float" office:value="81.82" calcext:value-type="float">
            <text:p>81.82</text:p>
          </table:table-cell>
          <table:table-cell table:style-name="ce32" office:value-type="float" office:value="86.96" calcext:value-type="float">
            <text:p>86.96</text:p>
          </table:table-cell>
          <table:table-cell table:style-name="ce18" office:value-type="float" office:value="92.78" calcext:value-type="float">
            <text:p>92.78</text:p>
          </table:table-cell>
          <table:table-cell table:style-name="ce22" office:value-type="float" office:value="81.82" calcext:value-type="float">
            <text:p>81.82</text:p>
          </table:table-cell>
          <table:table-cell table:style-name="ce32" office:value-type="float" office:value="86.96" calcext:value-type="float">
            <text:p>86.96</text:p>
          </table:table-cell>
          <table:table-cell table:style-name="ce18" office:value-type="float" office:value="92.86" calcext:value-type="float">
            <text:p>92.86</text:p>
          </table:table-cell>
          <table:table-cell table:style-name="ce22" office:value-type="float" office:value="82.73" calcext:value-type="float">
            <text:p>82.73</text:p>
          </table:table-cell>
          <table:table-cell table:style-name="ce32" office:value-type="float" office:value="87.5" calcext:value-type="float">
            <text:p>87.5</text:p>
          </table:table-cell>
          <table:table-cell table:style-name="ce18" office:value-type="float" office:value="92.78" calcext:value-type="float">
            <text:p>92.78</text:p>
          </table:table-cell>
          <table:table-cell table:style-name="ce22" office:value-type="float" office:value="81.82" calcext:value-type="float">
            <text:p>81.82</text:p>
          </table:table-cell>
          <table:table-cell table:style-name="ce32" office:value-type="float" office:value="86.96" calcext:value-type="float">
            <text:p>86.96</text:p>
          </table:table-cell>
          <table:table-cell table:style-name="ce18" office:value-type="float" office:value="94" calcext:value-type="float">
            <text:p>94</text:p>
          </table:table-cell>
          <table:table-cell table:style-name="ce22" office:value-type="float" office:value="85.45" calcext:value-type="float">
            <text:p>85.45</text:p>
          </table:table-cell>
          <table:table-cell table:style-name="ce32" office:value-type="float" office:value="89.52" calcext:value-type="float">
            <text:p>89.52</text:p>
          </table:table-cell>
          <table:table-cell office:value-type="float" office:value="0.185185185185185" calcext:value-type="float">
            <text:p>0.185185185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18" office:value-type="float" office:value="89.13" calcext:value-type="float">
            <text:p>89.13</text:p>
          </table:table-cell>
          <table:table-cell table:style-name="ce24" office:value-type="float" office:value="85.42" calcext:value-type="float">
            <text:p>85.42</text:p>
          </table:table-cell>
          <table:table-cell table:style-name="ce32" office:value-type="float" office:value="87.24" calcext:value-type="float">
            <text:p>87.24</text:p>
          </table:table-cell>
          <table:table-cell table:style-name="ce18" office:value-type="float" office:value="90.51" calcext:value-type="float">
            <text:p>90.51</text:p>
          </table:table-cell>
          <table:table-cell table:style-name="ce24" office:value-type="float" office:value="86.11" calcext:value-type="float">
            <text:p>86.11</text:p>
          </table:table-cell>
          <table:table-cell table:style-name="ce32" office:value-type="float" office:value="88.26" calcext:value-type="float">
            <text:p>88.26</text:p>
          </table:table-cell>
          <table:table-cell table:style-name="ce18" office:value-type="float" office:value="90.51" calcext:value-type="float">
            <text:p>90.51</text:p>
          </table:table-cell>
          <table:table-cell table:style-name="ce24" office:value-type="float" office:value="86.11" calcext:value-type="float">
            <text:p>86.11</text:p>
          </table:table-cell>
          <table:table-cell table:style-name="ce32" office:value-type="float" office:value="88.26" calcext:value-type="float">
            <text:p>88.26</text:p>
          </table:table-cell>
          <table:table-cell table:style-name="ce18" office:value-type="float" office:value="90.51" calcext:value-type="float">
            <text:p>90.51</text:p>
          </table:table-cell>
          <table:table-cell table:style-name="ce24" office:value-type="float" office:value="86.11" calcext:value-type="float">
            <text:p>86.11</text:p>
          </table:table-cell>
          <table:table-cell table:style-name="ce32" office:value-type="float" office:value="88.26" calcext:value-type="float">
            <text:p>88.26</text:p>
          </table:table-cell>
          <table:table-cell table:style-name="ce18" office:value-type="float" office:value="91.11" calcext:value-type="float">
            <text:p>91.11</text:p>
          </table:table-cell>
          <table:table-cell table:style-name="ce24" office:value-type="float" office:value="85.42" calcext:value-type="float">
            <text:p>85.42</text:p>
          </table:table-cell>
          <table:table-cell table:style-name="ce32" office:value-type="float" office:value="88.17" calcext:value-type="float">
            <text:p>88.17</text:p>
          </table:table-cell>
          <table:table-cell office:value-type="float" office:value="0.242424242424242" calcext:value-type="float">
            <text:p>0.242424242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18" office:value-type="float" office:value="89.13" calcext:value-type="float">
            <text:p>89.13</text:p>
          </table:table-cell>
          <table:table-cell table:style-name="ce24" office:value-type="float" office:value="78.85" calcext:value-type="float">
            <text:p>78.85</text:p>
          </table:table-cell>
          <table:table-cell table:style-name="ce32" office:value-type="float" office:value="83.68" calcext:value-type="float">
            <text:p>83.68</text:p>
          </table:table-cell>
          <table:table-cell table:style-name="ce18" office:value-type="float" office:value="86.67" calcext:value-type="float">
            <text:p>86.67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style-name="ce18" office:value-type="float" office:value="86.67" calcext:value-type="float">
            <text:p>86.67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style-name="ce18" office:value-type="float" office:value="86.67" calcext:value-type="float">
            <text:p>86.67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style-name="ce18" office:value-type="float" office:value="89.36" calcext:value-type="float">
            <text:p>89.36</text:p>
          </table:table-cell>
          <table:table-cell table:style-name="ce24" office:value-type="float" office:value="80.77" calcext:value-type="float">
            <text:p>80.77</text:p>
          </table:table-cell>
          <table:table-cell table:style-name="ce32" office:value-type="float" office:value="84.85" calcext:value-type="float">
            <text:p>84.85</text:p>
          </table:table-cell>
          <table:table-cell office:value-type="float" office:value="0.0875420875420875" calcext:value-type="float">
            <text:p>0.087542087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18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1.48" calcext:value-type="float">
            <text:p>81.48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  <table:table-cell table:style-name="ce18" office:value-type="float" office:value="81.48" calcext:value-type="float">
            <text:p>81.48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  <table:table-cell table:style-name="ce18" office:value-type="float" office:value="81.48" calcext:value-type="float">
            <text:p>81.48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  <table:table-cell table:style-name="ce18" office:value-type="float" office:value="81.48" calcext:value-type="float">
            <text:p>81.48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  <table:table-cell office:value-type="float" office:value="0.0437710437710438" calcext:value-type="float">
            <text:p>0.043771043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  <table:table-cell table:style-name="ce18" office:value-type="float" office:value="95.15" calcext:value-type="float">
            <text:p>95.15</text:p>
          </table:table-cell>
          <table:table-cell table:style-name="ce24"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15" calcext:value-type="float">
            <text:p>95.15</text:p>
          </table:table-cell>
          <table:table-cell table:style-name="ce24"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15" calcext:value-type="float">
            <text:p>95.15</text:p>
          </table:table-cell>
          <table:table-cell table:style-name="ce24"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  <table:table-cell office:value-type="float" office:value="0.183501683501684" calcext:value-type="float">
            <text:p>0.183501683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18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87.81" calcext:value-type="float">
            <text:p>87.81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32" office:value-type="float" office:value="89.16" calcext:value-type="float">
            <text:p>89.16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32" office:value-type="float" office:value="89.16" calcext:value-type="float">
            <text:p>89.16</text:p>
          </table:table-cell>
          <table:table-cell office:value-type="float" office:value="0.0757575757575758" calcext:value-type="float">
            <text:p>0.075757575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18" office:value-type="float" office:value="95.74" calcext:value-type="float">
            <text:p>95.74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32" office:value-type="float" office:value="83.33" calcext:value-type="float">
            <text:p>83.33</text:p>
          </table:table-cell>
          <table:table-cell table:style-name="ce18" office:value-type="float" office:value="95.65" calcext:value-type="float">
            <text:p>95.65</text:p>
          </table:table-cell>
          <table:table-cell table:style-name="ce24" office:value-type="float" office:value="72.13" calcext:value-type="float">
            <text:p>72.13</text:p>
          </table:table-cell>
          <table:table-cell table:style-name="ce32" office:value-type="float" office:value="82.24" calcext:value-type="float">
            <text:p>82.24</text:p>
          </table:table-cell>
          <table:table-cell table:style-name="ce18" office:value-type="float" office:value="95.74" calcext:value-type="float">
            <text:p>95.74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32" office:value-type="float" office:value="83.33" calcext:value-type="float">
            <text:p>83.33</text:p>
          </table:table-cell>
          <table:table-cell table:style-name="ce18" office:value-type="float" office:value="95.65" calcext:value-type="float">
            <text:p>95.65</text:p>
          </table:table-cell>
          <table:table-cell table:style-name="ce24" office:value-type="float" office:value="72.13" calcext:value-type="float">
            <text:p>72.13</text:p>
          </table:table-cell>
          <table:table-cell table:style-name="ce32" office:value-type="float" office:value="82.24" calcext:value-type="float">
            <text:p>82.24</text:p>
          </table:table-cell>
          <table:table-cell table:style-name="ce18" office:value-type="float" office:value="95.83" calcext:value-type="float">
            <text:p>95.83</text:p>
          </table:table-cell>
          <table:table-cell table:style-name="ce24" office:value-type="float" office:value="75.41" calcext:value-type="float">
            <text:p>75.41</text:p>
          </table:table-cell>
          <table:table-cell table:style-name="ce32" office:value-type="float" office:value="84.4" calcext:value-type="float">
            <text:p>84.4</text:p>
          </table:table-cell>
          <table:table-cell office:value-type="float" office:value="0.102693602693603" calcext:value-type="float">
            <text:p>0.102693602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  <table:table-cell table:style-name="ce17" office:value-type="float" office:value="79.07" calcext:value-type="float">
            <text:p>79.07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31" office:value-type="float" office:value="75.56" calcext:value-type="float">
            <text:p>75.56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  <table:table-cell table:style-name="ce17" office:value-type="float" office:value="79.07" calcext:value-type="float">
            <text:p>79.07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31" office:value-type="float" office:value="75.56" calcext:value-type="float">
            <text:p>75.56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  <table:table-cell office:value-type="float" office:value="0.0791245791245791" calcext:value-type="float">
            <text:p>0.079124579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91.0576599326599" calcext:value-type="float">
            <text:p>91.0576599327</text:p>
          </table:table-cell>
          <table:table-cell table:style-name="ce13" office:value-type="float" office:value="82.1558754208754" calcext:value-type="float">
            <text:p>82.1558754209</text:p>
          </table:table-cell>
          <table:table-cell table:style-name="ce30" office:value-type="float" office:value="86.2554882154882" calcext:value-type="float">
            <text:p>86.2554882155</text:p>
          </table:table-cell>
          <table:table-cell table:style-name="ce4" office:value-type="float" office:value="91.198063973064" calcext:value-type="float">
            <text:p>91.1980639731</text:p>
          </table:table-cell>
          <table:table-cell table:style-name="ce13" office:value-type="float" office:value="82.3233333333333" calcext:value-type="float">
            <text:p>82.3233333333</text:p>
          </table:table-cell>
          <table:table-cell table:style-name="ce30" office:value-type="float" office:value="86.4184848484848" calcext:value-type="float">
            <text:p>86.4184848485</text:p>
          </table:table-cell>
          <table:table-cell table:style-name="ce4" office:value-type="float" office:value="91.1772558922559" calcext:value-type="float">
            <text:p>91.1772558923</text:p>
          </table:table-cell>
          <table:table-cell table:style-name="ce13" office:value-type="float" office:value="82.3235521885522" calcext:value-type="float">
            <text:p>82.3235521886</text:p>
          </table:table-cell>
          <table:table-cell table:style-name="ce30" office:value-type="float" office:value="86.4196464646465" calcext:value-type="float">
            <text:p>86.4196464646</text:p>
          </table:table-cell>
          <table:table-cell table:style-name="ce4" office:value-type="float" office:value="91.198063973064" calcext:value-type="float">
            <text:p>91.1980639731</text:p>
          </table:table-cell>
          <table:table-cell table:style-name="ce13" office:value-type="float" office:value="82.3233333333333" calcext:value-type="float">
            <text:p>82.3233333333</text:p>
          </table:table-cell>
          <table:table-cell table:style-name="ce30" office:value-type="float" office:value="86.4184848484848" calcext:value-type="float">
            <text:p>86.4184848485</text:p>
          </table:table-cell>
          <table:table-cell table:style-name="ce4" office:value-type="float" office:value="91.7693771043771" calcext:value-type="float">
            <text:p>91.7693771044</text:p>
          </table:table-cell>
          <table:table-cell table:style-name="ce13" office:value-type="float" office:value="83.164696969697" calcext:value-type="float">
            <text:p>83.1646969697</text:p>
          </table:table-cell>
          <table:table-cell table:style-name="ce30" office:value-type="float" office:value="87.1750505050505" calcext:value-type="float">
            <text:p>87.1750505051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95]*[.Q95]" office:value-type="float" office:value="17.1814814814815" calcext:value-type="float">
            <text:p>17.1814814815</text:p>
          </table:table-cell>
          <table:table-cell table:formula="of:=[.C95]*[.Q95]" office:value-type="float" office:value="15.1518518518518" calcext:value-type="float">
            <text:p>15.1518518519</text:p>
          </table:table-cell>
          <table:table-cell table:style-name="ce33" table:formula="of:=[.D95]*[.Q95]" office:value-type="float" office:value="16.1037037037037" calcext:value-type="float">
            <text:p>16.1037037037</text:p>
          </table:table-cell>
          <table:table-cell table:style-name="ce19" table:formula="of:=[.E95]*[.Q95]" office:value-type="float" office:value="17.1814814814815" calcext:value-type="float">
            <text:p>17.1814814815</text:p>
          </table:table-cell>
          <table:table-cell table:formula="of:=[.F95]*[.Q95]" office:value-type="float" office:value="15.1518518518518" calcext:value-type="float">
            <text:p>15.1518518519</text:p>
          </table:table-cell>
          <table:table-cell table:style-name="ce33" table:formula="of:=[.G95]*[.Q95]" office:value-type="float" office:value="16.1037037037037" calcext:value-type="float">
            <text:p>16.1037037037</text:p>
          </table:table-cell>
          <table:table-cell table:style-name="ce19" table:formula="of:=[.H95]*[.Q95]" office:value-type="float" office:value="17.1962962962963" calcext:value-type="float">
            <text:p>17.1962962963</text:p>
          </table:table-cell>
          <table:table-cell table:formula="of:=[.I95]*[.Q95]" office:value-type="float" office:value="15.3203703703704" calcext:value-type="float">
            <text:p>15.3203703704</text:p>
          </table:table-cell>
          <table:table-cell table:style-name="ce33" table:formula="of:=[.J95]*[.Q95]" office:value-type="float" office:value="16.2037037037037" calcext:value-type="float">
            <text:p>16.2037037037</text:p>
          </table:table-cell>
          <table:table-cell table:style-name="ce19" table:formula="of:=[.K95]*[.Q95]" office:value-type="float" office:value="17.1814814814815" calcext:value-type="float">
            <text:p>17.1814814815</text:p>
          </table:table-cell>
          <table:table-cell table:formula="of:=[.L95]*[.Q95]" office:value-type="float" office:value="15.1518518518518" calcext:value-type="float">
            <text:p>15.1518518519</text:p>
          </table:table-cell>
          <table:table-cell table:style-name="ce33" table:formula="of:=[.M95]*[.Q95]" office:value-type="float" office:value="16.1037037037037" calcext:value-type="float">
            <text:p>16.1037037037</text:p>
          </table:table-cell>
          <table:table-cell table:style-name="ce19" table:formula="of:=[.N95]*[.Q95]" office:value-type="float" office:value="17.4074074074074" calcext:value-type="float">
            <text:p>17.4074074074</text:p>
          </table:table-cell>
          <table:table-cell table:formula="of:=[.O95]*[.Q95]" office:value-type="float" office:value="15.8240740740741" calcext:value-type="float">
            <text:p>15.8240740741</text:p>
          </table:table-cell>
          <table:table-cell table:style-name="ce33" table:formula="of:=[.P95]*[.Q95]" office:value-type="float" office:value="16.5777777777778" calcext:value-type="float">
            <text:p>16.5777777778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96]*[.Q96]" office:value-type="float" office:value="21.6072727272727" calcext:value-type="float">
            <text:p>21.6072727273</text:p>
          </table:table-cell>
          <table:table-cell table:formula="of:=[.C96]*[.Q96]" office:value-type="float" office:value="20.7078787878787" calcext:value-type="float">
            <text:p>20.7078787879</text:p>
          </table:table-cell>
          <table:table-cell table:style-name="ce33" table:formula="of:=[.D96]*[.Q96]" office:value-type="float" office:value="21.1490909090909" calcext:value-type="float">
            <text:p>21.1490909091</text:p>
          </table:table-cell>
          <table:table-cell table:style-name="ce19" table:formula="of:=[.E96]*[.Q96]" office:value-type="float" office:value="21.9418181818182" calcext:value-type="float">
            <text:p>21.9418181818</text:p>
          </table:table-cell>
          <table:table-cell table:formula="of:=[.F96]*[.Q96]" office:value-type="float" office:value="20.8751515151515" calcext:value-type="float">
            <text:p>20.8751515152</text:p>
          </table:table-cell>
          <table:table-cell table:style-name="ce33" table:formula="of:=[.G96]*[.Q96]" office:value-type="float" office:value="21.3963636363636" calcext:value-type="float">
            <text:p>21.3963636364</text:p>
          </table:table-cell>
          <table:table-cell table:style-name="ce19" table:formula="of:=[.H96]*[.Q96]" office:value-type="float" office:value="21.9418181818182" calcext:value-type="float">
            <text:p>21.9418181818</text:p>
          </table:table-cell>
          <table:table-cell table:formula="of:=[.I96]*[.Q96]" office:value-type="float" office:value="20.8751515151515" calcext:value-type="float">
            <text:p>20.8751515152</text:p>
          </table:table-cell>
          <table:table-cell table:style-name="ce33" table:formula="of:=[.J96]*[.Q96]" office:value-type="float" office:value="21.3963636363636" calcext:value-type="float">
            <text:p>21.3963636364</text:p>
          </table:table-cell>
          <table:table-cell table:style-name="ce19" table:formula="of:=[.K96]*[.Q96]" office:value-type="float" office:value="21.9418181818182" calcext:value-type="float">
            <text:p>21.9418181818</text:p>
          </table:table-cell>
          <table:table-cell table:formula="of:=[.L96]*[.Q96]" office:value-type="float" office:value="20.8751515151515" calcext:value-type="float">
            <text:p>20.8751515152</text:p>
          </table:table-cell>
          <table:table-cell table:style-name="ce33" table:formula="of:=[.M96]*[.Q96]" office:value-type="float" office:value="21.3963636363636" calcext:value-type="float">
            <text:p>21.3963636364</text:p>
          </table:table-cell>
          <table:table-cell table:style-name="ce19" table:formula="of:=[.N96]*[.Q96]" office:value-type="float" office:value="22.0872727272727" calcext:value-type="float">
            <text:p>22.0872727273</text:p>
          </table:table-cell>
          <table:table-cell table:formula="of:=[.O96]*[.Q96]" office:value-type="float" office:value="20.7078787878787" calcext:value-type="float">
            <text:p>20.7078787879</text:p>
          </table:table-cell>
          <table:table-cell table:style-name="ce33" table:formula="of:=[.P96]*[.Q96]" office:value-type="float" office:value="21.3745454545455" calcext:value-type="float">
            <text:p>21.3745454545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97]*[.Q97]" office:value-type="float" office:value="7.80262626262626" calcext:value-type="float">
            <text:p>7.8026262626</text:p>
          </table:table-cell>
          <table:table-cell table:formula="of:=[.C97]*[.Q97]" office:value-type="float" office:value="6.9026936026936" calcext:value-type="float">
            <text:p>6.9026936027</text:p>
          </table:table-cell>
          <table:table-cell table:style-name="ce33" table:formula="of:=[.D97]*[.Q97]" office:value-type="float" office:value="7.32552188552189" calcext:value-type="float">
            <text:p>7.3255218855</text:p>
          </table:table-cell>
          <table:table-cell table:style-name="ce19" table:formula="of:=[.E97]*[.Q97]" office:value-type="float" office:value="7.58727272727273" calcext:value-type="float">
            <text:p>7.5872727273</text:p>
          </table:table-cell>
          <table:table-cell table:formula="of:=[.F97]*[.Q97]" office:value-type="float" office:value="6.56565656565656" calcext:value-type="float">
            <text:p>6.5656565657</text:p>
          </table:table-cell>
          <table:table-cell table:style-name="ce33" table:formula="of:=[.G97]*[.Q97]" office:value-type="float" office:value="7.03925925925926" calcext:value-type="float">
            <text:p>7.0392592593</text:p>
          </table:table-cell>
          <table:table-cell table:style-name="ce19" table:formula="of:=[.H97]*[.Q97]" office:value-type="float" office:value="7.58727272727273" calcext:value-type="float">
            <text:p>7.5872727273</text:p>
          </table:table-cell>
          <table:table-cell table:formula="of:=[.I97]*[.Q97]" office:value-type="float" office:value="6.56565656565656" calcext:value-type="float">
            <text:p>6.5656565657</text:p>
          </table:table-cell>
          <table:table-cell table:style-name="ce33" table:formula="of:=[.J97]*[.Q97]" office:value-type="float" office:value="7.03925925925926" calcext:value-type="float">
            <text:p>7.0392592593</text:p>
          </table:table-cell>
          <table:table-cell table:style-name="ce19" table:formula="of:=[.K97]*[.Q97]" office:value-type="float" office:value="7.58727272727273" calcext:value-type="float">
            <text:p>7.5872727273</text:p>
          </table:table-cell>
          <table:table-cell table:formula="of:=[.L97]*[.Q97]" office:value-type="float" office:value="6.56565656565656" calcext:value-type="float">
            <text:p>6.5656565657</text:p>
          </table:table-cell>
          <table:table-cell table:style-name="ce33" table:formula="of:=[.M97]*[.Q97]" office:value-type="float" office:value="7.03925925925926" calcext:value-type="float">
            <text:p>7.0392592593</text:p>
          </table:table-cell>
          <table:table-cell table:style-name="ce19" table:formula="of:=[.N97]*[.Q97]" office:value-type="float" office:value="7.82276094276094" calcext:value-type="float">
            <text:p>7.8227609428</text:p>
          </table:table-cell>
          <table:table-cell table:formula="of:=[.O97]*[.Q97]" office:value-type="float" office:value="7.07077441077441" calcext:value-type="float">
            <text:p>7.0707744108</text:p>
          </table:table-cell>
          <table:table-cell table:style-name="ce33" table:formula="of:=[.P97]*[.Q97]" office:value-type="float" office:value="7.42794612794613" calcext:value-type="float">
            <text:p>7.4279461279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98]*[.Q98]" office:value-type="float" office:value="3.59535353535354" calcext:value-type="float">
            <text:p>3.5953535354</text:p>
          </table:table-cell>
          <table:table-cell table:formula="of:=[.C98]*[.Q98]" office:value-type="float" office:value="3.87198653198653" calcext:value-type="float">
            <text:p>3.871986532</text:p>
          </table:table-cell>
          <table:table-cell table:style-name="ce33" table:formula="of:=[.D98]*[.Q98]" office:value-type="float" office:value="3.72841750841751" calcext:value-type="float">
            <text:p>3.7284175084</text:p>
          </table:table-cell>
          <table:table-cell table:style-name="ce19" table:formula="of:=[.E98]*[.Q98]" office:value-type="float" office:value="3.56646464646465" calcext:value-type="float">
            <text:p>3.5664646465</text:p>
          </table:table-cell>
          <table:table-cell table:formula="of:=[.F98]*[.Q98]" office:value-type="float" office:value="3.70390572390573" calcext:value-type="float">
            <text:p>3.7039057239</text:p>
          </table:table-cell>
          <table:table-cell table:style-name="ce33" table:formula="of:=[.G98]*[.Q98]" office:value-type="float" office:value="3.63387205387205" calcext:value-type="float">
            <text:p>3.6338720539</text:p>
          </table:table-cell>
          <table:table-cell table:style-name="ce19" table:formula="of:=[.H98]*[.Q98]" office:value-type="float" office:value="3.56646464646465" calcext:value-type="float">
            <text:p>3.5664646465</text:p>
          </table:table-cell>
          <table:table-cell table:formula="of:=[.I98]*[.Q98]" office:value-type="float" office:value="3.70390572390573" calcext:value-type="float">
            <text:p>3.7039057239</text:p>
          </table:table-cell>
          <table:table-cell table:style-name="ce33" table:formula="of:=[.J98]*[.Q98]" office:value-type="float" office:value="3.63387205387205" calcext:value-type="float">
            <text:p>3.6338720539</text:p>
          </table:table-cell>
          <table:table-cell table:style-name="ce19" table:formula="of:=[.K98]*[.Q98]" office:value-type="float" office:value="3.56646464646465" calcext:value-type="float">
            <text:p>3.5664646465</text:p>
          </table:table-cell>
          <table:table-cell table:formula="of:=[.L98]*[.Q98]" office:value-type="float" office:value="3.70390572390573" calcext:value-type="float">
            <text:p>3.7039057239</text:p>
          </table:table-cell>
          <table:table-cell table:style-name="ce33" table:formula="of:=[.M98]*[.Q98]" office:value-type="float" office:value="3.63387205387205" calcext:value-type="float">
            <text:p>3.6338720539</text:p>
          </table:table-cell>
          <table:table-cell table:style-name="ce19" table:formula="of:=[.N98]*[.Q98]" office:value-type="float" office:value="3.56646464646465" calcext:value-type="float">
            <text:p>3.5664646465</text:p>
          </table:table-cell>
          <table:table-cell table:formula="of:=[.O98]*[.Q98]" office:value-type="float" office:value="3.70390572390573" calcext:value-type="float">
            <text:p>3.7039057239</text:p>
          </table:table-cell>
          <table:table-cell table:style-name="ce33" table:formula="of:=[.P98]*[.Q98]" office:value-type="float" office:value="3.63387205387205" calcext:value-type="float">
            <text:p>3.6338720539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99]*[.Q99]" office:value-type="float" office:value="17.4510101010101" calcext:value-type="float">
            <text:p>17.451010101</text:p>
          </table:table-cell>
          <table:table-cell table:formula="of:=[.C99]*[.Q99]" office:value-type="float" office:value="16.3298148148149" calcext:value-type="float">
            <text:p>16.3298148148</text:p>
          </table:table-cell>
          <table:table-cell table:style-name="ce33" table:formula="of:=[.D99]*[.Q99]" office:value-type="float" office:value="16.8711447811448" calcext:value-type="float">
            <text:p>16.8711447811</text:p>
          </table:table-cell>
          <table:table-cell table:style-name="ce19" table:formula="of:=[.E99]*[.Q99]" office:value-type="float" office:value="17.4601851851852" calcext:value-type="float">
            <text:p>17.4601851852</text:p>
          </table:table-cell>
          <table:table-cell table:formula="of:=[.F99]*[.Q99]" office:value-type="float" office:value="16.4986363636364" calcext:value-type="float">
            <text:p>16.4986363636</text:p>
          </table:table-cell>
          <table:table-cell table:style-name="ce33" table:formula="of:=[.G99]*[.Q99]" office:value-type="float" office:value="16.9665656565657" calcext:value-type="float">
            <text:p>16.9665656566</text:p>
          </table:table-cell>
          <table:table-cell table:style-name="ce19" table:formula="of:=[.H99]*[.Q99]" office:value-type="float" office:value="17.4601851851852" calcext:value-type="float">
            <text:p>17.4601851852</text:p>
          </table:table-cell>
          <table:table-cell table:formula="of:=[.I99]*[.Q99]" office:value-type="float" office:value="16.4986363636364" calcext:value-type="float">
            <text:p>16.4986363636</text:p>
          </table:table-cell>
          <table:table-cell table:style-name="ce33" table:formula="of:=[.J99]*[.Q99]" office:value-type="float" office:value="16.9665656565657" calcext:value-type="float">
            <text:p>16.9665656566</text:p>
          </table:table-cell>
          <table:table-cell table:style-name="ce19" table:formula="of:=[.K99]*[.Q99]" office:value-type="float" office:value="17.4601851851852" calcext:value-type="float">
            <text:p>17.4601851852</text:p>
          </table:table-cell>
          <table:table-cell table:formula="of:=[.L99]*[.Q99]" office:value-type="float" office:value="16.4986363636364" calcext:value-type="float">
            <text:p>16.4986363636</text:p>
          </table:table-cell>
          <table:table-cell table:style-name="ce33" table:formula="of:=[.M99]*[.Q99]" office:value-type="float" office:value="16.9665656565657" calcext:value-type="float">
            <text:p>16.9665656566</text:p>
          </table:table-cell>
          <table:table-cell table:style-name="ce19" table:formula="of:=[.N99]*[.Q99]" office:value-type="float" office:value="17.4510101010101" calcext:value-type="float">
            <text:p>17.451010101</text:p>
          </table:table-cell>
          <table:table-cell table:formula="of:=[.O99]*[.Q99]" office:value-type="float" office:value="16.3298148148149" calcext:value-type="float">
            <text:p>16.3298148148</text:p>
          </table:table-cell>
          <table:table-cell table:style-name="ce33" table:formula="of:=[.P99]*[.Q99]" office:value-type="float" office:value="16.8711447811448" calcext:value-type="float">
            <text:p>16.8711447811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00]*[.Q100]" office:value-type="float" office:value="7.37121212121212" calcext:value-type="float">
            <text:p>7.3712121212</text:p>
          </table:table-cell>
          <table:table-cell table:formula="of:=[.C100]*[.Q100]" office:value-type="float" office:value="6.06060606060606" calcext:value-type="float">
            <text:p>6.0606060606</text:p>
          </table:table-cell>
          <table:table-cell table:style-name="ce33" table:formula="of:=[.D100]*[.Q100]" office:value-type="float" office:value="6.65227272727273" calcext:value-type="float">
            <text:p>6.6522727273</text:p>
          </table:table-cell>
          <table:table-cell table:style-name="ce19" table:formula="of:=[.E100]*[.Q100]" office:value-type="float" office:value="7.38181818181818" calcext:value-type="float">
            <text:p>7.3818181818</text:p>
          </table:table-cell>
          <table:table-cell table:formula="of:=[.F100]*[.Q100]" office:value-type="float" office:value="6.3969696969697" calcext:value-type="float">
            <text:p>6.396969697</text:p>
          </table:table-cell>
          <table:table-cell table:style-name="ce33" table:formula="of:=[.G100]*[.Q100]" office:value-type="float" office:value="6.85454545454546" calcext:value-type="float">
            <text:p>6.8545454545</text:p>
          </table:table-cell>
          <table:table-cell table:style-name="ce19" table:formula="of:=[.H100]*[.Q100]" office:value-type="float" office:value="7.37651515151515" calcext:value-type="float">
            <text:p>7.3765151515</text:p>
          </table:table-cell>
          <table:table-cell table:formula="of:=[.I100]*[.Q100]" office:value-type="float" office:value="6.22878787878788" calcext:value-type="float">
            <text:p>6.2287878788</text:p>
          </table:table-cell>
          <table:table-cell table:style-name="ce33" table:formula="of:=[.J100]*[.Q100]" office:value-type="float" office:value="6.75454545454546" calcext:value-type="float">
            <text:p>6.7545454545</text:p>
          </table:table-cell>
          <table:table-cell table:style-name="ce19" table:formula="of:=[.K100]*[.Q100]" office:value-type="float" office:value="7.38181818181818" calcext:value-type="float">
            <text:p>7.3818181818</text:p>
          </table:table-cell>
          <table:table-cell table:formula="of:=[.L100]*[.Q100]" office:value-type="float" office:value="6.3969696969697" calcext:value-type="float">
            <text:p>6.396969697</text:p>
          </table:table-cell>
          <table:table-cell table:style-name="ce33" table:formula="of:=[.M100]*[.Q100]" office:value-type="float" office:value="6.85454545454546" calcext:value-type="float">
            <text:p>6.8545454545</text:p>
          </table:table-cell>
          <table:table-cell table:style-name="ce19" table:formula="of:=[.N100]*[.Q100]" office:value-type="float" office:value="7.37651515151515" calcext:value-type="float">
            <text:p>7.3765151515</text:p>
          </table:table-cell>
          <table:table-cell table:formula="of:=[.O100]*[.Q100]" office:value-type="float" office:value="6.22878787878788" calcext:value-type="float">
            <text:p>6.2287878788</text:p>
          </table:table-cell>
          <table:table-cell table:style-name="ce33" table:formula="of:=[.P100]*[.Q100]" office:value-type="float" office:value="6.75454545454546" calcext:value-type="float">
            <text:p>6.7545454545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01]*[.Q101]" office:value-type="float" office:value="9.83188552188552" calcext:value-type="float">
            <text:p>9.8318855219</text:p>
          </table:table-cell>
          <table:table-cell table:formula="of:=[.C101]*[.Q101]" office:value-type="float" office:value="7.57570707070709" calcext:value-type="float">
            <text:p>7.5757070707</text:p>
          </table:table-cell>
          <table:table-cell table:style-name="ce33" table:formula="of:=[.D101]*[.Q101]" office:value-type="float" office:value="8.55745791245791" calcext:value-type="float">
            <text:p>8.5574579125</text:p>
          </table:table-cell>
          <table:table-cell table:style-name="ce19" table:formula="of:=[.E101]*[.Q101]" office:value-type="float" office:value="9.8226430976431" calcext:value-type="float">
            <text:p>9.8226430976</text:p>
          </table:table-cell>
          <table:table-cell table:formula="of:=[.F101]*[.Q101]" office:value-type="float" office:value="7.40728956228958" calcext:value-type="float">
            <text:p>7.4072895623</text:p>
          </table:table-cell>
          <table:table-cell table:style-name="ce33" table:formula="of:=[.G101]*[.Q101]" office:value-type="float" office:value="8.44552188552188" calcext:value-type="float">
            <text:p>8.4455218855</text:p>
          </table:table-cell>
          <table:table-cell table:style-name="ce19" table:formula="of:=[.H101]*[.Q101]" office:value-type="float" office:value="9.83188552188552" calcext:value-type="float">
            <text:p>9.8318855219</text:p>
          </table:table-cell>
          <table:table-cell table:formula="of:=[.I101]*[.Q101]" office:value-type="float" office:value="7.57570707070709" calcext:value-type="float">
            <text:p>7.5757070707</text:p>
          </table:table-cell>
          <table:table-cell table:style-name="ce33" table:formula="of:=[.J101]*[.Q101]" office:value-type="float" office:value="8.55745791245791" calcext:value-type="float">
            <text:p>8.5574579125</text:p>
          </table:table-cell>
          <table:table-cell table:style-name="ce19" table:formula="of:=[.K101]*[.Q101]" office:value-type="float" office:value="9.8226430976431" calcext:value-type="float">
            <text:p>9.8226430976</text:p>
          </table:table-cell>
          <table:table-cell table:formula="of:=[.L101]*[.Q101]" office:value-type="float" office:value="7.40728956228958" calcext:value-type="float">
            <text:p>7.4072895623</text:p>
          </table:table-cell>
          <table:table-cell table:style-name="ce33" table:formula="of:=[.M101]*[.Q101]" office:value-type="float" office:value="8.44552188552188" calcext:value-type="float">
            <text:p>8.4455218855</text:p>
          </table:table-cell>
          <table:table-cell table:style-name="ce19" table:formula="of:=[.N101]*[.Q101]" office:value-type="float" office:value="9.84112794612795" calcext:value-type="float">
            <text:p>9.8411279461</text:p>
          </table:table-cell>
          <table:table-cell table:formula="of:=[.O101]*[.Q101]" office:value-type="float" office:value="7.7441245791246" calcext:value-type="float">
            <text:p>7.7441245791</text:p>
          </table:table-cell>
          <table:table-cell table:style-name="ce33" table:formula="of:=[.P101]*[.Q101]" office:value-type="float" office:value="8.66734006734007" calcext:value-type="float">
            <text:p>8.6673400673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02]*[.Q102]" office:value-type="float" office:value="6.21681818181818" calcext:value-type="float">
            <text:p>6.2168181818</text:p>
          </table:table-cell>
          <table:table-cell table:formula="of:=[.C102]*[.Q102]" office:value-type="float" office:value="5.5553367003367" calcext:value-type="float">
            <text:p>5.5553367003</text:p>
          </table:table-cell>
          <table:table-cell table:style-name="ce33" table:formula="of:=[.D102]*[.Q102]" office:value-type="float" office:value="5.86787878787879" calcext:value-type="float">
            <text:p>5.8678787879</text:p>
          </table:table-cell>
          <table:table-cell table:style-name="ce19" table:formula="of:=[.E102]*[.Q102]" office:value-type="float" office:value="6.25638047138047" calcext:value-type="float">
            <text:p>6.2563804714</text:p>
          </table:table-cell>
          <table:table-cell table:formula="of:=[.F102]*[.Q102]" office:value-type="float" office:value="5.72387205387205" calcext:value-type="float">
            <text:p>5.7238720539</text:p>
          </table:table-cell>
          <table:table-cell table:style-name="ce33" table:formula="of:=[.G102]*[.Q102]" office:value-type="float" office:value="5.9786531986532" calcext:value-type="float">
            <text:p>5.9786531987</text:p>
          </table:table-cell>
          <table:table-cell table:style-name="ce19" table:formula="of:=[.H102]*[.Q102]" office:value-type="float" office:value="6.21681818181818" calcext:value-type="float">
            <text:p>6.2168181818</text:p>
          </table:table-cell>
          <table:table-cell table:formula="of:=[.I102]*[.Q102]" office:value-type="float" office:value="5.5553367003367" calcext:value-type="float">
            <text:p>5.5553367003</text:p>
          </table:table-cell>
          <table:table-cell table:style-name="ce33" table:formula="of:=[.J102]*[.Q102]" office:value-type="float" office:value="5.86787878787879" calcext:value-type="float">
            <text:p>5.8678787879</text:p>
          </table:table-cell>
          <table:table-cell table:style-name="ce19" table:formula="of:=[.K102]*[.Q102]" office:value-type="float" office:value="6.25638047138047" calcext:value-type="float">
            <text:p>6.2563804714</text:p>
          </table:table-cell>
          <table:table-cell table:formula="of:=[.L102]*[.Q102]" office:value-type="float" office:value="5.72387205387205" calcext:value-type="float">
            <text:p>5.7238720539</text:p>
          </table:table-cell>
          <table:table-cell table:style-name="ce33" table:formula="of:=[.M102]*[.Q102]" office:value-type="float" office:value="5.9786531986532" calcext:value-type="float">
            <text:p>5.9786531987</text:p>
          </table:table-cell>
          <table:table-cell table:style-name="ce19" table:formula="of:=[.N102]*[.Q102]" office:value-type="float" office:value="6.21681818181818" calcext:value-type="float">
            <text:p>6.2168181818</text:p>
          </table:table-cell>
          <table:table-cell table:formula="of:=[.O102]*[.Q102]" office:value-type="float" office:value="5.5553367003367" calcext:value-type="float">
            <text:p>5.5553367003</text:p>
          </table:table-cell>
          <table:table-cell table:style-name="ce33" table:formula="of:=[.P102]*[.Q102]" office:value-type="float" office:value="5.86787878787879" calcext:value-type="float">
            <text:p>5.8678787879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SUM([.B104:.B111])" office:value-type="float" office:value="91.0576599326599" calcext:value-type="float">
            <text:p>91.0576599327</text:p>
          </table:table-cell>
          <table:table-cell table:formula="of:=SUM([.C104:.C111])" office:value-type="float" office:value="82.1558754208754" calcext:value-type="float">
            <text:p>82.1558754209</text:p>
          </table:table-cell>
          <table:table-cell table:style-name="ce33" table:formula="of:=SUM([.D104:.D111])" office:value-type="float" office:value="86.2554882154882" calcext:value-type="float">
            <text:p>86.2554882155</text:p>
          </table:table-cell>
          <table:table-cell table:style-name="ce19" table:formula="of:=SUM([.E104:.E111])" office:value-type="float" office:value="91.198063973064" calcext:value-type="float">
            <text:p>91.1980639731</text:p>
          </table:table-cell>
          <table:table-cell table:formula="of:=SUM([.F104:.F111])" office:value-type="float" office:value="82.3233333333334" calcext:value-type="float">
            <text:p>82.3233333333</text:p>
          </table:table-cell>
          <table:table-cell table:style-name="ce33" table:formula="of:=SUM([.G104:.G111])" office:value-type="float" office:value="86.4184848484848" calcext:value-type="float">
            <text:p>86.4184848485</text:p>
          </table:table-cell>
          <table:table-cell table:style-name="ce19" table:formula="of:=SUM([.H104:.H111])" office:value-type="float" office:value="91.1772558922559" calcext:value-type="float">
            <text:p>91.1772558923</text:p>
          </table:table-cell>
          <table:table-cell table:formula="of:=SUM([.I104:.I111])" office:value-type="float" office:value="82.3235521885522" calcext:value-type="float">
            <text:p>82.3235521886</text:p>
          </table:table-cell>
          <table:table-cell table:style-name="ce33" table:formula="of:=SUM([.J104:.J111])" office:value-type="float" office:value="86.4196464646465" calcext:value-type="float">
            <text:p>86.4196464646</text:p>
          </table:table-cell>
          <table:table-cell table:style-name="ce19" table:formula="of:=SUM([.K104:.K111])" office:value-type="float" office:value="91.198063973064" calcext:value-type="float">
            <text:p>91.1980639731</text:p>
          </table:table-cell>
          <table:table-cell table:formula="of:=SUM([.L104:.L111])" office:value-type="float" office:value="82.3233333333334" calcext:value-type="float">
            <text:p>82.3233333333</text:p>
          </table:table-cell>
          <table:table-cell table:style-name="ce33" table:formula="of:=SUM([.M104:.M111])" office:value-type="float" office:value="86.4184848484848" calcext:value-type="float">
            <text:p>86.4184848485</text:p>
          </table:table-cell>
          <table:table-cell table:style-name="ce19" table:formula="of:=SUM([.N104:.N111])" office:value-type="float" office:value="91.7693771043771" calcext:value-type="float">
            <text:p>91.7693771044</text:p>
          </table:table-cell>
          <table:table-cell table:formula="of:=SUM([.O104:.O111])" office:value-type="float" office:value="83.164696969697" calcext:value-type="float">
            <text:p>83.1646969697</text:p>
          </table:table-cell>
          <table:table-cell table:style-name="ce33" table:formula="of:=SUM([.P104:.P111])" office:value-type="float" office:value="87.1750505050505" calcext:value-type="float">
            <text:p>87.175050505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6" office:value-type="string" calcext:value-type="string" table:number-columns-spanned="3" table:number-rows-spanned="1">
            <text:p>Nltk crf 6 bef 1 aft bigram + POS + spec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bef 1 aft bigram + POS + spec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+ POS bef + spec + aft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+ POS bef + spec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+ POS bef + spec</text:p>
          </table:table-cell>
          <table:covered-table-cell table:style-name="ce13"/>
          <table:covered-table-cell table:style-name="ce30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18" office:value-type="float" office:value="93.81" calcext:value-type="float">
            <text:p>93.81</text:p>
          </table:table-cell>
          <table:table-cell table:style-name="ce22" office:value-type="float" office:value="82.73" calcext:value-type="float">
            <text:p>82.73</text:p>
          </table:table-cell>
          <table:table-cell table:style-name="ce32" office:value-type="float" office:value="87.92" calcext:value-type="float">
            <text:p>87.92</text:p>
          </table:table-cell>
          <table:table-cell table:style-name="ce18" office:value-type="float" office:value="92.71" calcext:value-type="float">
            <text:p>92.71</text:p>
          </table:table-cell>
          <table:table-cell table:style-name="ce22" office:value-type="float" office:value="80.91" calcext:value-type="float">
            <text:p>80.91</text:p>
          </table:table-cell>
          <table:table-cell table:style-name="ce32" office:value-type="float" office:value="86.41" calcext:value-type="float">
            <text:p>86.41</text:p>
          </table:table-cell>
          <table:table-cell table:style-name="ce18" office:value-type="float" office:value="92.78" calcext:value-type="float">
            <text:p>92.78</text:p>
          </table:table-cell>
          <table:table-cell table:style-name="ce22" office:value-type="float" office:value="81.82" calcext:value-type="float">
            <text:p>81.82</text:p>
          </table:table-cell>
          <table:table-cell table:style-name="ce32" office:value-type="float" office:value="86.96" calcext:value-type="float">
            <text:p>86.96</text:p>
          </table:table-cell>
          <table:table-cell table:style-name="ce18" office:value-type="float" office:value="93" calcext:value-type="float">
            <text:p>93</text:p>
          </table:table-cell>
          <table:table-cell table:style-name="ce22" office:value-type="float" office:value="84.55" calcext:value-type="float">
            <text:p>84.55</text:p>
          </table:table-cell>
          <table:table-cell table:style-name="ce32" office:value-type="float" office:value="88.57" calcext:value-type="float">
            <text:p>88.57</text:p>
          </table:table-cell>
          <table:table-cell table:style-name="ce18" office:value-type="float" office:value="92.86" calcext:value-type="float">
            <text:p>92.86</text:p>
          </table:table-cell>
          <table:table-cell table:style-name="ce22" office:value-type="float" office:value="82.73" calcext:value-type="float">
            <text:p>82.73</text:p>
          </table:table-cell>
          <table:table-cell table:style-name="ce32" office:value-type="float" office:value="87.5" calcext:value-type="float">
            <text:p>87.5</text:p>
          </table:table-cell>
          <table:table-cell office:value-type="float" office:value="0.185185185185185" calcext:value-type="float">
            <text:p>0.185185185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18" office:value-type="float" office:value="91.49" calcext:value-type="float">
            <text:p>91.49</text:p>
          </table:table-cell>
          <table:table-cell table:style-name="ce24" office:value-type="float" office:value="89.58" calcext:value-type="float">
            <text:p>89.58</text:p>
          </table:table-cell>
          <table:table-cell table:style-name="ce32" office:value-type="float" office:value="90.52" calcext:value-type="float">
            <text:p>90.52</text:p>
          </table:table-cell>
          <table:table-cell table:style-name="ce18" office:value-type="float" office:value="90.78" calcext:value-type="float">
            <text:p>90.78</text:p>
          </table:table-cell>
          <table:table-cell table:style-name="ce24" office:value-type="float" office:value="88.89" calcext:value-type="float">
            <text:p>88.89</text:p>
          </table:table-cell>
          <table:table-cell table:style-name="ce32" office:value-type="float" office:value="89.83" calcext:value-type="float">
            <text:p>89.83</text:p>
          </table:table-cell>
          <table:table-cell table:style-name="ce18" office:value-type="float" office:value="89.93" calcext:value-type="float">
            <text:p>89.93</text:p>
          </table:table-cell>
          <table:table-cell table:style-name="ce24" office:value-type="float" office:value="86.81" calcext:value-type="float">
            <text:p>86.81</text:p>
          </table:table-cell>
          <table:table-cell table:style-name="ce32" office:value-type="float" office:value="88.34" calcext:value-type="float">
            <text:p>88.34</text:p>
          </table:table-cell>
          <table:table-cell table:style-name="ce18" office:value-type="float" office:value="90.65" calcext:value-type="float">
            <text:p>90.65</text:p>
          </table:table-cell>
          <table:table-cell table:style-name="ce24" office:value-type="float" office:value="87.5" calcext:value-type="float">
            <text:p>87.5</text:p>
          </table:table-cell>
          <table:table-cell table:style-name="ce32" office:value-type="float" office:value="89.05" calcext:value-type="float">
            <text:p>89.05</text:p>
          </table:table-cell>
          <table:table-cell table:style-name="ce18" office:value-type="float" office:value="90.78" calcext:value-type="float">
            <text:p>90.78</text:p>
          </table:table-cell>
          <table:table-cell table:style-name="ce24" office:value-type="float" office:value="88.89" calcext:value-type="float">
            <text:p>88.89</text:p>
          </table:table-cell>
          <table:table-cell table:style-name="ce32" office:value-type="float" office:value="89.83" calcext:value-type="float">
            <text:p>89.83</text:p>
          </table:table-cell>
          <table:table-cell office:value-type="float" office:value="0.242424242424242" calcext:value-type="float">
            <text:p>0.242424242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18" office:value-type="float" office:value="88.64" calcext:value-type="float">
            <text:p>88.64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1.25" calcext:value-type="float">
            <text:p>81.25</text:p>
          </table:table-cell>
          <table:table-cell table:style-name="ce18" office:value-type="float" office:value="88.64" calcext:value-type="float">
            <text:p>88.64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1.25" calcext:value-type="float">
            <text:p>81.25</text:p>
          </table:table-cell>
          <table:table-cell table:style-name="ce18" office:value-type="float" office:value="88.64" calcext:value-type="float">
            <text:p>88.64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1.25" calcext:value-type="float">
            <text:p>81.25</text:p>
          </table:table-cell>
          <table:table-cell table:style-name="ce18" office:value-type="float" office:value="89.36" calcext:value-type="float">
            <text:p>89.36</text:p>
          </table:table-cell>
          <table:table-cell table:style-name="ce24" office:value-type="float" office:value="80.77" calcext:value-type="float">
            <text:p>80.77</text:p>
          </table:table-cell>
          <table:table-cell table:style-name="ce32" office:value-type="float" office:value="84.85" calcext:value-type="float">
            <text:p>84.85</text:p>
          </table:table-cell>
          <table:table-cell table:style-name="ce18" office:value-type="float" office:value="86.67" calcext:value-type="float">
            <text:p>86.67</text:p>
          </table:table-cell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office:value-type="float" office:value="0.0875420875420875" calcext:value-type="float">
            <text:p>0.087542087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18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32" office:value-type="float" office:value="89.28" calcext:value-type="float">
            <text:p>89.28</text:p>
          </table:table-cell>
          <table:table-cell table:style-name="ce18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2.14" calcext:value-type="float">
            <text:p>82.14</text:p>
          </table:table-cell>
          <table:table-cell table:style-name="ce24"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office:value-type="float" office:value="0.0437710437710438" calcext:value-type="float">
            <text:p>0.043771043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18" office:value-type="float" office:value="95.05" calcext:value-type="float">
            <text:p>95.05</text:p>
          </table:table-cell>
          <table:table-cell table:style-name="ce24"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table:style-name="ce18" office:value-type="float" office:value="95.05" calcext:value-type="float">
            <text:p>95.05</text:p>
          </table:table-cell>
          <table:table-cell table:style-name="ce24"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table:style-name="ce18" office:value-type="float" office:value="95.05" calcext:value-type="float">
            <text:p>95.05</text:p>
          </table:table-cell>
          <table:table-cell table:style-name="ce24"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table:style-name="ce18" office:value-type="float" office:value="95.15" calcext:value-type="float">
            <text:p>95.15</text:p>
          </table:table-cell>
          <table:table-cell table:style-name="ce24"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05" calcext:value-type="float">
            <text:p>95.05</text:p>
          </table:table-cell>
          <table:table-cell table:style-name="ce24"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office:value-type="float" office:value="0.183501683501684" calcext:value-type="float">
            <text:p>0.183501683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32" office:value-type="float" office:value="89.16" calcext:value-type="float">
            <text:p>89.16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office:value-type="float" office:value="0.0757575757575758" calcext:value-type="float">
            <text:p>0.075757575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78.69" calcext:value-type="float">
            <text:p>78.69</text:p>
          </table:table-cell>
          <table:table-cell table:style-name="ce32" office:value-type="float" office:value="86.49" calcext:value-type="float">
            <text:p>86.49</text:p>
          </table:table-cell>
          <table:table-cell table:style-name="ce18" office:value-type="float" office:value="95.74" calcext:value-type="float">
            <text:p>95.74</text:p>
          </table:table-cell>
          <table:table-cell table:style-name="ce24" office:value-type="float" office:value="73.77" calcext:value-type="float">
            <text:p>73.77</text:p>
          </table:table-cell>
          <table:table-cell table:style-name="ce32" office:value-type="float" office:value="83.33" calcext:value-type="float">
            <text:p>83.33</text:p>
          </table:table-cell>
          <table:table-cell table:style-name="ce18" office:value-type="float" office:value="95.83" calcext:value-type="float">
            <text:p>95.83</text:p>
          </table:table-cell>
          <table:table-cell table:style-name="ce24" office:value-type="float" office:value="75.41" calcext:value-type="float">
            <text:p>75.41</text:p>
          </table:table-cell>
          <table:table-cell table:style-name="ce32" office:value-type="float" office:value="84.4" calcext:value-type="float">
            <text:p>84.4</text:p>
          </table:table-cell>
          <table:table-cell table:style-name="ce18" office:value-type="float" office:value="95.83" calcext:value-type="float">
            <text:p>95.83</text:p>
          </table:table-cell>
          <table:table-cell table:style-name="ce24" office:value-type="float" office:value="75.41" calcext:value-type="float">
            <text:p>75.41</text:p>
          </table:table-cell>
          <table:table-cell table:style-name="ce32" office:value-type="float" office:value="84.4" calcext:value-type="float">
            <text:p>84.4</text:p>
          </table:table-cell>
          <table:table-cell table:style-name="ce18" office:value-type="float" office:value="96.08" calcext:value-type="float">
            <text:p>96.08</text:p>
          </table:table-cell>
          <table:table-cell table:style-name="ce24" office:value-type="float" office:value="80.33" calcext:value-type="float">
            <text:p>80.33</text:p>
          </table:table-cell>
          <table:table-cell table:style-name="ce32" office:value-type="float" office:value="87.5" calcext:value-type="float">
            <text:p>87.5</text:p>
          </table:table-cell>
          <table:table-cell office:value-type="float" office:value="0.102693602693603" calcext:value-type="float">
            <text:p>0.102693602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7" office:value-type="float" office:value="85" calcext:value-type="float">
            <text:p>85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31" office:value-type="float" office:value="78.16" calcext:value-type="float">
            <text:p>78.16</text:p>
          </table:table-cell>
          <table:table-cell table:style-name="ce17" office:value-type="float" office:value="88.1" calcext:value-type="float">
            <text:p>88.1</text:p>
          </table:table-cell>
          <table:table-cell table:style-name="ce21" office:value-type="float" office:value="78.72" calcext:value-type="float">
            <text:p>78.72</text:p>
          </table:table-cell>
          <table:table-cell table:style-name="ce31" office:value-type="float" office:value="83.15" calcext:value-type="float">
            <text:p>83.15</text:p>
          </table:table-cell>
          <table:table-cell table:style-name="ce17" office:value-type="float" office:value="85.37" calcext:value-type="float">
            <text:p>85.37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9.55" calcext:value-type="float">
            <text:p>79.55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  <table:table-cell table:style-name="ce17" office:value-type="float" office:value="81.4" calcext:value-type="float">
            <text:p>81.4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7.78" calcext:value-type="float">
            <text:p>77.78</text:p>
          </table:table-cell>
          <table:table-cell office:value-type="float" office:value="0.0791245791245791" calcext:value-type="float">
            <text:p>0.079124579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92.3145286195286" calcext:value-type="float">
            <text:p>92.3145286195</text:p>
          </table:table-cell>
          <table:table-cell table:style-name="ce13" office:value-type="float" office:value="83.8371717171717" calcext:value-type="float">
            <text:p>83.8371717172</text:p>
          </table:table-cell>
          <table:table-cell table:style-name="ce30" office:value-type="float" office:value="87.7653872053872" calcext:value-type="float">
            <text:p>87.7653872054</text:p>
          </table:table-cell>
          <table:table-cell table:style-name="ce4" office:value-type="float" office:value="92.2093771043771" calcext:value-type="float">
            <text:p>92.2093771044</text:p>
          </table:table-cell>
          <table:table-cell table:style-name="ce13" office:value-type="float" office:value="83.6690235690236" calcext:value-type="float">
            <text:p>83.669023569</text:p>
          </table:table-cell>
          <table:table-cell table:style-name="ce30" office:value-type="float" office:value="87.568265993266" calcext:value-type="float">
            <text:p>87.5682659933</text:p>
          </table:table-cell>
          <table:table-cell table:style-name="ce4" office:value-type="float" office:value="91.7521212121212" calcext:value-type="float">
            <text:p>91.7521212121</text:p>
          </table:table-cell>
          <table:table-cell table:style-name="ce13" office:value-type="float" office:value="82.6606565656566" calcext:value-type="float">
            <text:p>82.6606565657</text:p>
          </table:table-cell>
          <table:table-cell table:style-name="ce30" office:value-type="float" office:value="86.8544781144781" calcext:value-type="float">
            <text:p>86.8544781145</text:p>
          </table:table-cell>
          <table:table-cell table:style-name="ce4" office:value-type="float" office:value="91.5160437710438" calcext:value-type="float">
            <text:p>91.516043771</text:p>
          </table:table-cell>
          <table:table-cell table:style-name="ce13" office:value-type="float" office:value="84.0073569023569" calcext:value-type="float">
            <text:p>84.0073569024</text:p>
          </table:table-cell>
          <table:table-cell table:style-name="ce30" office:value-type="float" office:value="87.5024242424242" calcext:value-type="float">
            <text:p>87.5024242424</text:p>
          </table:table-cell>
          <table:table-cell table:style-name="ce4" office:value-type="float" office:value="91.5173905723906" calcext:value-type="float">
            <text:p>91.5173905724</text:p>
          </table:table-cell>
          <table:table-cell table:style-name="ce13" office:value-type="float" office:value="84.0068518518519" calcext:value-type="float">
            <text:p>84.0068518519</text:p>
          </table:table-cell>
          <table:table-cell table:style-name="ce30" office:value-type="float" office:value="87.5204545454546" calcext:value-type="float">
            <text:p>87.5204545455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16]*[.Q116]" office:value-type="float" office:value="17.3722222222222" calcext:value-type="float">
            <text:p>17.3722222222</text:p>
          </table:table-cell>
          <table:table-cell table:formula="of:=[.C116]*[.Q116]" office:value-type="float" office:value="15.3203703703704" calcext:value-type="float">
            <text:p>15.3203703704</text:p>
          </table:table-cell>
          <table:table-cell table:style-name="ce33" table:formula="of:=[.D116]*[.Q116]" office:value-type="float" office:value="16.2814814814815" calcext:value-type="float">
            <text:p>16.2814814815</text:p>
          </table:table-cell>
          <table:table-cell table:style-name="ce19" table:formula="of:=[.E116]*[.Q116]" office:value-type="float" office:value="17.1685185185185" calcext:value-type="float">
            <text:p>17.1685185185</text:p>
          </table:table-cell>
          <table:table-cell table:formula="of:=[.F116]*[.Q116]" office:value-type="float" office:value="14.9833333333333" calcext:value-type="float">
            <text:p>14.9833333333</text:p>
          </table:table-cell>
          <table:table-cell table:style-name="ce33" table:formula="of:=[.G116]*[.Q116]" office:value-type="float" office:value="16.0018518518519" calcext:value-type="float">
            <text:p>16.0018518519</text:p>
          </table:table-cell>
          <table:table-cell table:style-name="ce19" table:formula="of:=[.H116]*[.Q116]" office:value-type="float" office:value="17.1814814814815" calcext:value-type="float">
            <text:p>17.1814814815</text:p>
          </table:table-cell>
          <table:table-cell table:formula="of:=[.I116]*[.Q116]" office:value-type="float" office:value="15.1518518518518" calcext:value-type="float">
            <text:p>15.1518518519</text:p>
          </table:table-cell>
          <table:table-cell table:style-name="ce33" table:formula="of:=[.J116]*[.Q116]" office:value-type="float" office:value="16.1037037037037" calcext:value-type="float">
            <text:p>16.1037037037</text:p>
          </table:table-cell>
          <table:table-cell table:style-name="ce19" table:formula="of:=[.K116]*[.Q116]" office:value-type="float" office:value="17.2222222222222" calcext:value-type="float">
            <text:p>17.2222222222</text:p>
          </table:table-cell>
          <table:table-cell table:formula="of:=[.L116]*[.Q116]" office:value-type="float" office:value="15.6574074074074" calcext:value-type="float">
            <text:p>15.6574074074</text:p>
          </table:table-cell>
          <table:table-cell table:style-name="ce33" table:formula="of:=[.M116]*[.Q116]" office:value-type="float" office:value="16.4018518518518" calcext:value-type="float">
            <text:p>16.4018518519</text:p>
          </table:table-cell>
          <table:table-cell table:style-name="ce19" table:formula="of:=[.N116]*[.Q116]" office:value-type="float" office:value="17.1962962962963" calcext:value-type="float">
            <text:p>17.1962962963</text:p>
          </table:table-cell>
          <table:table-cell table:formula="of:=[.O116]*[.Q116]" office:value-type="float" office:value="15.3203703703704" calcext:value-type="float">
            <text:p>15.3203703704</text:p>
          </table:table-cell>
          <table:table-cell table:style-name="ce33" table:formula="of:=[.P116]*[.Q116]" office:value-type="float" office:value="16.2037037037037" calcext:value-type="float">
            <text:p>16.2037037037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17]*[.Q117]" office:value-type="float" office:value="22.1793939393939" calcext:value-type="float">
            <text:p>22.1793939394</text:p>
          </table:table-cell>
          <table:table-cell table:formula="of:=[.C117]*[.Q117]" office:value-type="float" office:value="21.7163636363636" calcext:value-type="float">
            <text:p>21.7163636364</text:p>
          </table:table-cell>
          <table:table-cell table:style-name="ce33" table:formula="of:=[.D117]*[.Q117]" office:value-type="float" office:value="21.9442424242424" calcext:value-type="float">
            <text:p>21.9442424242</text:p>
          </table:table-cell>
          <table:table-cell table:style-name="ce19" table:formula="of:=[.E117]*[.Q117]" office:value-type="float" office:value="22.0072727272727" calcext:value-type="float">
            <text:p>22.0072727273</text:p>
          </table:table-cell>
          <table:table-cell table:formula="of:=[.F117]*[.Q117]" office:value-type="float" office:value="21.5490909090909" calcext:value-type="float">
            <text:p>21.5490909091</text:p>
          </table:table-cell>
          <table:table-cell table:style-name="ce33" table:formula="of:=[.G117]*[.Q117]" office:value-type="float" office:value="21.7769696969697" calcext:value-type="float">
            <text:p>21.776969697</text:p>
          </table:table-cell>
          <table:table-cell table:style-name="ce19" table:formula="of:=[.H117]*[.Q117]" office:value-type="float" office:value="21.8012121212121" calcext:value-type="float">
            <text:p>21.8012121212</text:p>
          </table:table-cell>
          <table:table-cell table:formula="of:=[.I117]*[.Q117]" office:value-type="float" office:value="21.0448484848485" calcext:value-type="float">
            <text:p>21.0448484848</text:p>
          </table:table-cell>
          <table:table-cell table:style-name="ce33" table:formula="of:=[.J117]*[.Q117]" office:value-type="float" office:value="21.4157575757576" calcext:value-type="float">
            <text:p>21.4157575758</text:p>
          </table:table-cell>
          <table:table-cell table:style-name="ce19" table:formula="of:=[.K117]*[.Q117]" office:value-type="float" office:value="21.9757575757576" calcext:value-type="float">
            <text:p>21.9757575758</text:p>
          </table:table-cell>
          <table:table-cell table:formula="of:=[.L117]*[.Q117]" office:value-type="float" office:value="21.2121212121212" calcext:value-type="float">
            <text:p>21.2121212121</text:p>
          </table:table-cell>
          <table:table-cell table:style-name="ce33" table:formula="of:=[.M117]*[.Q117]" office:value-type="float" office:value="21.5878787878788" calcext:value-type="float">
            <text:p>21.5878787879</text:p>
          </table:table-cell>
          <table:table-cell table:style-name="ce19" table:formula="of:=[.N117]*[.Q117]" office:value-type="float" office:value="22.0072727272727" calcext:value-type="float">
            <text:p>22.0072727273</text:p>
          </table:table-cell>
          <table:table-cell table:formula="of:=[.O117]*[.Q117]" office:value-type="float" office:value="21.5490909090909" calcext:value-type="float">
            <text:p>21.5490909091</text:p>
          </table:table-cell>
          <table:table-cell table:style-name="ce33" table:formula="of:=[.P117]*[.Q117]" office:value-type="float" office:value="21.7769696969697" calcext:value-type="float">
            <text:p>21.776969697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18]*[.Q118]" office:value-type="float" office:value="7.75973063973064" calcext:value-type="float">
            <text:p>7.7597306397</text:p>
          </table:table-cell>
          <table:table-cell table:formula="of:=[.C118]*[.Q118]" office:value-type="float" office:value="6.56565656565656" calcext:value-type="float">
            <text:p>6.5656565657</text:p>
          </table:table-cell>
          <table:table-cell table:style-name="ce33" table:formula="of:=[.D118]*[.Q118]" office:value-type="float" office:value="7.11279461279461" calcext:value-type="float">
            <text:p>7.1127946128</text:p>
          </table:table-cell>
          <table:table-cell table:style-name="ce19" table:formula="of:=[.E118]*[.Q118]" office:value-type="float" office:value="7.75973063973064" calcext:value-type="float">
            <text:p>7.7597306397</text:p>
          </table:table-cell>
          <table:table-cell table:formula="of:=[.F118]*[.Q118]" office:value-type="float" office:value="6.56565656565656" calcext:value-type="float">
            <text:p>6.5656565657</text:p>
          </table:table-cell>
          <table:table-cell table:style-name="ce33" table:formula="of:=[.G118]*[.Q118]" office:value-type="float" office:value="7.11279461279461" calcext:value-type="float">
            <text:p>7.1127946128</text:p>
          </table:table-cell>
          <table:table-cell table:style-name="ce19" table:formula="of:=[.H118]*[.Q118]" office:value-type="float" office:value="7.75973063973064" calcext:value-type="float">
            <text:p>7.7597306397</text:p>
          </table:table-cell>
          <table:table-cell table:formula="of:=[.I118]*[.Q118]" office:value-type="float" office:value="6.56565656565656" calcext:value-type="float">
            <text:p>6.5656565657</text:p>
          </table:table-cell>
          <table:table-cell table:style-name="ce33" table:formula="of:=[.J118]*[.Q118]" office:value-type="float" office:value="7.11279461279461" calcext:value-type="float">
            <text:p>7.1127946128</text:p>
          </table:table-cell>
          <table:table-cell table:style-name="ce19" table:formula="of:=[.K118]*[.Q118]" office:value-type="float" office:value="7.82276094276094" calcext:value-type="float">
            <text:p>7.8227609428</text:p>
          </table:table-cell>
          <table:table-cell table:formula="of:=[.L118]*[.Q118]" office:value-type="float" office:value="7.07077441077441" calcext:value-type="float">
            <text:p>7.0707744108</text:p>
          </table:table-cell>
          <table:table-cell table:style-name="ce33" table:formula="of:=[.M118]*[.Q118]" office:value-type="float" office:value="7.42794612794613" calcext:value-type="float">
            <text:p>7.4279461279</text:p>
          </table:table-cell>
          <table:table-cell table:style-name="ce19" table:formula="of:=[.N118]*[.Q118]" office:value-type="float" office:value="7.58727272727273" calcext:value-type="float">
            <text:p>7.5872727273</text:p>
          </table:table-cell>
          <table:table-cell table:formula="of:=[.O118]*[.Q118]" office:value-type="float" office:value="6.56565656565656" calcext:value-type="float">
            <text:p>6.5656565657</text:p>
          </table:table-cell>
          <table:table-cell table:style-name="ce33" table:formula="of:=[.P118]*[.Q118]" office:value-type="float" office:value="7.03925925925926" calcext:value-type="float">
            <text:p>7.0392592593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19]*[.Q119]" office:value-type="float" office:value="3.59535353535354" calcext:value-type="float">
            <text:p>3.5953535354</text:p>
          </table:table-cell>
          <table:table-cell table:formula="of:=[.C119]*[.Q119]" office:value-type="float" office:value="3.87198653198653" calcext:value-type="float">
            <text:p>3.871986532</text:p>
          </table:table-cell>
          <table:table-cell table:style-name="ce33" table:formula="of:=[.D119]*[.Q119]" office:value-type="float" office:value="3.72841750841751" calcext:value-type="float">
            <text:p>3.7284175084</text:p>
          </table:table-cell>
          <table:table-cell table:style-name="ce19" table:formula="of:=[.E119]*[.Q119]" office:value-type="float" office:value="3.64744107744108" calcext:value-type="float">
            <text:p>3.6474410774</text:p>
          </table:table-cell>
          <table:table-cell table:formula="of:=[.F119]*[.Q119]" office:value-type="float" office:value="4.20858585858586" calcext:value-type="float">
            <text:p>4.2085858586</text:p>
          </table:table-cell>
          <table:table-cell table:style-name="ce33" table:formula="of:=[.G119]*[.Q119]" office:value-type="float" office:value="3.90787878787879" calcext:value-type="float">
            <text:p>3.9078787879</text:p>
          </table:table-cell>
          <table:table-cell table:style-name="ce19" table:formula="of:=[.H119]*[.Q119]" office:value-type="float" office:value="3.59535353535354" calcext:value-type="float">
            <text:p>3.5953535354</text:p>
          </table:table-cell>
          <table:table-cell table:formula="of:=[.I119]*[.Q119]" office:value-type="float" office:value="3.87198653198653" calcext:value-type="float">
            <text:p>3.871986532</text:p>
          </table:table-cell>
          <table:table-cell table:style-name="ce33" table:formula="of:=[.J119]*[.Q119]" office:value-type="float" office:value="3.72841750841751" calcext:value-type="float">
            <text:p>3.7284175084</text:p>
          </table:table-cell>
          <table:table-cell table:style-name="ce19" table:formula="of:=[.K119]*[.Q119]" office:value-type="float" office:value="3.59535353535354" calcext:value-type="float">
            <text:p>3.5953535354</text:p>
          </table:table-cell>
          <table:table-cell table:formula="of:=[.L119]*[.Q119]" office:value-type="float" office:value="3.87198653198653" calcext:value-type="float">
            <text:p>3.871986532</text:p>
          </table:table-cell>
          <table:table-cell table:style-name="ce33" table:formula="of:=[.M119]*[.Q119]" office:value-type="float" office:value="3.72841750841751" calcext:value-type="float">
            <text:p>3.7284175084</text:p>
          </table:table-cell>
          <table:table-cell table:style-name="ce19" table:formula="of:=[.N119]*[.Q119]" office:value-type="float" office:value="3.59535353535354" calcext:value-type="float">
            <text:p>3.5953535354</text:p>
          </table:table-cell>
          <table:table-cell table:formula="of:=[.O119]*[.Q119]" office:value-type="float" office:value="3.87198653198653" calcext:value-type="float">
            <text:p>3.871986532</text:p>
          </table:table-cell>
          <table:table-cell table:style-name="ce33" table:formula="of:=[.P119]*[.Q119]" office:value-type="float" office:value="3.72841750841751" calcext:value-type="float">
            <text:p>3.7284175084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20]*[.Q120]" office:value-type="float" office:value="17.441835016835" calcext:value-type="float">
            <text:p>17.4418350168</text:p>
          </table:table-cell>
          <table:table-cell table:formula="of:=[.C120]*[.Q120]" office:value-type="float" office:value="16.1609932659933" calcext:value-type="float">
            <text:p>16.160993266</text:p>
          </table:table-cell>
          <table:table-cell table:style-name="ce33" table:formula="of:=[.D120]*[.Q120]" office:value-type="float" office:value="16.7775589225589" calcext:value-type="float">
            <text:p>16.7775589226</text:p>
          </table:table-cell>
          <table:table-cell table:style-name="ce19" table:formula="of:=[.E120]*[.Q120]" office:value-type="float" office:value="17.441835016835" calcext:value-type="float">
            <text:p>17.4418350168</text:p>
          </table:table-cell>
          <table:table-cell table:formula="of:=[.F120]*[.Q120]" office:value-type="float" office:value="16.1609932659933" calcext:value-type="float">
            <text:p>16.160993266</text:p>
          </table:table-cell>
          <table:table-cell table:style-name="ce33" table:formula="of:=[.G120]*[.Q120]" office:value-type="float" office:value="16.7775589225589" calcext:value-type="float">
            <text:p>16.7775589226</text:p>
          </table:table-cell>
          <table:table-cell table:style-name="ce19" table:formula="of:=[.H120]*[.Q120]" office:value-type="float" office:value="17.441835016835" calcext:value-type="float">
            <text:p>17.4418350168</text:p>
          </table:table-cell>
          <table:table-cell table:formula="of:=[.I120]*[.Q120]" office:value-type="float" office:value="16.1609932659933" calcext:value-type="float">
            <text:p>16.160993266</text:p>
          </table:table-cell>
          <table:table-cell table:style-name="ce33" table:formula="of:=[.J120]*[.Q120]" office:value-type="float" office:value="16.7775589225589" calcext:value-type="float">
            <text:p>16.7775589226</text:p>
          </table:table-cell>
          <table:table-cell table:style-name="ce19" table:formula="of:=[.K120]*[.Q120]" office:value-type="float" office:value="17.4601851851852" calcext:value-type="float">
            <text:p>17.4601851852</text:p>
          </table:table-cell>
          <table:table-cell table:formula="of:=[.L120]*[.Q120]" office:value-type="float" office:value="16.4986363636364" calcext:value-type="float">
            <text:p>16.4986363636</text:p>
          </table:table-cell>
          <table:table-cell table:style-name="ce33" table:formula="of:=[.M120]*[.Q120]" office:value-type="float" office:value="16.9665656565657" calcext:value-type="float">
            <text:p>16.9665656566</text:p>
          </table:table-cell>
          <table:table-cell table:style-name="ce19" table:formula="of:=[.N120]*[.Q120]" office:value-type="float" office:value="17.441835016835" calcext:value-type="float">
            <text:p>17.4418350168</text:p>
          </table:table-cell>
          <table:table-cell table:formula="of:=[.O120]*[.Q120]" office:value-type="float" office:value="16.1609932659933" calcext:value-type="float">
            <text:p>16.160993266</text:p>
          </table:table-cell>
          <table:table-cell table:style-name="ce33" table:formula="of:=[.P120]*[.Q120]" office:value-type="float" office:value="16.7775589225589" calcext:value-type="float">
            <text:p>16.7775589226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21]*[.Q121]" office:value-type="float" office:value="7.38181818181818" calcext:value-type="float">
            <text:p>7.3818181818</text:p>
          </table:table-cell>
          <table:table-cell table:formula="of:=[.C121]*[.Q121]" office:value-type="float" office:value="6.3969696969697" calcext:value-type="float">
            <text:p>6.396969697</text:p>
          </table:table-cell>
          <table:table-cell table:style-name="ce33" table:formula="of:=[.D121]*[.Q121]" office:value-type="float" office:value="6.85454545454546" calcext:value-type="float">
            <text:p>6.8545454545</text:p>
          </table:table-cell>
          <table:table-cell table:style-name="ce19" table:formula="of:=[.E121]*[.Q121]" office:value-type="float" office:value="7.38181818181818" calcext:value-type="float">
            <text:p>7.3818181818</text:p>
          </table:table-cell>
          <table:table-cell table:formula="of:=[.F121]*[.Q121]" office:value-type="float" office:value="6.3969696969697" calcext:value-type="float">
            <text:p>6.396969697</text:p>
          </table:table-cell>
          <table:table-cell table:style-name="ce33" table:formula="of:=[.G121]*[.Q121]" office:value-type="float" office:value="6.85454545454546" calcext:value-type="float">
            <text:p>6.8545454545</text:p>
          </table:table-cell>
          <table:table-cell table:style-name="ce19" table:formula="of:=[.H121]*[.Q121]" office:value-type="float" office:value="7.37651515151515" calcext:value-type="float">
            <text:p>7.3765151515</text:p>
          </table:table-cell>
          <table:table-cell table:formula="of:=[.I121]*[.Q121]" office:value-type="float" office:value="6.22878787878788" calcext:value-type="float">
            <text:p>6.2287878788</text:p>
          </table:table-cell>
          <table:table-cell table:style-name="ce33" table:formula="of:=[.J121]*[.Q121]" office:value-type="float" office:value="6.75454545454546" calcext:value-type="float">
            <text:p>6.7545454545</text:p>
          </table:table-cell>
          <table:table-cell table:style-name="ce19" table:formula="of:=[.K121]*[.Q121]" office:value-type="float" office:value="7.38181818181818" calcext:value-type="float">
            <text:p>7.3818181818</text:p>
          </table:table-cell>
          <table:table-cell table:formula="of:=[.L121]*[.Q121]" office:value-type="float" office:value="6.3969696969697" calcext:value-type="float">
            <text:p>6.396969697</text:p>
          </table:table-cell>
          <table:table-cell table:style-name="ce33" table:formula="of:=[.M121]*[.Q121]" office:value-type="float" office:value="6.85454545454546" calcext:value-type="float">
            <text:p>6.8545454545</text:p>
          </table:table-cell>
          <table:table-cell table:style-name="ce19" table:formula="of:=[.N121]*[.Q121]" office:value-type="float" office:value="7.38181818181818" calcext:value-type="float">
            <text:p>7.3818181818</text:p>
          </table:table-cell>
          <table:table-cell table:formula="of:=[.O121]*[.Q121]" office:value-type="float" office:value="6.3969696969697" calcext:value-type="float">
            <text:p>6.396969697</text:p>
          </table:table-cell>
          <table:table-cell table:style-name="ce33" table:formula="of:=[.P121]*[.Q121]" office:value-type="float" office:value="6.85454545454546" calcext:value-type="float">
            <text:p>6.8545454545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22]*[.Q122]" office:value-type="float" office:value="9.85858585858586" calcext:value-type="float">
            <text:p>9.8585858586</text:p>
          </table:table-cell>
          <table:table-cell table:formula="of:=[.C122]*[.Q122]" office:value-type="float" office:value="8.08095959595962" calcext:value-type="float">
            <text:p>8.080959596</text:p>
          </table:table-cell>
          <table:table-cell table:style-name="ce33" table:formula="of:=[.D122]*[.Q122]" office:value-type="float" office:value="8.8819696969697" calcext:value-type="float">
            <text:p>8.881969697</text:p>
          </table:table-cell>
          <table:table-cell table:style-name="ce19" table:formula="of:=[.E122]*[.Q122]" office:value-type="float" office:value="9.83188552188552" calcext:value-type="float">
            <text:p>9.8318855219</text:p>
          </table:table-cell>
          <table:table-cell table:formula="of:=[.F122]*[.Q122]" office:value-type="float" office:value="7.57570707070709" calcext:value-type="float">
            <text:p>7.5757070707</text:p>
          </table:table-cell>
          <table:table-cell table:style-name="ce33" table:formula="of:=[.G122]*[.Q122]" office:value-type="float" office:value="8.55745791245791" calcext:value-type="float">
            <text:p>8.5574579125</text:p>
          </table:table-cell>
          <table:table-cell table:style-name="ce19" table:formula="of:=[.H122]*[.Q122]" office:value-type="float" office:value="9.84112794612795" calcext:value-type="float">
            <text:p>9.8411279461</text:p>
          </table:table-cell>
          <table:table-cell table:formula="of:=[.I122]*[.Q122]" office:value-type="float" office:value="7.7441245791246" calcext:value-type="float">
            <text:p>7.7441245791</text:p>
          </table:table-cell>
          <table:table-cell table:style-name="ce33" table:formula="of:=[.J122]*[.Q122]" office:value-type="float" office:value="8.66734006734007" calcext:value-type="float">
            <text:p>8.6673400673</text:p>
          </table:table-cell>
          <table:table-cell table:style-name="ce19" table:formula="of:=[.K122]*[.Q122]" office:value-type="float" office:value="9.84112794612795" calcext:value-type="float">
            <text:p>9.8411279461</text:p>
          </table:table-cell>
          <table:table-cell table:formula="of:=[.L122]*[.Q122]" office:value-type="float" office:value="7.7441245791246" calcext:value-type="float">
            <text:p>7.7441245791</text:p>
          </table:table-cell>
          <table:table-cell table:style-name="ce33" table:formula="of:=[.M122]*[.Q122]" office:value-type="float" office:value="8.66734006734007" calcext:value-type="float">
            <text:p>8.6673400673</text:p>
          </table:table-cell>
          <table:table-cell table:style-name="ce19" table:formula="of:=[.N122]*[.Q122]" office:value-type="float" office:value="9.86680134680135" calcext:value-type="float">
            <text:p>9.8668013468</text:p>
          </table:table-cell>
          <table:table-cell table:formula="of:=[.O122]*[.Q122]" office:value-type="float" office:value="8.24937710437713" calcext:value-type="float">
            <text:p>8.2493771044</text:p>
          </table:table-cell>
          <table:table-cell table:style-name="ce33" table:formula="of:=[.P122]*[.Q122]" office:value-type="float" office:value="8.98569023569024" calcext:value-type="float">
            <text:p>8.9856902357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[.B123]*[.Q123]" office:value-type="float" office:value="6.72558922558923" calcext:value-type="float">
            <text:p>6.7255892256</text:p>
          </table:table-cell>
          <table:table-cell table:formula="of:=[.C123]*[.Q123]" office:value-type="float" office:value="5.72387205387205" calcext:value-type="float">
            <text:p>5.7238720539</text:p>
          </table:table-cell>
          <table:table-cell table:style-name="ce33" table:formula="of:=[.D123]*[.Q123]" office:value-type="float" office:value="6.1843771043771" calcext:value-type="float">
            <text:p>6.1843771044</text:p>
          </table:table-cell>
          <table:table-cell table:style-name="ce19" table:formula="of:=[.E123]*[.Q123]" office:value-type="float" office:value="6.97087542087542" calcext:value-type="float">
            <text:p>6.9708754209</text:p>
          </table:table-cell>
          <table:table-cell table:formula="of:=[.F123]*[.Q123]" office:value-type="float" office:value="6.22868686868687" calcext:value-type="float">
            <text:p>6.2286868687</text:p>
          </table:table-cell>
          <table:table-cell table:style-name="ce33" table:formula="of:=[.G123]*[.Q123]" office:value-type="float" office:value="6.57920875420875" calcext:value-type="float">
            <text:p>6.5792087542</text:p>
          </table:table-cell>
          <table:table-cell table:style-name="ce19" table:formula="of:=[.H123]*[.Q123]" office:value-type="float" office:value="6.75486531986532" calcext:value-type="float">
            <text:p>6.7548653199</text:p>
          </table:table-cell>
          <table:table-cell table:formula="of:=[.I123]*[.Q123]" office:value-type="float" office:value="5.89240740740741" calcext:value-type="float">
            <text:p>5.8924074074</text:p>
          </table:table-cell>
          <table:table-cell table:style-name="ce33" table:formula="of:=[.J123]*[.Q123]" office:value-type="float" office:value="6.29436026936027" calcext:value-type="float">
            <text:p>6.2943602694</text:p>
          </table:table-cell>
          <table:table-cell table:style-name="ce19" table:formula="of:=[.K123]*[.Q123]" office:value-type="float" office:value="6.21681818181818" calcext:value-type="float">
            <text:p>6.2168181818</text:p>
          </table:table-cell>
          <table:table-cell table:formula="of:=[.L123]*[.Q123]" office:value-type="float" office:value="5.5553367003367" calcext:value-type="float">
            <text:p>5.5553367003</text:p>
          </table:table-cell>
          <table:table-cell table:style-name="ce33" table:formula="of:=[.M123]*[.Q123]" office:value-type="float" office:value="5.86787878787879" calcext:value-type="float">
            <text:p>5.8678787879</text:p>
          </table:table-cell>
          <table:table-cell table:style-name="ce19" table:formula="of:=[.N123]*[.Q123]" office:value-type="float" office:value="6.44074074074074" calcext:value-type="float">
            <text:p>6.4407407407</text:p>
          </table:table-cell>
          <table:table-cell table:formula="of:=[.O123]*[.Q123]" office:value-type="float" office:value="5.89240740740741" calcext:value-type="float">
            <text:p>5.8924074074</text:p>
          </table:table-cell>
          <table:table-cell table:style-name="ce33" table:formula="of:=[.P123]*[.Q123]" office:value-type="float" office:value="6.15430976430976" calcext:value-type="float">
            <text:p>6.1543097643</text:p>
          </table:table-cell>
          <table:table-cell table:number-columns-repeated="1008"/>
        </table:table-row>
        <table:table-row table:style-name="ro1">
          <table:table-cell/>
          <table:table-cell table:style-name="ce19" table:formula="of:=SUM([.B125:.B132])" office:value-type="float" office:value="92.3145286195286" calcext:value-type="float">
            <text:p>92.3145286195</text:p>
          </table:table-cell>
          <table:table-cell table:formula="of:=SUM([.C125:.C132])" office:value-type="float" office:value="83.8371717171717" calcext:value-type="float">
            <text:p>83.8371717172</text:p>
          </table:table-cell>
          <table:table-cell table:style-name="ce33" table:formula="of:=SUM([.D125:.D132])" office:value-type="float" office:value="87.7653872053872" calcext:value-type="float">
            <text:p>87.7653872054</text:p>
          </table:table-cell>
          <table:table-cell table:style-name="ce19" table:formula="of:=SUM([.E125:.E132])" office:value-type="float" office:value="92.2093771043771" calcext:value-type="float">
            <text:p>92.2093771044</text:p>
          </table:table-cell>
          <table:table-cell table:formula="of:=SUM([.F125:.F132])" office:value-type="float" office:value="83.6690235690236" calcext:value-type="float">
            <text:p>83.669023569</text:p>
          </table:table-cell>
          <table:table-cell table:style-name="ce33" table:formula="of:=SUM([.G125:.G132])" office:value-type="float" office:value="87.568265993266" calcext:value-type="float">
            <text:p>87.5682659933</text:p>
          </table:table-cell>
          <table:table-cell table:style-name="ce19" table:formula="of:=SUM([.H125:.H132])" office:value-type="float" office:value="91.7521212121212" calcext:value-type="float">
            <text:p>91.7521212121</text:p>
          </table:table-cell>
          <table:table-cell table:formula="of:=SUM([.I125:.I132])" office:value-type="float" office:value="82.6606565656566" calcext:value-type="float">
            <text:p>82.6606565657</text:p>
          </table:table-cell>
          <table:table-cell table:style-name="ce33" table:formula="of:=SUM([.J125:.J132])" office:value-type="float" office:value="86.8544781144781" calcext:value-type="float">
            <text:p>86.8544781145</text:p>
          </table:table-cell>
          <table:table-cell table:style-name="ce19" table:formula="of:=SUM([.K125:.K132])" office:value-type="float" office:value="91.5160437710438" calcext:value-type="float">
            <text:p>91.516043771</text:p>
          </table:table-cell>
          <table:table-cell table:formula="of:=SUM([.L125:.L132])" office:value-type="float" office:value="84.0073569023569" calcext:value-type="float">
            <text:p>84.0073569024</text:p>
          </table:table-cell>
          <table:table-cell table:style-name="ce33" table:formula="of:=SUM([.M125:.M132])" office:value-type="float" office:value="87.5024242424242" calcext:value-type="float">
            <text:p>87.5024242424</text:p>
          </table:table-cell>
          <table:table-cell table:style-name="ce19" table:formula="of:=SUM([.N125:.N132])" office:value-type="float" office:value="91.5173905723906" calcext:value-type="float">
            <text:p>91.5173905724</text:p>
          </table:table-cell>
          <table:table-cell table:formula="of:=SUM([.O125:.O132])" office:value-type="float" office:value="84.0068518518519" calcext:value-type="float">
            <text:p>84.0068518519</text:p>
          </table:table-cell>
          <table:table-cell table:style-name="ce33" table:formula="of:=SUM([.P125:.P132])" office:value-type="float" office:value="87.5204545454546" calcext:value-type="float">
            <text:p>87.520454545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6" office:value-type="string" calcext:value-type="string" table:number-columns-spanned="3" table:number-rows-spanned="1">
            <text:p>Nltk crf 6 bef 1 aft bigram + POS + spec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bef 1 aft bigram + POS + spec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bef 1 aft bigram + POS + spec</text:p>
          </table:table-cell>
          <table:covered-table-cell table:style-name="ce13"/>
          <table:covered-table-cell table:style-name="ce30"/>
          <table:table-cell table:number-columns-repeated="1014"/>
        </table:table-row>
        <table:table-row table:style-name="ro1">
          <table:table-cell table:style-name="ce2"/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eliculas</text:p>
          </table:table-cell>
          <table:table-cell table:style-name="ce18" office:value-type="float" office:value="93" calcext:value-type="float">
            <text:p>93</text:p>
          </table:table-cell>
          <table:table-cell table:style-name="ce22" office:value-type="float" office:value="84.55" calcext:value-type="float">
            <text:p>84.55</text:p>
          </table:table-cell>
          <table:table-cell table:style-name="ce32" office:value-type="float" office:value="88.57" calcext:value-type="float">
            <text:p>88.57</text:p>
          </table:table-cell>
          <table:table-cell table:style-name="ce18" office:value-type="float" office:value="92.93" calcext:value-type="float">
            <text:p>92.93</text:p>
          </table:table-cell>
          <table:table-cell table:style-name="ce22" office:value-type="float" office:value="83.64" calcext:value-type="float">
            <text:p>83.64</text:p>
          </table:table-cell>
          <table:table-cell table:style-name="ce32" office:value-type="float" office:value="88.04" calcext:value-type="float">
            <text:p>88.04</text:p>
          </table:table-cell>
          <table:table-cell table:style-name="ce18" office:value-type="float" office:value="92.93" calcext:value-type="float">
            <text:p>92.93</text:p>
          </table:table-cell>
          <table:table-cell table:style-name="ce22" office:value-type="float" office:value="83.64" calcext:value-type="float">
            <text:p>83.64</text:p>
          </table:table-cell>
          <table:table-cell table:style-name="ce32" office:value-type="float" office:value="88.04" calcext:value-type="float">
            <text:p>88.04</text:p>
          </table:table-cell>
          <table:table-cell table:number-columns-repeated="6"/>
          <table:table-cell office:value-type="float" office:value="0.185185185185185" calcext:value-type="float">
            <text:p>0.185185185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ibros</text:p>
          </table:table-cell>
          <table:table-cell table:style-name="ce18" office:value-type="float" office:value="90.85" calcext:value-type="float">
            <text:p>90.85</text:p>
          </table:table-cell>
          <table:table-cell table:style-name="ce24" office:value-type="float" office:value="89.58" calcext:value-type="float">
            <text:p>89.58</text:p>
          </table:table-cell>
          <table:table-cell table:style-name="ce32" office:value-type="float" office:value="90.21" calcext:value-type="float">
            <text:p>90.21</text:p>
          </table:table-cell>
          <table:table-cell table:style-name="ce18" office:value-type="float" office:value="90.85" calcext:value-type="float">
            <text:p>90.85</text:p>
          </table:table-cell>
          <table:table-cell table:style-name="ce24" office:value-type="float" office:value="89.58" calcext:value-type="float">
            <text:p>89.58</text:p>
          </table:table-cell>
          <table:table-cell table:style-name="ce32" office:value-type="float" office:value="90.21" calcext:value-type="float">
            <text:p>90.21</text:p>
          </table:table-cell>
          <table:table-cell table:style-name="ce18" office:value-type="float" office:value="90.85" calcext:value-type="float">
            <text:p>90.85</text:p>
          </table:table-cell>
          <table:table-cell table:style-name="ce24" office:value-type="float" office:value="89.58" calcext:value-type="float">
            <text:p>89.58</text:p>
          </table:table-cell>
          <table:table-cell table:style-name="ce32" office:value-type="float" office:value="90.21" calcext:value-type="float">
            <text:p>90.21</text:p>
          </table:table-cell>
          <table:table-cell table:number-columns-repeated="6"/>
          <table:table-cell office:value-type="float" office:value="0.242424242424242" calcext:value-type="float">
            <text:p>0.242424242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rdenadores</text:p>
          </table:table-cell>
          <table:table-cell table:style-name="ce18" office:value-type="float" office:value="89.13" calcext:value-type="float">
            <text:p>89.13</text:p>
          </table:table-cell>
          <table:table-cell table:style-name="ce24" office:value-type="float" office:value="78.85" calcext:value-type="float">
            <text:p>78.85</text:p>
          </table:table-cell>
          <table:table-cell table:style-name="ce32" office:value-type="float" office:value="83.68" calcext:value-type="float">
            <text:p>83.68</text:p>
          </table:table-cell>
          <table:table-cell table:style-name="ce18" office:value-type="float" office:value="89.13" calcext:value-type="float">
            <text:p>89.13</text:p>
          </table:table-cell>
          <table:table-cell table:style-name="ce24" office:value-type="float" office:value="78.85" calcext:value-type="float">
            <text:p>78.85</text:p>
          </table:table-cell>
          <table:table-cell table:style-name="ce32" office:value-type="float" office:value="83.68" calcext:value-type="float">
            <text:p>83.68</text:p>
          </table:table-cell>
          <table:table-cell table:style-name="ce18" office:value-type="float" office:value="89.13" calcext:value-type="float">
            <text:p>89.13</text:p>
          </table:table-cell>
          <table:table-cell table:style-name="ce24" office:value-type="float" office:value="78.85" calcext:value-type="float">
            <text:p>78.85</text:p>
          </table:table-cell>
          <table:table-cell table:style-name="ce32" office:value-type="float" office:value="83.68" calcext:value-type="float">
            <text:p>83.68</text:p>
          </table:table-cell>
          <table:table-cell table:number-columns-repeated="6"/>
          <table:table-cell office:value-type="float" office:value="0.0875420875420875" calcext:value-type="float">
            <text:p>0.087542087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usica</text:p>
          </table:table-cell>
          <table:table-cell table:style-name="ce18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32" office:value-type="float" office:value="89.28" calcext:value-type="float">
            <text:p>89.28</text:p>
          </table:table-cell>
          <table:table-cell table:style-name="ce18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32" office:value-type="float" office:value="89.28" calcext:value-type="float">
            <text:p>89.28</text:p>
          </table:table-cell>
          <table:table-cell table:style-name="ce18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32" office:value-type="float" office:value="89.28" calcext:value-type="float">
            <text:p>89.28</text:p>
          </table:table-cell>
          <table:table-cell table:number-columns-repeated="6"/>
          <table:table-cell office:value-type="float" office:value="0.0437710437710438" calcext:value-type="float">
            <text:p>0.043771043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viles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  <table:table-cell table:number-columns-repeated="6"/>
          <table:table-cell office:value-type="float" office:value="0.183501683501684" calcext:value-type="float">
            <text:p>0.183501683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avadoras</text:p>
          </table:table-cell>
          <table:table-cell table:style-name="ce18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87.81" calcext:value-type="float">
            <text:p>87.81</text:p>
          </table:table-cell>
          <table:table-cell table:style-name="ce18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87.81" calcext:value-type="float">
            <text:p>87.81</text:p>
          </table:table-cell>
          <table:table-cell table:style-name="ce18"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87.81" calcext:value-type="float">
            <text:p>87.81</text:p>
          </table:table-cell>
          <table:table-cell table:number-columns-repeated="6"/>
          <table:table-cell office:value-type="float" office:value="0.0757575757575758" calcext:value-type="float">
            <text:p>0.075757575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oteles</text:p>
          </table:table-cell>
          <table:table-cell table:style-name="ce18" office:value-type="float" office:value="95.92" calcext:value-type="float">
            <text:p>95.92</text:p>
          </table:table-cell>
          <table:table-cell table:style-name="ce24" office:value-type="float" office:value="77.05" calcext:value-type="float">
            <text:p>77.05</text:p>
          </table:table-cell>
          <table:table-cell table:style-name="ce32" office:value-type="float" office:value="85.46" calcext:value-type="float">
            <text:p>85.46</text:p>
          </table:table-cell>
          <table:table-cell table:style-name="ce18" office:value-type="float" office:value="96.08" calcext:value-type="float">
            <text:p>96.08</text:p>
          </table:table-cell>
          <table:table-cell table:style-name="ce24" office:value-type="float" office:value="80.33" calcext:value-type="float">
            <text:p>80.33</text:p>
          </table:table-cell>
          <table:table-cell table:style-name="ce32" office:value-type="float" office:value="87.5" calcext:value-type="float">
            <text:p>87.5</text:p>
          </table:table-cell>
          <table:table-cell table:style-name="ce18" office:value-type="float" office:value="96.08" calcext:value-type="float">
            <text:p>96.08</text:p>
          </table:table-cell>
          <table:table-cell table:style-name="ce24" office:value-type="float" office:value="80.33" calcext:value-type="float">
            <text:p>80.33</text:p>
          </table:table-cell>
          <table:table-cell table:style-name="ce32" office:value-type="float" office:value="87.5" calcext:value-type="float">
            <text:p>87.5</text:p>
          </table:table-cell>
          <table:table-cell table:number-columns-repeated="6"/>
          <table:table-cell office:value-type="float" office:value="0.102693602693603" calcext:value-type="float">
            <text:p>0.102693602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7" office:value-type="float" office:value="83.33" calcext:value-type="float">
            <text:p>83.33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8.65" calcext:value-type="float">
            <text:p>78.65</text:p>
          </table:table-cell>
          <table:table-cell table:style-name="ce17" office:value-type="float" office:value="83.33" calcext:value-type="float">
            <text:p>83.33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8.65" calcext:value-type="float">
            <text:p>78.65</text:p>
          </table:table-cell>
          <table:table-cell table:style-name="ce17" office:value-type="float" office:value="83.33" calcext:value-type="float">
            <text:p>83.33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8.65" calcext:value-type="float">
            <text:p>78.65</text:p>
          </table:table-cell>
          <table:table-cell table:number-columns-repeated="6"/>
          <table:table-cell office:value-type="float" office:value="0.0791245791245791" calcext:value-type="float">
            <text:p>0.079124579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92.3145286195286" calcext:value-type="float">
            <text:p>92.3145286195</text:p>
          </table:table-cell>
          <table:table-cell table:style-name="ce13" office:value-type="float" office:value="83.8371717171717" calcext:value-type="float">
            <text:p>83.8371717172</text:p>
          </table:table-cell>
          <table:table-cell table:style-name="ce30" office:value-type="float" office:value="87.7653872053872" calcext:value-type="float">
            <text:p>87.7653872054</text:p>
          </table:table-cell>
          <table:table-cell table:style-name="ce4" office:value-type="float" office:value="92.3145286195286" calcext:value-type="float">
            <text:p>92.3145286195</text:p>
          </table:table-cell>
          <table:table-cell table:style-name="ce13" office:value-type="float" office:value="83.8371717171717" calcext:value-type="float">
            <text:p>83.8371717172</text:p>
          </table:table-cell>
          <table:table-cell table:style-name="ce30" office:value-type="float" office:value="87.7653872053872" calcext:value-type="float">
            <text:p>87.7653872054</text:p>
          </table:table-cell>
          <table:table-cell table:style-name="ce4" office:value-type="float" office:value="92.3145286195286" calcext:value-type="float">
            <text:p>92.3145286195</text:p>
          </table:table-cell>
          <table:table-cell table:style-name="ce13" office:value-type="float" office:value="83.8371717171717" calcext:value-type="float">
            <text:p>83.8371717172</text:p>
          </table:table-cell>
          <table:table-cell table:style-name="ce30" office:value-type="float" office:value="87.7653872053872" calcext:value-type="float">
            <text:p>87.7653872054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37]*[.Q137]" office:value-type="float" office:value="17.2222222222222" calcext:value-type="float">
            <text:p>17.2222222222</text:p>
          </table:table-cell>
          <table:table-cell table:formula="of:=[.C137]*[.Q137]" office:value-type="float" office:value="15.6574074074074" calcext:value-type="float">
            <text:p>15.6574074074</text:p>
          </table:table-cell>
          <table:table-cell table:style-name="ce33" table:formula="of:=[.D137]*[.Q137]" office:value-type="float" office:value="16.4018518518518" calcext:value-type="float">
            <text:p>16.4018518519</text:p>
          </table:table-cell>
          <table:table-cell table:style-name="ce19" table:formula="of:=[.E137]*[.Q137]" office:value-type="float" office:value="17.2092592592593" calcext:value-type="float">
            <text:p>17.2092592593</text:p>
          </table:table-cell>
          <table:table-cell table:formula="of:=[.F137]*[.Q137]" office:value-type="float" office:value="15.4888888888889" calcext:value-type="float">
            <text:p>15.4888888889</text:p>
          </table:table-cell>
          <table:table-cell table:style-name="ce33" table:formula="of:=[.G137]*[.Q137]" office:value-type="float" office:value="16.3037037037037" calcext:value-type="float">
            <text:p>16.3037037037</text:p>
          </table:table-cell>
          <table:table-cell table:style-name="ce19" table:formula="of:=[.H137]*[.Q137]" office:value-type="float" office:value="17.2092592592593" calcext:value-type="float">
            <text:p>17.2092592593</text:p>
          </table:table-cell>
          <table:table-cell table:formula="of:=[.I137]*[.Q137]" office:value-type="float" office:value="15.4888888888889" calcext:value-type="float">
            <text:p>15.4888888889</text:p>
          </table:table-cell>
          <table:table-cell table:style-name="ce33" table:formula="of:=[.J137]*[.Q137]" office:value-type="float" office:value="16.3037037037037" calcext:value-type="float">
            <text:p>16.3037037037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38]*[.Q138]" office:value-type="float" office:value="22.0242424242424" calcext:value-type="float">
            <text:p>22.0242424242</text:p>
          </table:table-cell>
          <table:table-cell table:formula="of:=[.C138]*[.Q138]" office:value-type="float" office:value="21.7163636363636" calcext:value-type="float">
            <text:p>21.7163636364</text:p>
          </table:table-cell>
          <table:table-cell table:style-name="ce33" table:formula="of:=[.D138]*[.Q138]" office:value-type="float" office:value="21.8690909090909" calcext:value-type="float">
            <text:p>21.8690909091</text:p>
          </table:table-cell>
          <table:table-cell table:style-name="ce19" table:formula="of:=[.E138]*[.Q138]" office:value-type="float" office:value="22.0242424242424" calcext:value-type="float">
            <text:p>22.0242424242</text:p>
          </table:table-cell>
          <table:table-cell table:formula="of:=[.F138]*[.Q138]" office:value-type="float" office:value="21.7163636363636" calcext:value-type="float">
            <text:p>21.7163636364</text:p>
          </table:table-cell>
          <table:table-cell table:style-name="ce33" table:formula="of:=[.G138]*[.Q138]" office:value-type="float" office:value="21.8690909090909" calcext:value-type="float">
            <text:p>21.8690909091</text:p>
          </table:table-cell>
          <table:table-cell table:style-name="ce19" table:formula="of:=[.H138]*[.Q138]" office:value-type="float" office:value="22.0242424242424" calcext:value-type="float">
            <text:p>22.0242424242</text:p>
          </table:table-cell>
          <table:table-cell table:formula="of:=[.I138]*[.Q138]" office:value-type="float" office:value="21.7163636363636" calcext:value-type="float">
            <text:p>21.7163636364</text:p>
          </table:table-cell>
          <table:table-cell table:style-name="ce33" table:formula="of:=[.J138]*[.Q138]" office:value-type="float" office:value="21.8690909090909" calcext:value-type="float">
            <text:p>21.8690909091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39]*[.Q139]" office:value-type="float" office:value="7.80262626262626" calcext:value-type="float">
            <text:p>7.8026262626</text:p>
          </table:table-cell>
          <table:table-cell table:formula="of:=[.C139]*[.Q139]" office:value-type="float" office:value="6.9026936026936" calcext:value-type="float">
            <text:p>6.9026936027</text:p>
          </table:table-cell>
          <table:table-cell table:style-name="ce33" table:formula="of:=[.D139]*[.Q139]" office:value-type="float" office:value="7.32552188552189" calcext:value-type="float">
            <text:p>7.3255218855</text:p>
          </table:table-cell>
          <table:table-cell table:style-name="ce19" table:formula="of:=[.E139]*[.Q139]" office:value-type="float" office:value="7.80262626262626" calcext:value-type="float">
            <text:p>7.8026262626</text:p>
          </table:table-cell>
          <table:table-cell table:formula="of:=[.F139]*[.Q139]" office:value-type="float" office:value="6.9026936026936" calcext:value-type="float">
            <text:p>6.9026936027</text:p>
          </table:table-cell>
          <table:table-cell table:style-name="ce33" table:formula="of:=[.G139]*[.Q139]" office:value-type="float" office:value="7.32552188552189" calcext:value-type="float">
            <text:p>7.3255218855</text:p>
          </table:table-cell>
          <table:table-cell table:style-name="ce19" table:formula="of:=[.H139]*[.Q139]" office:value-type="float" office:value="7.80262626262626" calcext:value-type="float">
            <text:p>7.8026262626</text:p>
          </table:table-cell>
          <table:table-cell table:formula="of:=[.I139]*[.Q139]" office:value-type="float" office:value="6.9026936026936" calcext:value-type="float">
            <text:p>6.9026936027</text:p>
          </table:table-cell>
          <table:table-cell table:style-name="ce33" table:formula="of:=[.J139]*[.Q139]" office:value-type="float" office:value="7.32552188552189" calcext:value-type="float">
            <text:p>7.3255218855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40]*[.Q140]" office:value-type="float" office:value="3.64744107744108" calcext:value-type="float">
            <text:p>3.6474410774</text:p>
          </table:table-cell>
          <table:table-cell table:formula="of:=[.C140]*[.Q140]" office:value-type="float" office:value="4.20858585858586" calcext:value-type="float">
            <text:p>4.2085858586</text:p>
          </table:table-cell>
          <table:table-cell table:style-name="ce33" table:formula="of:=[.D140]*[.Q140]" office:value-type="float" office:value="3.90787878787879" calcext:value-type="float">
            <text:p>3.9078787879</text:p>
          </table:table-cell>
          <table:table-cell table:style-name="ce19" table:formula="of:=[.E140]*[.Q140]" office:value-type="float" office:value="3.64744107744108" calcext:value-type="float">
            <text:p>3.6474410774</text:p>
          </table:table-cell>
          <table:table-cell table:formula="of:=[.F140]*[.Q140]" office:value-type="float" office:value="4.20858585858586" calcext:value-type="float">
            <text:p>4.2085858586</text:p>
          </table:table-cell>
          <table:table-cell table:style-name="ce33" table:formula="of:=[.G140]*[.Q140]" office:value-type="float" office:value="3.90787878787879" calcext:value-type="float">
            <text:p>3.9078787879</text:p>
          </table:table-cell>
          <table:table-cell table:style-name="ce19" table:formula="of:=[.H140]*[.Q140]" office:value-type="float" office:value="3.64744107744108" calcext:value-type="float">
            <text:p>3.6474410774</text:p>
          </table:table-cell>
          <table:table-cell table:formula="of:=[.I140]*[.Q140]" office:value-type="float" office:value="4.20858585858586" calcext:value-type="float">
            <text:p>4.2085858586</text:p>
          </table:table-cell>
          <table:table-cell table:style-name="ce33" table:formula="of:=[.J140]*[.Q140]" office:value-type="float" office:value="3.90787878787879" calcext:value-type="float">
            <text:p>3.9078787879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41]*[.Q141]" office:value-type="float" office:value="17.4510101010101" calcext:value-type="float">
            <text:p>17.451010101</text:p>
          </table:table-cell>
          <table:table-cell table:formula="of:=[.C141]*[.Q141]" office:value-type="float" office:value="16.3298148148149" calcext:value-type="float">
            <text:p>16.3298148148</text:p>
          </table:table-cell>
          <table:table-cell table:style-name="ce33" table:formula="of:=[.D141]*[.Q141]" office:value-type="float" office:value="16.8711447811448" calcext:value-type="float">
            <text:p>16.8711447811</text:p>
          </table:table-cell>
          <table:table-cell table:style-name="ce19" table:formula="of:=[.E141]*[.Q141]" office:value-type="float" office:value="17.4510101010101" calcext:value-type="float">
            <text:p>17.451010101</text:p>
          </table:table-cell>
          <table:table-cell table:formula="of:=[.F141]*[.Q141]" office:value-type="float" office:value="16.3298148148149" calcext:value-type="float">
            <text:p>16.3298148148</text:p>
          </table:table-cell>
          <table:table-cell table:style-name="ce33" table:formula="of:=[.G141]*[.Q141]" office:value-type="float" office:value="16.8711447811448" calcext:value-type="float">
            <text:p>16.8711447811</text:p>
          </table:table-cell>
          <table:table-cell table:style-name="ce19" table:formula="of:=[.H141]*[.Q141]" office:value-type="float" office:value="17.4510101010101" calcext:value-type="float">
            <text:p>17.451010101</text:p>
          </table:table-cell>
          <table:table-cell table:formula="of:=[.I141]*[.Q141]" office:value-type="float" office:value="16.3298148148149" calcext:value-type="float">
            <text:p>16.3298148148</text:p>
          </table:table-cell>
          <table:table-cell table:style-name="ce33" table:formula="of:=[.J141]*[.Q141]" office:value-type="float" office:value="16.8711447811448" calcext:value-type="float">
            <text:p>16.8711447811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42]*[.Q142]" office:value-type="float" office:value="7.37121212121212" calcext:value-type="float">
            <text:p>7.3712121212</text:p>
          </table:table-cell>
          <table:table-cell table:formula="of:=[.C142]*[.Q142]" office:value-type="float" office:value="6.06060606060606" calcext:value-type="float">
            <text:p>6.0606060606</text:p>
          </table:table-cell>
          <table:table-cell table:style-name="ce33" table:formula="of:=[.D142]*[.Q142]" office:value-type="float" office:value="6.65227272727273" calcext:value-type="float">
            <text:p>6.6522727273</text:p>
          </table:table-cell>
          <table:table-cell table:style-name="ce19" table:formula="of:=[.E142]*[.Q142]" office:value-type="float" office:value="7.37121212121212" calcext:value-type="float">
            <text:p>7.3712121212</text:p>
          </table:table-cell>
          <table:table-cell table:formula="of:=[.F142]*[.Q142]" office:value-type="float" office:value="6.06060606060606" calcext:value-type="float">
            <text:p>6.0606060606</text:p>
          </table:table-cell>
          <table:table-cell table:style-name="ce33" table:formula="of:=[.G142]*[.Q142]" office:value-type="float" office:value="6.65227272727273" calcext:value-type="float">
            <text:p>6.6522727273</text:p>
          </table:table-cell>
          <table:table-cell table:style-name="ce19" table:formula="of:=[.H142]*[.Q142]" office:value-type="float" office:value="7.37121212121212" calcext:value-type="float">
            <text:p>7.3712121212</text:p>
          </table:table-cell>
          <table:table-cell table:formula="of:=[.I142]*[.Q142]" office:value-type="float" office:value="6.06060606060606" calcext:value-type="float">
            <text:p>6.0606060606</text:p>
          </table:table-cell>
          <table:table-cell table:style-name="ce33" table:formula="of:=[.J142]*[.Q142]" office:value-type="float" office:value="6.65227272727273" calcext:value-type="float">
            <text:p>6.6522727273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43]*[.Q143]" office:value-type="float" office:value="9.85037037037037" calcext:value-type="float">
            <text:p>9.8503703704</text:p>
          </table:table-cell>
          <table:table-cell table:formula="of:=[.C143]*[.Q143]" office:value-type="float" office:value="7.91254208754211" calcext:value-type="float">
            <text:p>7.9125420875</text:p>
          </table:table-cell>
          <table:table-cell table:style-name="ce33" table:formula="of:=[.D143]*[.Q143]" office:value-type="float" office:value="8.77619528619529" calcext:value-type="float">
            <text:p>8.7761952862</text:p>
          </table:table-cell>
          <table:table-cell table:style-name="ce19" table:formula="of:=[.E143]*[.Q143]" office:value-type="float" office:value="9.86680134680135" calcext:value-type="float">
            <text:p>9.8668013468</text:p>
          </table:table-cell>
          <table:table-cell table:formula="of:=[.F143]*[.Q143]" office:value-type="float" office:value="8.24937710437713" calcext:value-type="float">
            <text:p>8.2493771044</text:p>
          </table:table-cell>
          <table:table-cell table:style-name="ce33" table:formula="of:=[.G143]*[.Q143]" office:value-type="float" office:value="8.98569023569024" calcext:value-type="float">
            <text:p>8.9856902357</text:p>
          </table:table-cell>
          <table:table-cell table:style-name="ce19" table:formula="of:=[.H143]*[.Q143]" office:value-type="float" office:value="9.86680134680135" calcext:value-type="float">
            <text:p>9.8668013468</text:p>
          </table:table-cell>
          <table:table-cell table:formula="of:=[.I143]*[.Q143]" office:value-type="float" office:value="8.24937710437713" calcext:value-type="float">
            <text:p>8.2493771044</text:p>
          </table:table-cell>
          <table:table-cell table:style-name="ce33" table:formula="of:=[.J143]*[.Q143]" office:value-type="float" office:value="8.98569023569024" calcext:value-type="float">
            <text:p>8.9856902357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[.B144]*[.Q144]" office:value-type="float" office:value="6.59345117845118" calcext:value-type="float">
            <text:p>6.5934511785</text:p>
          </table:table-cell>
          <table:table-cell table:formula="of:=[.C144]*[.Q144]" office:value-type="float" office:value="5.89240740740741" calcext:value-type="float">
            <text:p>5.8924074074</text:p>
          </table:table-cell>
          <table:table-cell table:style-name="ce33" table:formula="of:=[.D144]*[.Q144]" office:value-type="float" office:value="6.22314814814815" calcext:value-type="float">
            <text:p>6.2231481481</text:p>
          </table:table-cell>
          <table:table-cell table:style-name="ce19" table:formula="of:=[.E144]*[.Q144]" office:value-type="float" office:value="6.59345117845118" calcext:value-type="float">
            <text:p>6.5934511785</text:p>
          </table:table-cell>
          <table:table-cell table:formula="of:=[.F144]*[.Q144]" office:value-type="float" office:value="5.89240740740741" calcext:value-type="float">
            <text:p>5.8924074074</text:p>
          </table:table-cell>
          <table:table-cell table:style-name="ce33" table:formula="of:=[.G144]*[.Q144]" office:value-type="float" office:value="6.22314814814815" calcext:value-type="float">
            <text:p>6.2231481481</text:p>
          </table:table-cell>
          <table:table-cell table:style-name="ce19" table:formula="of:=[.H144]*[.Q144]" office:value-type="float" office:value="6.59345117845118" calcext:value-type="float">
            <text:p>6.5934511785</text:p>
          </table:table-cell>
          <table:table-cell table:formula="of:=[.I144]*[.Q144]" office:value-type="float" office:value="5.89240740740741" calcext:value-type="float">
            <text:p>5.8924074074</text:p>
          </table:table-cell>
          <table:table-cell table:style-name="ce33" table:formula="of:=[.J144]*[.Q144]" office:value-type="float" office:value="6.22314814814815" calcext:value-type="float">
            <text:p>6.2231481481</text:p>
          </table:table-cell>
          <table:table-cell table:number-columns-repeated="1014"/>
        </table:table-row>
        <table:table-row table:style-name="ro1">
          <table:table-cell/>
          <table:table-cell table:style-name="ce19" table:formula="of:=SUM([.B146:.B153])" office:value-type="float" office:value="91.9625757575758" calcext:value-type="float">
            <text:p>91.9625757576</text:p>
          </table:table-cell>
          <table:table-cell table:formula="of:=SUM([.C146:.C153])" office:value-type="float" office:value="84.6804208754209" calcext:value-type="float">
            <text:p>84.6804208754</text:p>
          </table:table-cell>
          <table:table-cell table:style-name="ce33" table:formula="of:=SUM([.D146:.D153])" office:value-type="float" office:value="88.0271043771044" calcext:value-type="float">
            <text:p>88.0271043771</text:p>
          </table:table-cell>
          <table:table-cell table:style-name="ce19" table:formula="of:=SUM([.E146:.E153])" office:value-type="float" office:value="91.9660437710438" calcext:value-type="float">
            <text:p>91.966043771</text:p>
          </table:table-cell>
          <table:table-cell table:formula="of:=SUM([.F146:.F153])" office:value-type="float" office:value="84.8487373737374" calcext:value-type="float">
            <text:p>84.8487373737</text:p>
          </table:table-cell>
          <table:table-cell table:style-name="ce33" table:formula="of:=SUM([.G146:.G153])" office:value-type="float" office:value="88.1384511784512" calcext:value-type="float">
            <text:p>88.1384511785</text:p>
          </table:table-cell>
          <table:table-cell table:style-name="ce19" table:formula="of:=SUM([.H146:.H153])" office:value-type="float" office:value="91.9660437710438" calcext:value-type="float">
            <text:p>91.966043771</text:p>
          </table:table-cell>
          <table:table-cell table:formula="of:=SUM([.I146:.I153])" office:value-type="float" office:value="84.8487373737374" calcext:value-type="float">
            <text:p>84.8487373737</text:p>
          </table:table-cell>
          <table:table-cell table:style-name="ce33" table:formula="of:=SUM([.J146:.J153])" office:value-type="float" office:value="88.1384511784512" calcext:value-type="float">
            <text:p>88.1384511785</text:p>
          </table:table-cell>
          <table:table-cell table:number-columns-repeated="1014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-ranges="Sheet2.A1:Sheet2.AMJ1048576">
        <table:shapes>
          <draw:frame draw:z-index="0" draw:style-name="gr1" draw:text-style-name="P1" svg:width="481.83pt" svg:height="309.46pt" svg:x="0pt" svg:y="0.03pt">
            <loext:p draw:notify-on-update-of-ranges="Sheet1.A38:Sheet1.A46 Sheet1.B36:Sheet1.B36 Sheet1.B38:Sheet1.B46 Sheet1.E36:Sheet1.E36 Sheet1.E38:Sheet1.E46 Sheet1.H36:Sheet1.H36 Sheet1.H38:Sheet1.H46 Sheet1.K36:Sheet1.K36 Sheet1.K38:Sheet1.K46 Sheet1.N43:Sheet1.N43 Sheet1.N38:Sheet1.N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9.62pt" svg:height="328.31pt" svg:x="0pt" svg:y="320.74pt">
            <loext:p draw:notify-on-update-of-ranges="Sheet1.A38:Sheet1.A46 Sheet1.B36:Sheet1.B36 Sheet1.C38:Sheet1.C46 Sheet1.E36:Sheet1.E36 Sheet1.F38:Sheet1.F46 Sheet1.H36:Sheet1.H36 Sheet1.I38:Sheet1.I46 Sheet1.K36:Sheet1.K36 Sheet1.L38:Sheet1.L46 Sheet1.N43:Sheet1.N43 Sheet1.O38:Sheet1.O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77.44pt" svg:height="384.72pt" svg:x="0pt" svg:y="689.7pt">
            <loext:p draw:notify-on-update-of-ranges="Sheet1.A38:Sheet1.A46 Sheet1.B36:Sheet1.B36 Sheet1.D38:Sheet1.D46 Sheet1.E36:Sheet1.E36 Sheet1.G38:Sheet1.G46 Sheet1.H36:Sheet1.H36 Sheet1.J38:Sheet1.J46 Sheet1.K36:Sheet1.K36 Sheet1.M38:Sheet1.M46 Sheet1.N43:Sheet1.N43 Sheet1.P38:Sheet1.P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ce3"/>
        <table:table-column table:style-name="co7" table:default-cell-style-name="ce9"/>
        <table:table-column table:style-name="co10" table:default-cell-style-name="ce24"/>
        <table:table-column table:style-name="co11" table:default-cell-style-name="ce28"/>
        <table:table-column table:style-name="co12" table:default-cell-style-name="ce9"/>
        <table:table-column table:style-name="co12" table:default-cell-style-name="ce24"/>
        <table:table-column table:style-name="co13" table:default-cell-style-name="ce28"/>
        <table:table-column table:style-name="co14" table:default-cell-style-name="Default"/>
        <table:table-column table:style-name="co15" table:default-cell-style-name="ce24"/>
        <table:table-column table:style-name="co16" table:default-cell-style-name="ce28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20+spec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25+spec</text:p>
          </table:table-cell>
          <table:covered-table-cell table:style-name="ce13"/>
          <table:covered-table-cell table:style-name="ce26"/>
          <table:table-cell table:style-name="ce10" office:value-type="string" calcext:value-type="string" table:number-columns-spanned="3" table:number-rows-spanned="1">
            <text:p>20+exc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25+exc</text:p>
          </table:table-cell>
          <table:covered-table-cell table:style-name="ce13"/>
          <table:covered-table-cell table:style-name="ce26"/>
        </table:table-row>
        <table:table-row table:style-name="ro1">
          <table:table-cell table:style-name="ce2"/>
          <table:table-cell table:style-name="ce11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11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peliculas</text:p>
          </table:table-cell>
          <table:table-cell table:style-name="ce12" office:value-type="float" office:value="92.55" calcext:value-type="float">
            <text:p>92.55</text:p>
          </table:table-cell>
          <table:table-cell office:value-type="float" office:value="79.09" calcext:value-type="float">
            <text:p>79.09</text:p>
          </table:table-cell>
          <table:table-cell office:value-type="float" office:value="85.29" calcext:value-type="float">
            <text:p>85.29</text:p>
          </table:table-cell>
          <table:table-cell table:style-name="ce12" office:value-type="float" office:value="92.55" calcext:value-type="float">
            <text:p>92.55</text:p>
          </table:table-cell>
          <table:table-cell office:value-type="float" office:value="79.09" calcext:value-type="float">
            <text:p>79.09</text:p>
          </table:table-cell>
          <table:table-cell office:value-type="float" office:value="85.29" calcext:value-type="float">
            <text:p>85.29</text:p>
          </table:table-cell>
          <table:table-cell table:style-name="ce12" office:value-type="float" office:value="92.71" calcext:value-type="float">
            <text:p>92.71</text:p>
          </table:table-cell>
          <table:table-cell office:value-type="float" office:value="80.91" calcext:value-type="float">
            <text:p>80.91</text:p>
          </table:table-cell>
          <table:table-cell office:value-type="float" office:value="86.41" calcext:value-type="float">
            <text:p>86.41</text:p>
          </table:table-cell>
          <table:table-cell table:style-name="ce12" office:value-type="float" office:value="92.71" calcext:value-type="float">
            <text:p>92.71</text:p>
          </table:table-cell>
          <table:table-cell table:style-name="ce24" office:value-type="float" office:value="80.91" calcext:value-type="float">
            <text:p>80.91</text:p>
          </table:table-cell>
          <table:table-cell table:style-name="ce28" office:value-type="float" office:value="86.41" calcext:value-type="float">
            <text:p>86.41</text:p>
          </table:table-cell>
        </table:table-row>
        <table:table-row table:style-name="ro1">
          <table:table-cell office:value-type="string" calcext:value-type="string">
            <text:p>libros</text:p>
          </table:table-cell>
          <table:table-cell table:style-name="ce12" office:value-type="float" office:value="88.57" calcext:value-type="float">
            <text:p>88.57</text:p>
          </table:table-cell>
          <table:table-cell office:value-type="float" office:value="86.11" calcext:value-type="float">
            <text:p>86.11</text:p>
          </table:table-cell>
          <table:table-cell office:value-type="float" office:value="87.32" calcext:value-type="float">
            <text:p>87.32</text:p>
          </table:table-cell>
          <table:table-cell table:style-name="ce12" office:value-type="float" office:value="88.65" calcext:value-type="float">
            <text:p>88.65</text:p>
          </table:table-cell>
          <table:table-cell office:value-type="float" office:value="86.81" calcext:value-type="float">
            <text:p>86.81</text:p>
          </table:table-cell>
          <table:table-cell office:value-type="float" office:value="87.72" calcext:value-type="float">
            <text:p>87.72</text:p>
          </table:table-cell>
          <table:table-cell table:style-name="ce12" office:value-type="float" office:value="88.49" calcext:value-type="float">
            <text:p>88.49</text:p>
          </table:table-cell>
          <table:table-cell office:value-type="float" office:value="85.42" calcext:value-type="float">
            <text:p>85.42</text:p>
          </table:table-cell>
          <table:table-cell office:value-type="float" office:value="86.93" calcext:value-type="float">
            <text:p>86.93</text:p>
          </table:table-cell>
          <table:table-cell table:style-name="ce12" office:value-type="float" office:value="88.65" calcext:value-type="float">
            <text:p>88.65</text:p>
          </table:table-cell>
          <table:table-cell table:style-name="ce24" office:value-type="float" office:value="86.81" calcext:value-type="float">
            <text:p>86.81</text:p>
          </table:table-cell>
          <table:table-cell table:style-name="ce28" office:value-type="float" office:value="87.72" calcext:value-type="float">
            <text:p>87.72</text:p>
          </table:table-cell>
        </table:table-row>
        <table:table-row table:style-name="ro1">
          <table:table-cell office:value-type="string" calcext:value-type="string">
            <text:p>ordenadores</text:p>
          </table:table-cell>
          <table:table-cell table:style-name="ce12" office:value-type="float" office:value="85.71" calcext:value-type="float">
            <text:p>85.71</text:p>
          </table:table-cell>
          <table:table-cell office:value-type="float" office:value="69.23" calcext:value-type="float">
            <text:p>69.23</text:p>
          </table:table-cell>
          <table:table-cell office:value-type="float" office:value="76.59" calcext:value-type="float">
            <text:p>76.59</text:p>
          </table:table-cell>
          <table:table-cell table:style-name="ce12" office:value-type="float" office:value="85.71" calcext:value-type="float">
            <text:p>85.71</text:p>
          </table:table-cell>
          <table:table-cell office:value-type="float" office:value="69.23" calcext:value-type="float">
            <text:p>69.23</text:p>
          </table:table-cell>
          <table:table-cell office:value-type="float" office:value="76.59" calcext:value-type="float">
            <text:p>76.59</text:p>
          </table:table-cell>
          <table:table-cell table:style-name="ce12" office:value-type="float" office:value="85.37" calcext:value-type="float">
            <text:p>85.37</text:p>
          </table:table-cell>
          <table:table-cell office:value-type="float" office:value="67.31" calcext:value-type="float">
            <text:p>67.31</text:p>
          </table:table-cell>
          <table:table-cell office:value-type="float" office:value="75.27" calcext:value-type="float">
            <text:p>75.27</text:p>
          </table:table-cell>
          <table:table-cell table:style-name="ce12" office:value-type="float" office:value="85.37" calcext:value-type="float">
            <text:p>85.37</text:p>
          </table:table-cell>
          <table:table-cell table:style-name="ce24" office:value-type="float" office:value="67.31" calcext:value-type="float">
            <text:p>67.31</text:p>
          </table:table-cell>
          <table:table-cell table:style-name="ce28" office:value-type="float" office:value="75.27" calcext:value-type="float">
            <text:p>75.27</text:p>
          </table:table-cell>
        </table:table-row>
        <table:table-row table:style-name="ro1">
          <table:table-cell office:value-type="string" calcext:value-type="string">
            <text:p>musica</text:p>
          </table:table-cell>
          <table:table-cell table:style-name="ce12" office:value-type="float" office:value="79.31" calcext:value-type="float">
            <text:p>79.31</text:p>
          </table:table-cell>
          <table:table-cell office:value-type="float" office:value="88.46" calcext:value-type="float">
            <text:p>88.46</text:p>
          </table:table-cell>
          <table:table-cell office:value-type="float" office:value="83.64" calcext:value-type="float">
            <text:p>83.64</text:p>
          </table:table-cell>
          <table:table-cell table:style-name="ce12" office:value-type="float" office:value="79.31" calcext:value-type="float">
            <text:p>79.31</text:p>
          </table:table-cell>
          <table:table-cell office:value-type="float" office:value="88.46" calcext:value-type="float">
            <text:p>88.46</text:p>
          </table:table-cell>
          <table:table-cell office:value-type="float" office:value="83.64" calcext:value-type="float">
            <text:p>83.64</text:p>
          </table:table-cell>
          <table:table-cell table:style-name="ce12" office:value-type="float" office:value="78.57" calcext:value-type="float">
            <text:p>78.5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8" calcext:value-type="float">
            <text:p>81.48</text:p>
          </table:table-cell>
          <table:table-cell table:style-name="ce12" office:value-type="float" office:value="78.57" calcext:value-type="float">
            <text:p>78.57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28" office:value-type="float" office:value="81.48" calcext:value-type="float">
            <text:p>81.48</text:p>
          </table:table-cell>
        </table:table-row>
        <table:table-row table:style-name="ro1">
          <table:table-cell office:value-type="string" calcext:value-type="string">
            <text:p>moviles</text:p>
          </table:table-cell>
          <table:table-cell table:style-name="ce12" office:value-type="float" office:value="94.85" calcext:value-type="float">
            <text:p>94.85</text:p>
          </table:table-cell>
          <table:table-cell office:value-type="float" office:value="84.4" calcext:value-type="float">
            <text:p>84.4</text:p>
          </table:table-cell>
          <table:table-cell office:value-type="float" office:value="89.32" calcext:value-type="float">
            <text:p>89.32</text:p>
          </table:table-cell>
          <table:table-cell table:style-name="ce12" office:value-type="float" office:value="94.9" calcext:value-type="float">
            <text:p>94.9</text:p>
          </table:table-cell>
          <table:table-cell office:value-type="float" office:value="85.32" calcext:value-type="float">
            <text:p>85.32</text:p>
          </table:table-cell>
          <table:table-cell office:value-type="float" office:value="89.86" calcext:value-type="float">
            <text:p>89.86</text:p>
          </table:table-cell>
          <table:table-cell table:style-name="ce12" office:value-type="float" office:value="94.57" calcext:value-type="float">
            <text:p>94.57</text:p>
          </table:table-cell>
          <table:table-cell office:value-type="float" office:value="79.82" calcext:value-type="float">
            <text:p>79.82</text:p>
          </table:table-cell>
          <table:table-cell office:value-type="float" office:value="86.57" calcext:value-type="float">
            <text:p>86.57</text:p>
          </table:table-cell>
          <table:table-cell table:style-name="ce12" office:value-type="float" office:value="94.62" calcext:value-type="float">
            <text:p>94.62</text:p>
          </table:table-cell>
          <table:table-cell table:style-name="ce24" office:value-type="float" office:value="80.73" calcext:value-type="float">
            <text:p>80.73</text:p>
          </table:table-cell>
          <table:table-cell table:style-name="ce28"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lavadoras</text:p>
          </table:table-cell>
          <table:table-cell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86.75" calcext:value-type="float">
            <text:p>86.75</text:p>
          </table:table-cell>
          <table:table-cell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86.75" calcext:value-type="float">
            <text:p>86.75</text:p>
          </table:table-cell>
          <table:table-cell table:style-name="ce9" office:value-type="float" office:value="94.29" calcext:value-type="float">
            <text:p>94.29</text:p>
          </table:table-cell>
          <table:table-cell table:style-name="ce22" office:value-type="float" office:value="73.33" calcext:value-type="float">
            <text:p>73.33</text:p>
          </table:table-cell>
          <table:table-cell office:value-type="float" office:value="82.5" calcext:value-type="float">
            <text:p>82.5</text:p>
          </table:table-cell>
          <table:table-cell table:style-name="ce9" office:value-type="float" office:value="94.29" calcext:value-type="float">
            <text:p>94.29</text:p>
          </table:table-cell>
          <table:table-cell table:style-name="ce22" office:value-type="float" office:value="73.33" calcext:value-type="float">
            <text:p>73.33</text:p>
          </table:table-cell>
          <table:table-cell table:style-name="ce28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hoteles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70.49" calcext:value-type="float">
            <text:p>70.49</text:p>
          </table:table-cell>
          <table:table-cell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70.49" calcext:value-type="float">
            <text:p>70.49</text:p>
          </table:table-cell>
          <table:table-cell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70.49" calcext:value-type="float">
            <text:p>70.49</text:p>
          </table:table-cell>
          <table:table-cell office:value-type="float" office:value="77.48" calcext:value-type="float">
            <text:p>77.48</text:p>
          </table:table-cell>
          <table:table-cell table:style-name="ce12" office:value-type="float" office:value="86" calcext:value-type="float">
            <text:p>86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7.48" calcext:value-type="float">
            <text:p>77.48</text:p>
          </table:table-cell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1" office:value-type="float" office:value="88.64" calcext:value-type="float">
            <text:p>88.64</text:p>
          </table:table-cell>
          <table:table-cell table:style-name="ce21" office:value-type="float" office:value="82.98" calcext:value-type="float">
            <text:p>82.98</text:p>
          </table:table-cell>
          <table:table-cell table:style-name="ce29" office:value-type="float" office:value="85.72" calcext:value-type="float">
            <text:p>85.72</text:p>
          </table:table-cell>
          <table:table-cell table:style-name="ce11" office:value-type="float" office:value="88.89" calcext:value-type="float">
            <text:p>88.89</text:p>
          </table:table-cell>
          <table:table-cell table:style-name="ce21" office:value-type="float" office:value="85.11" calcext:value-type="float">
            <text:p>85.11</text:p>
          </table:table-cell>
          <table:table-cell table:style-name="ce29" office:value-type="float" office:value="86.96" calcext:value-type="float">
            <text:p>86.96</text:p>
          </table:table-cell>
          <table:table-cell table:style-name="ce11" office:value-type="float" office:value="88.37" calcext:value-type="float">
            <text:p>88.37</text:p>
          </table:table-cell>
          <table:table-cell table:style-name="ce21" office:value-type="float" office:value="80.85" calcext:value-type="float">
            <text:p>80.85</text:p>
          </table:table-cell>
          <table:table-cell table:style-name="ce29" office:value-type="float" office:value="84.44" calcext:value-type="float">
            <text:p>84.44</text:p>
          </table:table-cell>
          <table:table-cell table:style-name="ce11" office:value-type="float" office:value="88.89" calcext:value-type="float">
            <text:p>88.89</text:p>
          </table:table-cell>
          <table:table-cell table:style-name="ce21" office:value-type="float" office:value="85.11" calcext:value-type="float">
            <text:p>85.11</text:p>
          </table:table-cell>
          <table:table-cell table:style-name="ce29" office:value-type="float" office:value="86.96" calcext:value-type="float">
            <text:p>86.96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3" table:formula="of:=AVERAGE([.B3:.B10])" office:value-type="float" office:value="88.79625" calcext:value-type="float">
            <text:p>88.79625</text:p>
          </table:table-cell>
          <table:table-cell table:style-name="ce13" table:formula="of:=AVERAGE([.C3:.C10])" office:value-type="float" office:value="80.095" calcext:value-type="float">
            <text:p>80.095</text:p>
          </table:table-cell>
          <table:table-cell table:style-name="ce13" table:formula="of:=AVERAGE([.D3:.D10])" office:value-type="float" office:value="84.01375" calcext:value-type="float">
            <text:p>84.01375</text:p>
          </table:table-cell>
          <table:table-cell table:style-name="ce7" office:value-type="float" office:value="90.061127946128" calcext:value-type="float">
            <text:p>90.0611279461</text:p>
          </table:table-cell>
          <table:table-cell table:style-name="ce13" office:value-type="float" office:value="81.3138047138047" calcext:value-type="float">
            <text:p>81.3138047138</text:p>
          </table:table-cell>
          <table:table-cell table:style-name="ce26" office:value-type="float" office:value="85.3245622895623" calcext:value-type="float">
            <text:p>85.3245622896</text:p>
          </table:table-cell>
          <table:table-cell table:style-name="ce13" table:formula="of:=AVERAGE([.H3:.H10])" office:value-type="float" office:value="88.54625" calcext:value-type="float">
            <text:p>88.54625</text:p>
          </table:table-cell>
          <table:table-cell table:style-name="ce13" table:formula="of:=AVERAGE([.I3:.I10])" office:value-type="float" office:value="77.84375" calcext:value-type="float">
            <text:p>77.84375</text:p>
          </table:table-cell>
          <table:table-cell table:style-name="ce13" table:formula="of:=AVERAGE([.J3:.J10])" office:value-type="float" office:value="82.635" calcext:value-type="float">
            <text:p>82.635</text:p>
          </table:table-cell>
          <table:table-cell table:style-name="ce7" office:value-type="float" office:value="89.9431313131313" calcext:value-type="float">
            <text:p>89.9431313131</text:p>
          </table:table-cell>
          <table:table-cell table:style-name="ce13" office:value-type="float" office:value="79.9671043771044" calcext:value-type="float">
            <text:p>79.9671043771</text:p>
          </table:table-cell>
          <table:table-cell table:style-name="ce26" office:value-type="float" office:value="84.4971043771044" calcext:value-type="float">
            <text:p>84.4971043771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4" office:value-type="string" calcext:value-type="string" table:number-columns-spanned="3" table:number-rows-spanned="1">
            <text:p>abner w 1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Abner w 3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1+-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3+-</text:p>
          </table:table-cell>
          <table:covered-table-cell table:style-name="ce13"/>
          <table:covered-table-cell table:style-name="ce26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peliculas</text:p>
          </table:table-cell>
          <table:table-cell office:value-type="float" office:value="90.11" calcext:value-type="float">
            <text:p>90.11</text:p>
          </table:table-cell>
          <table:table-cell table:style-name="ce22" office:value-type="float" office:value="74.55" calcext:value-type="float">
            <text:p>74.55</text:p>
          </table:table-cell>
          <table:table-cell office:value-type="float" office:value="81.59" calcext:value-type="float">
            <text:p>81.59</text:p>
          </table:table-cell>
          <table:table-cell office:value-type="float" office:value="91.58" calcext:value-type="float">
            <text:p>91.58</text:p>
          </table:table-cell>
          <table:table-cell table:style-name="ce22" office:value-type="float" office:value="79.09" calcext:value-type="float">
            <text:p>79.09</text:p>
          </table:table-cell>
          <table:table-cell office:value-type="float" office:value="84.88" calcext:value-type="float">
            <text:p>84.88</text:p>
          </table:table-cell>
          <table:table-cell table:style-name="ce9" office:value-type="float" office:value="89.47" calcext:value-type="float">
            <text:p>89.47</text:p>
          </table:table-cell>
          <table:table-cell table:style-name="ce22" office:value-type="float" office:value="77.27" calcext:value-type="float">
            <text:p>77.27</text:p>
          </table:table-cell>
          <table:table-cell office:value-type="float" office:value="82.92" calcext:value-type="float">
            <text:p>82.92</text:p>
          </table:table-cell>
          <table:table-cell table:style-name="ce9" office:value-type="float" office:value="90.22" calcext:value-type="float">
            <text:p>90.22</text:p>
          </table:table-cell>
          <table:table-cell table:style-name="ce22" office:value-type="float" office:value="75.45" calcext:value-type="float">
            <text:p>75.45</text:p>
          </table:table-cell>
          <table:table-cell table:style-name="ce28" office:value-type="float" office:value="82.18" calcext:value-type="float">
            <text:p>82.18</text:p>
          </table:table-cell>
        </table:table-row>
        <table:table-row table:style-name="ro1">
          <table:table-cell office:value-type="string" calcext:value-type="string">
            <text:p>libros</text:p>
          </table:table-cell>
          <table:table-cell office:value-type="float" office:value="88.81" calcext:value-type="float">
            <text:p>88.81</text:p>
          </table:table-cell>
          <table:table-cell office:value-type="float" office:value="82.64" calcext:value-type="float">
            <text:p>82.64</text:p>
          </table:table-cell>
          <table:table-cell office:value-type="float" office:value="85.61" calcext:value-type="float">
            <text:p>85.61</text:p>
          </table:table-cell>
          <table:table-cell office:value-type="float" office:value="90.15" calcext:value-type="float">
            <text:p>90.15</text:p>
          </table:table-cell>
          <table:table-cell office:value-type="float" office:value="82.64" calcext:value-type="float">
            <text:p>82.64</text:p>
          </table:table-cell>
          <table:table-cell office:value-type="float" office:value="86.23" calcext:value-type="float">
            <text:p>86.23</text:p>
          </table:table-cell>
          <table:table-cell table:style-name="ce9" office:value-type="float" office:value="88.57" calcext:value-type="float">
            <text:p>88.57</text:p>
          </table:table-cell>
          <table:table-cell office:value-type="float" office:value="86.11" calcext:value-type="float">
            <text:p>86.11</text:p>
          </table:table-cell>
          <table:table-cell office:value-type="float" office:value="87.32" calcext:value-type="float">
            <text:p>87.32</text:p>
          </table:table-cell>
          <table:table-cell table:style-name="ce9" office:value-type="float" office:value="89.71" calcext:value-type="float">
            <text:p>89.71</text:p>
          </table:table-cell>
          <table:table-cell table:style-name="ce24" office:value-type="float" office:value="84.72" calcext:value-type="float">
            <text:p>84.72</text:p>
          </table:table-cell>
          <table:table-cell table:style-name="ce28" office:value-type="float" office:value="87.14" calcext:value-type="float">
            <text:p>87.14</text:p>
          </table:table-cell>
        </table:table-row>
        <table:table-row table:style-name="ro1">
          <table:table-cell office:value-type="string" calcext:value-type="string">
            <text:p>ordenadores</text:p>
          </table:table-cell>
          <table:table-cell office:value-type="float" office:value="89.36" calcext:value-type="float">
            <text:p>89.36</text:p>
          </table:table-cell>
          <table:table-cell office:value-type="float" office:value="80.77" calcext:value-type="float">
            <text:p>80.77</text:p>
          </table:table-cell>
          <table:table-cell office:value-type="float" office:value="84.85" calcext:value-type="float">
            <text:p>84.85</text:p>
          </table:table-cell>
          <table:table-cell office:value-type="float" office:value="86.36" calcext:value-type="float">
            <text:p>86.36</text:p>
          </table:table-cell>
          <table:table-cell office:value-type="float" office:value="73.08" calcext:value-type="float">
            <text:p>73.08</text:p>
          </table:table-cell>
          <table:table-cell office:value-type="float" office:value="79.17" calcext:value-type="float">
            <text:p>79.17</text:p>
          </table:table-cell>
          <table:table-cell table:style-name="ce9"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2.47" calcext:value-type="float">
            <text:p>82.47</text:p>
          </table:table-cell>
          <table:table-cell table:style-name="ce9" office:value-type="float" office:value="86.36" calcext:value-type="float">
            <text:p>86.36</text:p>
          </table:table-cell>
          <table:table-cell table:style-name="ce24" office:value-type="float" office:value="73.08" calcext:value-type="float">
            <text:p>73.08</text:p>
          </table:table-cell>
          <table:table-cell table:style-name="ce28" office:value-type="float" office:value="79.17" calcext:value-type="float">
            <text:p>79.17</text:p>
          </table:table-cell>
        </table:table-row>
        <table:table-row table:style-name="ro1">
          <table:table-cell office:value-type="string" calcext:value-type="string">
            <text:p>musica</text:p>
          </table:table-cell>
          <table:table-cell office:value-type="float" office:value="76.67" calcext:value-type="float">
            <text:p>76.67</text:p>
          </table:table-cell>
          <table:table-cell office:value-type="float" office:value="88.46" calcext:value-type="float">
            <text:p>88.46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8.46" calcext:value-type="float">
            <text:p>88.46</text:p>
          </table:table-cell>
          <table:table-cell office:value-type="float" office:value="85.18" calcext:value-type="float">
            <text:p>85.18</text:p>
          </table:table-cell>
          <table:table-cell table:style-name="ce9" office:value-type="float" office:value="79.31" calcext:value-type="float">
            <text:p>79.31</text:p>
          </table:table-cell>
          <table:table-cell office:value-type="float" office:value="88.46" calcext:value-type="float">
            <text:p>88.46</text:p>
          </table:table-cell>
          <table:table-cell office:value-type="float" office:value="83.64" calcext:value-type="float">
            <text:p>83.64</text:p>
          </table:table-cell>
          <table:table-cell table:style-name="ce9" office:value-type="float" office:value="83.33" calcext:value-type="float">
            <text:p>83.33</text:p>
          </table:table-cell>
          <table:table-cell table:style-name="ce24" office:value-type="float" office:value="96.15" calcext:value-type="float">
            <text:p>96.15</text:p>
          </table:table-cell>
          <table:table-cell table:style-name="ce28" office:value-type="float" office:value="89.28" calcext:value-type="float">
            <text:p>89.28</text:p>
          </table:table-cell>
        </table:table-row>
        <table:table-row table:style-name="ro1">
          <table:table-cell office:value-type="string" calcext:value-type="string">
            <text:p>moviles</text:p>
          </table:table-cell>
          <table:table-cell office:value-type="float" office:value="91.92" calcext:value-type="float">
            <text:p>91.92</text:p>
          </table:table-cell>
          <table:table-cell office:value-type="float" office:value="83.49" calcext:value-type="float">
            <text:p>83.49</text:p>
          </table:table-cell>
          <table:table-cell office:value-type="float" office:value="87.5" calcext:value-type="float">
            <text:p>87.5</text:p>
          </table:table-cell>
          <table:table-cell office:value-type="float" office:value="95.15" calcext:value-type="float">
            <text:p>95.15</text:p>
          </table:table-cell>
          <table:table-cell office:value-type="float" office:value="89.91" calcext:value-type="float">
            <text:p>89.91</text:p>
          </table:table-cell>
          <table:table-cell office:value-type="float" office:value="92.46" calcext:value-type="float">
            <text:p>92.46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87.16" calcext:value-type="float">
            <text:p>87.16</text:p>
          </table:table-cell>
          <table:table-cell office:value-type="float" office:value="90.91" calcext:value-type="float">
            <text:p>90.91</text:p>
          </table:table-cell>
          <table:table-cell table:style-name="ce9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28" office:value-type="float" office:value="91.94" calcext:value-type="float">
            <text:p>91.94</text:p>
          </table:table-cell>
        </table:table-row>
        <table:table-row table:style-name="ro1">
          <table:table-cell office:value-type="string" calcext:value-type="string">
            <text:p>lavadoras</text:p>
          </table:table-cell>
          <table:table-cell office:value-type="float" office:value="94.74" calcext:value-type="float">
            <text:p>94.74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86.75" calcext:value-type="float">
            <text:p>86.75</text:p>
          </table:table-cell>
          <table:table-cell office:value-type="float" office:value="97.3" calcext:value-type="float">
            <text:p>97.3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87.81" calcext:value-type="float">
            <text:p>87.81</text:p>
          </table:table-cell>
          <table:table-cell table:style-name="ce9" office:value-type="float" office:value="94.87" calcext:value-type="float">
            <text:p>94.87</text:p>
          </table:table-cell>
          <table:table-cell table:style-name="ce22" office:value-type="float" office:value="82.22" calcext:value-type="float">
            <text:p>82.22</text:p>
          </table:table-cell>
          <table:table-cell office:value-type="float" office:value="88.09" calcext:value-type="float">
            <text:p>88.09</text:p>
          </table:table-cell>
          <table:table-cell table:style-name="ce9" office:value-type="float" office:value="97.44" calcext:value-type="float">
            <text:p>97.44</text:p>
          </table:table-cell>
          <table:table-cell table:style-name="ce22" office:value-type="float" office:value="84.4" calcext:value-type="float">
            <text:p>84.4</text:p>
          </table:table-cell>
          <table:table-cell table:style-name="ce28"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hoteles</text:p>
          </table:table-cell>
          <table:table-cell office:value-type="float" office:value="94" calcext:value-type="float">
            <text:p>94</text:p>
          </table:table-cell>
          <table:table-cell office:value-type="float" office:value="77.05" calcext:value-type="float">
            <text:p>77.05</text:p>
          </table:table-cell>
          <table:table-cell office:value-type="float" office:value="84.69" calcext:value-type="float">
            <text:p>84.69</text:p>
          </table:table-cell>
          <table:table-cell office:value-type="float" office:value="91.84" calcext:value-type="float">
            <text:p>91.84</text:p>
          </table:table-cell>
          <table:table-cell office:value-type="float" office:value="73.77" calcext:value-type="float">
            <text:p>73.77</text:p>
          </table:table-cell>
          <table:table-cell office:value-type="float" office:value="81.82" calcext:value-type="float">
            <text:p>81.82</text:p>
          </table:table-cell>
          <table:table-cell table:style-name="ce9" office:value-type="float" office:value="88.46" calcext:value-type="float">
            <text:p>88.46</text:p>
          </table:table-cell>
          <table:table-cell office:value-type="float" office:value="75.41" calcext:value-type="float">
            <text:p>75.41</text:p>
          </table:table-cell>
          <table:table-cell office:value-type="float" office:value="81.42" calcext:value-type="float">
            <text:p>81.42</text:p>
          </table:table-cell>
          <table:table-cell table:style-name="ce9" office:value-type="float" office:value="91.49" calcext:value-type="float">
            <text:p>91.49</text:p>
          </table:table-cell>
          <table:table-cell table:style-name="ce24" office:value-type="float" office:value="70.49" calcext:value-type="float">
            <text:p>70.49</text:p>
          </table:table-cell>
          <table:table-cell table:style-name="ce28" office:value-type="float" office:value="79.63" calcext:value-type="float">
            <text:p>79.63</text:p>
          </table:table-cell>
        </table:table-row>
        <table:table-row table:style-name="ro1">
          <table:table-cell table:style-name="ce2" office:value-type="string" calcext:value-type="string">
            <text:p>coches</text:p>
          </table:table-cell>
          <table:table-cell office:value-type="float" office:value="85.71" calcext:value-type="float">
            <text:p>85.71</text:p>
          </table:table-cell>
          <table:table-cell office:value-type="float" office:value="76.6" calcext:value-type="float">
            <text:p>76.6</text:p>
          </table:table-cell>
          <table:table-cell office:value-type="float" office:value="80.9" calcext:value-type="float">
            <text:p>80.9</text:p>
          </table:table-cell>
          <table:table-cell office:value-type="float" office:value="79.55" calcext:value-type="float">
            <text:p>79.55</text:p>
          </table:table-cell>
          <table:table-cell office:value-type="float" office:value="74.47" calcext:value-type="float">
            <text:p>74.47</text:p>
          </table:table-cell>
          <table:table-cell office:value-type="float" office:value="76.93" calcext:value-type="float">
            <text:p>76.93</text:p>
          </table:table-cell>
          <table:table-cell table:style-name="ce8" office:value-type="float" office:value="80.95" calcext:value-type="float">
            <text:p>80.95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27" office:value-type="float" office:value="76.4" calcext:value-type="float">
            <text:p>76.4</text:p>
          </table:table-cell>
          <table:table-cell table:style-name="ce8" office:value-type="float" office:value="73.81" calcext:value-type="float">
            <text:p>73.81</text:p>
          </table:table-cell>
          <table:table-cell table:style-name="ce21" office:value-type="float" office:value="65.96" calcext:value-type="float">
            <text:p>65.96</text:p>
          </table:table-cell>
          <table:table-cell table:style-name="ce27" office:value-type="float" office:value="69.66" calcext:value-type="float">
            <text:p>69.66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office:value-type="float" office:value="89.8751346801347" calcext:value-type="float">
            <text:p>89.8751346801</text:p>
          </table:table-cell>
          <table:table-cell table:style-name="ce13" office:value-type="float" office:value="80.1369023569024" calcext:value-type="float">
            <text:p>80.1369023569</text:p>
          </table:table-cell>
          <table:table-cell table:style-name="ce26" office:value-type="float" office:value="84.613164983165" calcext:value-type="float">
            <text:p>84.6131649832</text:p>
          </table:table-cell>
          <table:table-cell table:style-name="ce7" office:value-type="float" office:value="90.526430976431" calcext:value-type="float">
            <text:p>90.5264309764</text:p>
          </table:table-cell>
          <table:table-cell table:style-name="ce13" office:value-type="float" office:value="80.9771548821549" calcext:value-type="float">
            <text:p>80.9771548822</text:p>
          </table:table-cell>
          <table:table-cell table:style-name="ce26" office:value-type="float" office:value="85.3901683501683" calcext:value-type="float">
            <text:p>85.3901683502</text:p>
          </table:table-cell>
          <table:table-cell table:style-name="ce7" office:value-type="float" office:value="89.4023232323232" calcext:value-type="float">
            <text:p>89.4023232323</text:p>
          </table:table-cell>
          <table:table-cell table:style-name="ce13" office:value-type="float" office:value="81.4809259259259" calcext:value-type="float">
            <text:p>81.4809259259</text:p>
          </table:table-cell>
          <table:table-cell table:style-name="ce26" office:value-type="float" office:value="85.1667003367003" calcext:value-type="float">
            <text:p>85.1667003367</text:p>
          </table:table-cell>
          <table:table-cell table:style-name="ce7" office:value-type="float" office:value="89.7313131313131" calcext:value-type="float">
            <text:p>89.7313131313</text:p>
          </table:table-cell>
          <table:table-cell table:style-name="ce13" office:value-type="float" office:value="80.2982491582491" calcext:value-type="float">
            <text:p>80.2982491582</text:p>
          </table:table-cell>
          <table:table-cell table:style-name="ce26" office:value-type="float" office:value="84.5969528619529" calcext:value-type="float">
            <text:p>84.596952862</text:p>
          </table:table-cell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4" office:value-type="string" calcext:value-type="string" table:number-columns-spanned="3" table:number-rows-spanned="1">
            <text:p>Nltk crf 1 + POS</text:p>
          </table:table-cell>
          <table:covered-table-cell table:style-name="ce13"/>
          <table:covered-table-cell table:style-name="ce26"/>
          <table:table-cell table:style-name="ce14" office:value-type="string" calcext:value-type="string" table:number-columns-spanned="3" table:number-rows-spanned="1">
            <text:p>Nltk crf 3 + POS</text:p>
          </table:table-cell>
          <table:covered-table-cell table:style-name="ce13"/>
          <table:covered-table-cell table:style-name="ce26"/>
          <table:table-cell table:style-name="ce16" office:value-type="string" calcext:value-type="string" table:number-columns-spanned="3" table:number-rows-spanned="1">
            <text:p>Nltk crf 4 bef + POS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4 <text:s/>bef + POS + spec</text:p>
          </table:table-cell>
          <table:covered-table-cell table:style-name="ce13"/>
          <table:covered-table-cell table:style-name="ce30"/>
        </table:table-row>
        <table:table-row table:style-name="ro1">
          <table:table-cell table:style-name="ce2"/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8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27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peliculas</text:p>
          </table:table-cell>
          <table:table-cell office:value-type="float" office:value="91.58" calcext:value-type="float">
            <text:p>91.58</text:p>
          </table:table-cell>
          <table:table-cell table:style-name="ce22" office:value-type="float" office:value="79.09" calcext:value-type="float">
            <text:p>79.09</text:p>
          </table:table-cell>
          <table:table-cell office:value-type="float" office:value="84.88" calcext:value-type="float">
            <text:p>84.88</text:p>
          </table:table-cell>
          <table:table-cell office:value-type="float" office:value="91.67" calcext:value-type="float">
            <text:p>91.67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85.44" calcext:value-type="float">
            <text:p>85.44</text:p>
          </table:table-cell>
          <table:table-cell table:style-name="ce18" office:value-type="float" office:value="92.78" calcext:value-type="float">
            <text:p>92.78</text:p>
          </table:table-cell>
          <table:table-cell table:style-name="ce22" office:value-type="float" office:value="81.82" calcext:value-type="float">
            <text:p>81.82</text:p>
          </table:table-cell>
          <table:table-cell table:style-name="ce32" office:value-type="float" office:value="86.96" calcext:value-type="float">
            <text:p>86.96</text:p>
          </table:table-cell>
          <table:table-cell table:style-name="ce18" office:value-type="float" office:value="94" calcext:value-type="float">
            <text:p>94</text:p>
          </table:table-cell>
          <table:table-cell table:style-name="ce22" office:value-type="float" office:value="85.45" calcext:value-type="float">
            <text:p>85.45</text:p>
          </table:table-cell>
          <table:table-cell table:style-name="ce32" office:value-type="float" office:value="89.52" calcext:value-type="float">
            <text:p>89.52</text:p>
          </table:table-cell>
        </table:table-row>
        <table:table-row table:style-name="ro1">
          <table:table-cell office:value-type="string" calcext:value-type="string">
            <text:p>libros</text:p>
          </table:table-cell>
          <table:table-cell office:value-type="float" office:value="89.31" calcext:value-type="float">
            <text:p>89.31</text:p>
          </table:table-cell>
          <table:table-cell office:value-type="float" office:value="81.25" calcext:value-type="float">
            <text:p>81.25</text:p>
          </table:table-cell>
          <table:table-cell office:value-type="float" office:value="85.09" calcext:value-type="float">
            <text:p>85.09</text:p>
          </table:table-cell>
          <table:table-cell office:value-type="float" office:value="90.15" calcext:value-type="float">
            <text:p>90.15</text:p>
          </table:table-cell>
          <table:table-cell office:value-type="float" office:value="82.64" calcext:value-type="float">
            <text:p>82.64</text:p>
          </table:table-cell>
          <table:table-cell office:value-type="float" office:value="86.23" calcext:value-type="float">
            <text:p>86.23</text:p>
          </table:table-cell>
          <table:table-cell table:style-name="ce18" office:value-type="float" office:value="90.51" calcext:value-type="float">
            <text:p>90.51</text:p>
          </table:table-cell>
          <table:table-cell office:value-type="float" office:value="86.11" calcext:value-type="float">
            <text:p>86.11</text:p>
          </table:table-cell>
          <table:table-cell table:style-name="ce32" office:value-type="float" office:value="88.26" calcext:value-type="float">
            <text:p>88.26</text:p>
          </table:table-cell>
          <table:table-cell table:style-name="ce18" office:value-type="float" office:value="91.11" calcext:value-type="float">
            <text:p>91.11</text:p>
          </table:table-cell>
          <table:table-cell table:style-name="ce24" office:value-type="float" office:value="85.42" calcext:value-type="float">
            <text:p>85.42</text:p>
          </table:table-cell>
          <table:table-cell table:style-name="ce32" office:value-type="float" office:value="88.17" calcext:value-type="float">
            <text:p>88.17</text:p>
          </table:table-cell>
        </table:table-row>
        <table:table-row table:style-name="ro1">
          <table:table-cell office:value-type="string" calcext:value-type="string">
            <text:p>ordenadores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2.47" calcext:value-type="float">
            <text:p>82.47</text:p>
          </table:table-cell>
          <table:table-cell office:value-type="float" office:value="86.67" calcext:value-type="float">
            <text:p>86.67</text:p>
          </table:table-cell>
          <table:table-cell office:value-type="float" office:value="75" calcext:value-type="float">
            <text:p>75</text:p>
          </table:table-cell>
          <table:table-cell office:value-type="float" office:value="80.41" calcext:value-type="float">
            <text:p>80.41</text:p>
          </table:table-cell>
          <table:table-cell table:style-name="ce18" office:value-type="float" office:value="86.67" calcext:value-type="float">
            <text:p>86.67</text:p>
          </table:table-cell>
          <table:table-cell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style-name="ce18" office:value-type="float" office:value="89.36" calcext:value-type="float">
            <text:p>89.36</text:p>
          </table:table-cell>
          <table:table-cell table:style-name="ce24" office:value-type="float" office:value="80.77" calcext:value-type="float">
            <text:p>80.77</text:p>
          </table:table-cell>
          <table:table-cell table:style-name="ce32" office:value-type="float" office:value="84.85" calcext:value-type="float">
            <text:p>84.85</text:p>
          </table:table-cell>
        </table:table-row>
        <table:table-row table:style-name="ro1">
          <table:table-cell office:value-type="string" calcext:value-type="string">
            <text:p>musica</text:p>
          </table:table-cell>
          <table:table-cell office:value-type="float" office:value="82.76" calcext:value-type="float">
            <text:p>82.76</text:p>
          </table:table-cell>
          <table:table-cell office:value-type="float" office:value="92.31" calcext:value-type="float">
            <text:p>92.31</text:p>
          </table:table-cell>
          <table:table-cell office:value-type="float" office:value="87.27" calcext:value-type="float">
            <text:p>87.27</text:p>
          </table:table-cell>
          <table:table-cell office:value-type="float" office:value="86.21" calcext:value-type="float">
            <text:p>86.21</text:p>
          </table:table-cell>
          <table:table-cell office:value-type="float" office:value="96.15" calcext:value-type="float">
            <text:p>96.15</text:p>
          </table:table-cell>
          <table:table-cell office:value-type="float" office:value="90.91" calcext:value-type="float">
            <text:p>90.91</text:p>
          </table:table-cell>
          <table:table-cell table:style-name="ce18" office:value-type="float" office:value="81.48" calcext:value-type="float">
            <text:p>81.48</text:p>
          </table:table-cell>
          <table:table-cell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  <table:table-cell table:style-name="ce18" office:value-type="float" office:value="81.48" calcext:value-type="float">
            <text:p>81.48</text:p>
          </table:table-cell>
          <table:table-cell table:style-name="ce24" office:value-type="float" office:value="84.62" calcext:value-type="float">
            <text:p>84.62</text:p>
          </table:table-cell>
          <table:table-cell table:style-name="ce32" office:value-type="float" office:value="83.02" calcext:value-type="float">
            <text:p>83.02</text:p>
          </table:table-cell>
        </table:table-row>
        <table:table-row table:style-name="ro1">
          <table:table-cell office:value-type="string" calcext:value-type="string">
            <text:p>moviles</text:p>
          </table:table-cell>
          <table:table-cell office:value-type="float" office:value="91.67" calcext:value-type="float">
            <text:p>91.67</text:p>
          </table:table-cell>
          <table:table-cell office:value-type="float" office:value="80.73" calcext:value-type="float">
            <text:p>80.73</text:p>
          </table:table-cell>
          <table:table-cell office:value-type="float" office:value="85.85" calcext:value-type="float">
            <text:p>85.85</text:p>
          </table:table-cell>
          <table:table-cell office:value-type="float" office:value="94.79" calcext:value-type="float">
            <text:p>94.79</text:p>
          </table:table-cell>
          <table:table-cell office:value-type="float" office:value="83.49" calcext:value-type="float">
            <text:p>83.49</text:p>
          </table:table-cell>
          <table:table-cell office:value-type="float" office:value="88.78" calcext:value-type="float">
            <text:p>88.78</text:p>
          </table:table-cell>
          <table:table-cell table:style-name="ce18" office:value-type="float" office:value="95.15" calcext:value-type="float">
            <text:p>95.15</text:p>
          </table:table-cell>
          <table:table-cell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1" calcext:value-type="float">
            <text:p>95.1</text:p>
          </table:table-cell>
          <table:table-cell table:style-name="ce24" office:value-type="float" office:value="88.99" calcext:value-type="float">
            <text:p>88.99</text:p>
          </table:table-cell>
          <table:table-cell table:style-name="ce32" office:value-type="float" office:value="91.94" calcext:value-type="float">
            <text:p>91.94</text:p>
          </table:table-cell>
        </table:table-row>
        <table:table-row table:style-name="ro1">
          <table:table-cell office:value-type="string" calcext:value-type="string">
            <text:p>lavadoras</text:p>
          </table:table-cell>
          <table:table-cell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office:value-type="float" office:value="90.48" calcext:value-type="float">
            <text:p>90.48</text:p>
          </table:table-cell>
          <table:table-cell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office:value-type="float" office:value="89.16" calcext:value-type="float">
            <text:p>89.16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37" calcext:value-type="float">
            <text:p>97.37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32" office:value-type="float" office:value="89.16" calcext:value-type="float">
            <text:p>89.16</text:p>
          </table:table-cell>
        </table:table-row>
        <table:table-row table:style-name="ro1">
          <table:table-cell office:value-type="string" calcext:value-type="string">
            <text:p>hoteles</text:p>
          </table:table-cell>
          <table:table-cell office:value-type="float" office:value="96" calcext:value-type="float">
            <text:p>96</text:p>
          </table:table-cell>
          <table:table-cell office:value-type="float" office:value="78.69" calcext:value-type="float">
            <text:p>78.69</text:p>
          </table:table-cell>
          <table:table-cell office:value-type="float" office:value="86.49" calcext:value-type="float">
            <text:p>86.49</text:p>
          </table:table-cell>
          <table:table-cell office:value-type="float" office:value="97.92" calcext:value-type="float">
            <text:p>97.92</text:p>
          </table:table-cell>
          <table:table-cell office:value-type="float" office:value="77.05" calcext:value-type="float">
            <text:p>77.05</text:p>
          </table:table-cell>
          <table:table-cell office:value-type="float" office:value="86.24" calcext:value-type="float">
            <text:p>86.24</text:p>
          </table:table-cell>
          <table:table-cell table:style-name="ce18" office:value-type="float" office:value="95.65" calcext:value-type="float">
            <text:p>95.65</text:p>
          </table:table-cell>
          <table:table-cell office:value-type="float" office:value="72.13" calcext:value-type="float">
            <text:p>72.13</text:p>
          </table:table-cell>
          <table:table-cell table:style-name="ce32" office:value-type="float" office:value="82.24" calcext:value-type="float">
            <text:p>82.24</text:p>
          </table:table-cell>
          <table:table-cell table:style-name="ce18" office:value-type="float" office:value="95.83" calcext:value-type="float">
            <text:p>95.83</text:p>
          </table:table-cell>
          <table:table-cell table:style-name="ce24" office:value-type="float" office:value="75.41" calcext:value-type="float">
            <text:p>75.41</text:p>
          </table:table-cell>
          <table:table-cell table:style-name="ce32" office:value-type="float" office:value="84.4" calcext:value-type="float">
            <text:p>84.4</text:p>
          </table:table-cell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8" office:value-type="float" office:value="85.37" calcext:value-type="float">
            <text:p>85.37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27" office:value-type="float" office:value="79.95" calcext:value-type="float">
            <text:p>79.95</text:p>
          </table:table-cell>
          <table:table-cell table:style-name="ce8" office:value-type="float" office:value="80.49" calcext:value-type="float">
            <text:p>80.49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27" office:value-type="float" office:value="75" calcext:value-type="float">
            <text:p>75</text:p>
          </table:table-cell>
          <table:table-cell table:style-name="ce17" office:value-type="float" office:value="79.07" calcext:value-type="float">
            <text:p>79.07</text:p>
          </table:table-cell>
          <table:table-cell table:style-name="ce21" office:value-type="float" office:value="72.34" calcext:value-type="float">
            <text:p>72.34</text:p>
          </table:table-cell>
          <table:table-cell table:style-name="ce31" office:value-type="float" office:value="75.56" calcext:value-type="float">
            <text:p>75.56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office:value-type="float" office:value="90.8311447811448" calcext:value-type="float">
            <text:p>90.8311447811</text:p>
          </table:table-cell>
          <table:table-cell table:style-name="ce13" office:value-type="float" office:value="80.301936026936" calcext:value-type="float">
            <text:p>80.3019360269</text:p>
          </table:table-cell>
          <table:table-cell table:style-name="ce26" office:value-type="float" office:value="85.202037037037" calcext:value-type="float">
            <text:p>85.202037037</text:p>
          </table:table-cell>
          <table:table-cell table:style-name="ce7" office:value-type="float" office:value="91.3863804713805" calcext:value-type="float">
            <text:p>91.3863804714</text:p>
          </table:table-cell>
          <table:table-cell table:style-name="ce13" office:value-type="float" office:value="80.6402188552189" calcext:value-type="float">
            <text:p>80.6402188552</text:p>
          </table:table-cell>
          <table:table-cell table:style-name="ce26" office:value-type="float" office:value="85.5814141414141" calcext:value-type="float">
            <text:p>85.5814141414</text:p>
          </table:table-cell>
          <table:table-cell table:style-name="ce4" office:value-type="float" office:value="91.198063973064" calcext:value-type="float">
            <text:p>91.1980639731</text:p>
          </table:table-cell>
          <table:table-cell table:style-name="ce13" office:value-type="float" office:value="82.3233333333333" calcext:value-type="float">
            <text:p>82.3233333333</text:p>
          </table:table-cell>
          <table:table-cell table:style-name="ce30" office:value-type="float" office:value="86.4184848484848" calcext:value-type="float">
            <text:p>86.4184848485</text:p>
          </table:table-cell>
          <table:table-cell table:style-name="ce4" office:value-type="float" office:value="91.7693771043771" calcext:value-type="float">
            <text:p>91.7693771044</text:p>
          </table:table-cell>
          <table:table-cell table:style-name="ce13" office:value-type="float" office:value="83.164696969697" calcext:value-type="float">
            <text:p>83.1646969697</text:p>
          </table:table-cell>
          <table:table-cell table:style-name="ce30" office:value-type="float" office:value="87.1750505050505" calcext:value-type="float">
            <text:p>87.1750505051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6" office:value-type="string" calcext:value-type="string" table:number-columns-spanned="3" table:number-rows-spanned="1">
            <text:p>Nltk crf 4 bef + POS + spec2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bef + POS + spec2</text:p>
          </table:table-cell>
          <table:covered-table-cell table:style-name="ce13"/>
          <table:covered-table-cell table:style-name="ce30"/>
          <table:table-cell table:style-name="ce16" office:value-type="string" calcext:value-type="string" table:number-columns-spanned="3" table:number-rows-spanned="1">
            <text:p>Nltk crf 6 bef 1 aft + POS bef + spec2</text:p>
          </table:table-cell>
          <table:covered-table-cell table:style-name="ce13"/>
          <table:covered-table-cell table:style-name="ce30"/>
          <table:table-cell table:number-columns-repeated="3"/>
        </table:table-row>
        <table:table-row table:style-name="ro1">
          <table:table-cell table:style-name="ce2"/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style-name="ce17" office:value-type="string" calcext:value-type="string">
            <text:p>Prec</text:p>
          </table:table-cell>
          <table:table-cell table:style-name="ce21" office:value-type="string" calcext:value-type="string">
            <text:p>Rec</text:p>
          </table:table-cell>
          <table:table-cell table:style-name="ce31"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iculas</text:p>
          </table:table-cell>
          <table:table-cell table:style-name="ce18" office:value-type="float" office:value="93" calcext:value-type="float">
            <text:p>93</text:p>
          </table:table-cell>
          <table:table-cell table:style-name="ce22" office:value-type="float" office:value="84.55" calcext:value-type="float">
            <text:p>84.55</text:p>
          </table:table-cell>
          <table:table-cell table:style-name="ce32" office:value-type="float" office:value="88.57" calcext:value-type="float">
            <text:p>88.57</text:p>
          </table:table-cell>
          <table:table-cell table:style-name="ce18" office:value-type="float" office:value="92.86" calcext:value-type="float">
            <text:p>92.86</text:p>
          </table:table-cell>
          <table:table-cell table:style-name="ce22" office:value-type="float" office:value="82.73" calcext:value-type="float">
            <text:p>82.73</text:p>
          </table:table-cell>
          <table:table-cell table:style-name="ce32" office:value-type="float" office:value="87.5" calcext:value-type="float">
            <text:p>87.5</text:p>
          </table:table-cell>
          <table:table-cell table:style-name="ce18" office:value-type="float" office:value="93.94" calcext:value-type="float">
            <text:p>93.94</text:p>
          </table:table-cell>
          <table:table-cell table:style-name="ce22" office:value-type="float" office:value="84.55" calcext:value-type="float">
            <text:p>84.55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os</text:p>
          </table:table-cell>
          <table:table-cell table:style-name="ce18" office:value-type="float" office:value="90.65" calcext:value-type="float">
            <text:p>90.65</text:p>
          </table:table-cell>
          <table:table-cell office:value-type="float" office:value="87.5" calcext:value-type="float">
            <text:p>87.5</text:p>
          </table:table-cell>
          <table:table-cell table:style-name="ce32" office:value-type="float" office:value="89.05" calcext:value-type="float">
            <text:p>89.05</text:p>
          </table:table-cell>
          <table:table-cell table:style-name="ce18" office:value-type="float" office:value="90.78" calcext:value-type="float">
            <text:p>90.78</text:p>
          </table:table-cell>
          <table:table-cell office:value-type="float" office:value="88.89" calcext:value-type="float">
            <text:p>88.89</text:p>
          </table:table-cell>
          <table:table-cell table:style-name="ce32" office:value-type="float" office:value="89.83" calcext:value-type="float">
            <text:p>89.83</text:p>
          </table:table-cell>
          <table:table-cell table:style-name="ce18" office:value-type="float" office:value="91.37" calcext:value-type="float">
            <text:p>91.37</text:p>
          </table:table-cell>
          <table:table-cell office:value-type="float" office:value="88.19" calcext:value-type="float">
            <text:p>88.19</text:p>
          </table:table-cell>
          <table:table-cell table:style-name="ce32" office:value-type="float" office:value="89.75" calcext:value-type="float">
            <text:p>8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res</text:p>
          </table:table-cell>
          <table:table-cell table:style-name="ce18" office:value-type="float" office:value="89.36" calcext:value-type="float">
            <text:p>89.36</text:p>
          </table:table-cell>
          <table:table-cell office:value-type="float" office:value="80.77" calcext:value-type="float">
            <text:p>80.77</text:p>
          </table:table-cell>
          <table:table-cell table:style-name="ce32" office:value-type="float" office:value="84.85" calcext:value-type="float">
            <text:p>84.85</text:p>
          </table:table-cell>
          <table:table-cell table:style-name="ce18" office:value-type="float" office:value="86.67" calcext:value-type="float">
            <text:p>86.67</text:p>
          </table:table-cell>
          <table:table-cell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style-name="ce18" office:value-type="float" office:value="86.67" calcext:value-type="float">
            <text:p>86.67</text:p>
          </table:table-cell>
          <table:table-cell office:value-type="float" office:value="75" calcext:value-type="float">
            <text:p>75</text:p>
          </table:table-cell>
          <table:table-cell table:style-name="ce32" office:value-type="float" office:value="80.41" calcext:value-type="float">
            <text:p>8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a</text:p>
          </table:table-cell>
          <table:table-cell table:style-name="ce18" office:value-type="float" office:value="82.14" calcext:value-type="float">
            <text:p>82.14</text:p>
          </table:table-cell>
          <table:table-cell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2.14" calcext:value-type="float">
            <text:p>82.14</text:p>
          </table:table-cell>
          <table:table-cell office:value-type="float" office:value="88.46" calcext:value-type="float">
            <text:p>88.46</text:p>
          </table:table-cell>
          <table:table-cell table:style-name="ce32" office:value-type="float" office:value="85.18" calcext:value-type="float">
            <text:p>85.18</text:p>
          </table:table-cell>
          <table:table-cell table:style-name="ce18" office:value-type="float" office:value="85.71" calcext:value-type="float">
            <text:p>85.71</text:p>
          </table:table-cell>
          <table:table-cell office:value-type="float" office:value="92.31" calcext:value-type="float">
            <text:p>92.31</text:p>
          </table:table-cell>
          <table:table-cell table:style-name="ce32" office:value-type="float" office:value="88.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les</text:p>
          </table:table-cell>
          <table:table-cell table:style-name="ce18" office:value-type="float" office:value="95.15" calcext:value-type="float">
            <text:p>95.15</text:p>
          </table:table-cell>
          <table:table-cell office:value-type="float" office:value="89.91" calcext:value-type="float">
            <text:p>89.91</text:p>
          </table:table-cell>
          <table:table-cell table:style-name="ce32" office:value-type="float" office:value="92.46" calcext:value-type="float">
            <text:p>92.46</text:p>
          </table:table-cell>
          <table:table-cell table:style-name="ce18" office:value-type="float" office:value="95.05" calcext:value-type="float">
            <text:p>95.05</text:p>
          </table:table-cell>
          <table:table-cell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table:style-name="ce18" office:value-type="float" office:value="95.05" calcext:value-type="float">
            <text:p>95.05</text:p>
          </table:table-cell>
          <table:table-cell office:value-type="float" office:value="88.07" calcext:value-type="float">
            <text:p>88.07</text:p>
          </table:table-cell>
          <table:table-cell table:style-name="ce32" office:value-type="float" office:value="91.43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doras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style-name="ce18" office:value-type="float" office:value="97.44" calcext:value-type="float">
            <text:p>97.44</text:p>
          </table:table-cell>
          <table:table-cell table:style-name="ce22" office:value-type="float" office:value="84.44" calcext:value-type="float">
            <text:p>84.44</text:p>
          </table:table-cell>
          <table:table-cell table:style-name="ce32" office:value-type="float" office:value="90.48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es</text:p>
          </table:table-cell>
          <table:table-cell table:style-name="ce18" office:value-type="float" office:value="95.83" calcext:value-type="float">
            <text:p>95.83</text:p>
          </table:table-cell>
          <table:table-cell office:value-type="float" office:value="75.41" calcext:value-type="float">
            <text:p>75.41</text:p>
          </table:table-cell>
          <table:table-cell table:style-name="ce32" office:value-type="float" office:value="84.4" calcext:value-type="float">
            <text:p>84.4</text:p>
          </table:table-cell>
          <table:table-cell table:style-name="ce18" office:value-type="float" office:value="96.08" calcext:value-type="float">
            <text:p>96.08</text:p>
          </table:table-cell>
          <table:table-cell office:value-type="float" office:value="80.33" calcext:value-type="float">
            <text:p>80.33</text:p>
          </table:table-cell>
          <table:table-cell table:style-name="ce32" office:value-type="float" office:value="87.5" calcext:value-type="float">
            <text:p>87.5</text:p>
          </table:table-cell>
          <table:table-cell table:style-name="ce18" office:value-type="float" office:value="96" calcext:value-type="float">
            <text:p>96</text:p>
          </table:table-cell>
          <table:table-cell office:value-type="float" office:value="78.69" calcext:value-type="float">
            <text:p>78.69</text:p>
          </table:table-cell>
          <table:table-cell table:style-name="ce32" office:value-type="float" office:value="86.49" calcext:value-type="float">
            <text:p>86.4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17" office:value-type="float" office:value="78.57" calcext:value-type="float">
            <text:p>78.57</text:p>
          </table:table-cell>
          <table:table-cell table:style-name="ce21" office:value-type="float" office:value="70.21" calcext:value-type="float">
            <text:p>70.21</text:p>
          </table:table-cell>
          <table:table-cell table:style-name="ce31" office:value-type="float" office:value="74.16" calcext:value-type="float">
            <text:p>74.16</text:p>
          </table:table-cell>
          <table:table-cell table:style-name="ce17" office:value-type="float" office:value="81.4" calcext:value-type="float">
            <text:p>81.4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7.78" calcext:value-type="float">
            <text:p>77.78</text:p>
          </table:table-cell>
          <table:table-cell table:style-name="ce17" office:value-type="float" office:value="83.33" calcext:value-type="float">
            <text:p>83.33</text:p>
          </table:table-cell>
          <table:table-cell table:style-name="ce21" office:value-type="float" office:value="74.47" calcext:value-type="float">
            <text:p>74.47</text:p>
          </table:table-cell>
          <table:table-cell table:style-name="ce31" office:value-type="float" office:value="78.65" calcext:value-type="float">
            <text:p>78.6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91.5160437710438" calcext:value-type="float">
            <text:p>91.516043771</text:p>
          </table:table-cell>
          <table:table-cell table:style-name="ce13" office:value-type="float" office:value="84.0073569023569" calcext:value-type="float">
            <text:p>84.0073569024</text:p>
          </table:table-cell>
          <table:table-cell table:style-name="ce30" office:value-type="float" office:value="87.5024242424242" calcext:value-type="float">
            <text:p>87.5024242424</text:p>
          </table:table-cell>
          <table:table-cell table:style-name="ce4" office:value-type="float" office:value="91.5173905723906" calcext:value-type="float">
            <text:p>91.5173905724</text:p>
          </table:table-cell>
          <table:table-cell table:style-name="ce13" office:value-type="float" office:value="84.0068518518519" calcext:value-type="float">
            <text:p>84.0068518519</text:p>
          </table:table-cell>
          <table:table-cell table:style-name="ce30" office:value-type="float" office:value="87.5204545454546" calcext:value-type="float">
            <text:p>87.5204545455</text:p>
          </table:table-cell>
          <table:table-cell table:style-name="ce4" office:value-type="float" office:value="92.1611784511785" calcext:value-type="float">
            <text:p>92.1611784512</text:p>
          </table:table-cell>
          <table:table-cell table:style-name="ce13" office:value-type="float" office:value="84.1742929292929" calcext:value-type="float">
            <text:p>84.1742929293</text:p>
          </table:table-cell>
          <table:table-cell table:style-name="ce30" office:value-type="float" office:value="87.9063468013468" calcext:value-type="float">
            <text:p>87.9063468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28.8pt" fo:margin-right="28.8pt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5:39:40.550126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5:36:08.896631859</meta:creation-date>
    <dc:date>2018-08-24T18:12:50.390482910</dc:date>
    <meta:editing-duration>P8DT10H7M38S</meta:editing-duration>
    <meta:editing-cycles>14</meta:editing-cycles>
    <meta:generator>LibreOffice/5.1.6.2$Linux_X86_64 LibreOffice_project/10m0$Build-2</meta:generator>
    <meta:print-date>2018-06-26T11:00:48.428096588</meta:print-date>
    <meta:document-statistic meta:table-count="3" meta:cell-count="24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99cm" svg:height="10.918cm" xlink:href=".." xlink:type="simple" chart:class="chart:line" chart:style-name="ch1">
        <chart:title svg:x="7.49cm" svg:y="0.354cm" chart:style-name="ch2">
          <text:p>Precision</text:p>
        </chart:title>
        <chart:legend chart:legend-position="end" svg:x="14.808cm" svg:y="4.164cm" style:legend-expansion="high" chart:style-name="ch3"/>
        <chart:plot-area chart:style-name="ch4" table:cell-range-address="Sheet1.A38:Sheet1.B46 Sheet1.B36:Sheet1.B36 Sheet1.E36:Sheet1.E36 Sheet1.E38:Sheet1.E46 Sheet1.H36:Sheet1.H36 Sheet1.H38:Sheet1.H46 Sheet1.K36:Sheet1.K36 Sheet1.K38:Sheet1.K46 Sheet1.N38:Sheet1.N46" chart:data-source-has-labels="both" svg:x="0.339cm" svg:y="1.351cm" svg:width="14.13cm" svg:height="9.349cm">
          <chartooo:coordinate-region svg:x="0.96cm" svg:y="1.55cm" svg:width="12.831cm" svg:height="8.503cm"/>
          <chart:axis chart:dimension="x" chart:name="primary-x" chart:style-name="ch5" chartooo:axis-type="auto">
            <chartooo:date-scale/>
            <chart:categories table:cell-range-address="Sheet1.A38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8:Sheet1.B46" chart:label-cell-address="Sheet1.B36:Sheet1.B36" chart:class="chart:line">
            <chart:data-point chart:repeated="9"/>
          </chart:series>
          <chart:series chart:style-name="ch9" chart:values-cell-range-address="Sheet1.E38:Sheet1.E46" chart:label-cell-address="Sheet1.E36:Sheet1.E36" chart:class="chart:line">
            <chart:data-point chart:repeated="9"/>
          </chart:series>
          <chart:series chart:style-name="ch10" chart:values-cell-range-address="Sheet1.H38:Sheet1.H46" chart:label-cell-address="Sheet1.H36:Sheet1.H36" chart:class="chart:line">
            <chart:data-point chart:repeated="9"/>
          </chart:series>
          <chart:series chart:style-name="ch11" chart:values-cell-range-address="Sheet1.K38:Sheet1.K46" chart:label-cell-address="Sheet1.K36:Sheet1.K36" chart:class="chart:line">
            <chart:data-point chart:repeated="9"/>
          </chart:series>
          <chart:series chart:style-name="ch12" chart:values-cell-range-address="Sheet1.N38:Sheet1.N46" chart:label-cell-address="Sheet1.N43:Sheet1.N4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6:Sheet1.B36</svg:desc>
                </draw:g>
              </table:table-cell>
              <table:table-cell office:value-type="string">
                <text:p>2</text:p>
                <draw:g>
                  <svg:desc>Sheet1.E36:Sheet1.E36</svg:desc>
                </draw:g>
              </table:table-cell>
              <table:table-cell office:value-type="string">
                <text:p>3</text:p>
                <draw:g>
                  <svg:desc>Sheet1.H36:Sheet1.H36</svg:desc>
                </draw:g>
              </table:table-cell>
              <table:table-cell office:value-type="string">
                <text:p>4</text:p>
                <draw:g>
                  <svg:desc>Sheet1.K36:Sheet1.K36</svg:desc>
                </draw:g>
              </table:table-cell>
              <table:table-cell office:value-type="string">
                <text:p>74.36</text:p>
                <draw:g>
                  <svg:desc>Sheet1.N43:Sheet1.N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liculas</text:p>
                <draw:g>
                  <svg:desc>Sheet1.A38:Sheet1.A46</svg:desc>
                </draw:g>
              </table:table-cell>
              <table:table-cell office:value-type="float" office:value="85.15">
                <text:p>85.15</text:p>
                <draw:g>
                  <svg:desc>Sheet1.B38:Sheet1.B46</svg:desc>
                </draw:g>
              </table:table-cell>
              <table:table-cell office:value-type="float" office:value="84.62">
                <text:p>84.62</text:p>
                <draw:g>
                  <svg:desc>Sheet1.E38:Sheet1.E46</svg:desc>
                </draw:g>
              </table:table-cell>
              <table:table-cell office:value-type="float" office:value="81.9">
                <text:p>81.9</text:p>
                <draw:g>
                  <svg:desc>Sheet1.H38:Sheet1.H46</svg:desc>
                </draw:g>
              </table:table-cell>
              <table:table-cell office:value-type="float" office:value="84.16">
                <text:p>84.16</text:p>
                <draw:g>
                  <svg:desc>Sheet1.K38:Sheet1.K46</svg:desc>
                </draw:g>
              </table:table-cell>
              <table:table-cell office:value-type="float" office:value="81.9">
                <text:p>81.9</text:p>
                <draw:g>
                  <svg:desc>Sheet1.N38:Sheet1.N46</svg:desc>
                </draw:g>
              </table:table-cell>
            </table:table-row>
            <table:table-row>
              <table:table-cell office:value-type="string">
                <text:p>libros</text:p>
              </table:table-cell>
              <table:table-cell office:value-type="float" office:value="79.17">
                <text:p>79.17</text:p>
              </table:table-cell>
              <table:table-cell office:value-type="float" office:value="79.86">
                <text:p>79.86</text:p>
              </table:table-cell>
              <table:table-cell office:value-type="float" office:value="79.02">
                <text:p>79.02</text:p>
              </table:table-cell>
              <table:table-cell office:value-type="float" office:value="79.71">
                <text:p>79.71</text:p>
              </table:table-cell>
              <table:table-cell office:value-type="float" office:value="77.03">
                <text:p>77.03</text:p>
              </table:table-cell>
            </table:table-row>
            <table:table-row>
              <table:table-cell office:value-type="string">
                <text:p>ordenadores</text:p>
              </table:table-cell>
              <table:table-cell office:value-type="float" office:value="75.56">
                <text:p>75.56</text:p>
              </table:table-cell>
              <table:table-cell office:value-type="float" office:value="72.34">
                <text:p>72.34</text:p>
              </table:table-cell>
              <table:table-cell office:value-type="float" office:value="76.09">
                <text:p>76.09</text:p>
              </table:table-cell>
              <table:table-cell office:value-type="float" office:value="76.09">
                <text:p>76.09</text:p>
              </table:table-cell>
              <table:table-cell office:value-type="float" office:value="73.91">
                <text:p>73.91</text:p>
              </table:table-cell>
            </table:table-row>
            <table:table-row>
              <table:table-cell office:value-type="string">
                <text:p>musica</text:p>
              </table:table-cell>
              <table:table-cell office:value-type="float" office:value="78.57">
                <text:p>78.57</text:p>
              </table:table-cell>
              <table:table-cell office:value-type="float" office:value="78.57">
                <text:p>78.57</text:p>
              </table:table-cell>
              <table:table-cell office:value-type="float" office:value="65.62">
                <text:p>65.62</text:p>
              </table:table-cell>
              <table:table-cell office:value-type="float" office:value="75.86">
                <text:p>75.86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moviles</text:p>
              </table:table-cell>
              <table:table-cell office:value-type="float" office:value="85.58">
                <text:p>85.58</text:p>
              </table:table-cell>
              <table:table-cell office:value-type="float" office:value="85.58">
                <text:p>85.58</text:p>
              </table:table-cell>
              <table:table-cell office:value-type="float" office:value="85.58">
                <text:p>85.58</text:p>
              </table:table-cell>
              <table:table-cell office:value-type="float" office:value="87.5">
                <text:p>87.5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lavadoras</text:p>
              </table:table-cell>
              <table:table-cell office:value-type="float" office:value="74.36">
                <text:p>74.36</text:p>
              </table:table-cell>
              <table:table-cell office:value-type="float" office:value="74.36">
                <text:p>74.36</text:p>
              </table:table-cell>
              <table:table-cell office:value-type="float" office:value="76.32">
                <text:p>76.32</text:p>
              </table:table-cell>
              <table:table-cell office:value-type="float" office:value="74.36">
                <text:p>74.36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hoteles</text:p>
              </table:table-cell>
              <table:table-cell office:value-type="float" office:value="77.78">
                <text:p>77.78</text:p>
              </table:table-cell>
              <table:table-cell office:value-type="float" office:value="76.79">
                <text:p>76.79</text:p>
              </table:table-cell>
              <table:table-cell office:value-type="float" office:value="81.13">
                <text:p>81.13</text:p>
              </table:table-cell>
              <table:table-cell office:value-type="float" office:value="74.07">
                <text:p>74.07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coches</text:p>
              </table:table-cell>
              <table:table-cell office:value-type="float" office:value="62.79">
                <text:p>62.79</text:p>
              </table:table-cell>
              <table:table-cell office:value-type="float" office:value="59.09">
                <text:p>59.0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77.37">
                <text:p>77.37</text:p>
              </table:table-cell>
              <table:table-cell office:value-type="float" office:value="76.40125">
                <text:p>76.40125</text:p>
              </table:table-cell>
              <table:table-cell office:value-type="float" office:value="75.7075">
                <text:p>75.7075</text:p>
              </table:table-cell>
              <table:table-cell office:value-type="float" office:value="76.46875">
                <text:p>76.46875</text:p>
              </table:table-cell>
              <table:table-cell office:value-type="float" office:value="74.02375">
                <text:p>74.0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21cm" svg:height="11.583cm" xlink:href=".." xlink:type="simple" chart:class="chart:line" chart:style-name="ch1">
        <chart:title svg:x="7.755cm" svg:y="0.367cm" chart:style-name="ch2">
          <text:p>Recall</text:p>
        </chart:title>
        <chart:legend chart:legend-position="end" svg:x="14.73cm" svg:y="4.496cm" style:legend-expansion="high" chart:style-name="ch3"/>
        <chart:plot-area chart:style-name="ch4" table:cell-range-address="Sheet1.A38:Sheet1.A46 Sheet1.B36:Sheet1.B36 Sheet1.C38:Sheet1.C46 Sheet1.E36:Sheet1.E36 Sheet1.F38:Sheet1.F46 Sheet1.H36:Sheet1.H36 Sheet1.I38:Sheet1.I46 Sheet1.K36:Sheet1.K36 Sheet1.L38:Sheet1.L46 Sheet1.N43:Sheet1.N43 Sheet1.O38:Sheet1.O46" chart:data-source-has-labels="both" svg:x="0.338cm" svg:y="1.377cm" svg:width="14.054cm" svg:height="9.975cm">
          <chartooo:coordinate-region svg:x="0.959cm" svg:y="1.576cm" svg:width="12.755cm" svg:height="9.129cm"/>
          <chart:axis chart:dimension="x" chart:name="primary-x" chart:style-name="ch5" chartooo:axis-type="auto">
            <chartooo:date-scale/>
            <chart:categories table:cell-range-address="Sheet1.A38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8:Sheet1.C46" chart:label-cell-address="Sheet1.B36:Sheet1.B36" chart:class="chart:line">
            <chart:data-point chart:repeated="9"/>
          </chart:series>
          <chart:series chart:style-name="ch9" chart:values-cell-range-address="Sheet1.F38:Sheet1.F46" chart:label-cell-address="Sheet1.E36:Sheet1.E36" chart:class="chart:line">
            <chart:data-point chart:repeated="9"/>
          </chart:series>
          <chart:series chart:style-name="ch10" chart:values-cell-range-address="Sheet1.I38:Sheet1.I46" chart:label-cell-address="Sheet1.H36:Sheet1.H36" chart:class="chart:line">
            <chart:data-point chart:repeated="9"/>
          </chart:series>
          <chart:series chart:style-name="ch11" chart:values-cell-range-address="Sheet1.L38:Sheet1.L46" chart:label-cell-address="Sheet1.K36:Sheet1.K36" chart:class="chart:line">
            <chart:data-point chart:repeated="9"/>
          </chart:series>
          <chart:series chart:style-name="ch12" chart:values-cell-range-address="Sheet1.O38:Sheet1.O46" chart:label-cell-address="Sheet1.N43:Sheet1.N4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6:Sheet1.B36</svg:desc>
                </draw:g>
              </table:table-cell>
              <table:table-cell office:value-type="string">
                <text:p>2</text:p>
                <draw:g>
                  <svg:desc>Sheet1.E36:Sheet1.E36</svg:desc>
                </draw:g>
              </table:table-cell>
              <table:table-cell office:value-type="string">
                <text:p>3</text:p>
                <draw:g>
                  <svg:desc>Sheet1.H36:Sheet1.H36</svg:desc>
                </draw:g>
              </table:table-cell>
              <table:table-cell office:value-type="string">
                <text:p>4</text:p>
                <draw:g>
                  <svg:desc>Sheet1.K36:Sheet1.K36</svg:desc>
                </draw:g>
              </table:table-cell>
              <table:table-cell office:value-type="string">
                <text:p>74.36</text:p>
                <draw:g>
                  <svg:desc>Sheet1.N43:Sheet1.N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liculas</text:p>
                <draw:g>
                  <svg:desc>Sheet1.A38:Sheet1.A46</svg:desc>
                </draw:g>
              </table:table-cell>
              <table:table-cell office:value-type="float" office:value="78.18">
                <text:p>78.18</text:p>
                <draw:g>
                  <svg:desc>Sheet1.C38:Sheet1.C46</svg:desc>
                </draw:g>
              </table:table-cell>
              <table:table-cell office:value-type="float" office:value="80">
                <text:p>80</text:p>
                <draw:g>
                  <svg:desc>Sheet1.F38:Sheet1.F46</svg:desc>
                </draw:g>
              </table:table-cell>
              <table:table-cell office:value-type="float" office:value="78.18">
                <text:p>78.18</text:p>
                <draw:g>
                  <svg:desc>Sheet1.I38:Sheet1.I46</svg:desc>
                </draw:g>
              </table:table-cell>
              <table:table-cell office:value-type="float" office:value="77.27">
                <text:p>77.27</text:p>
                <draw:g>
                  <svg:desc>Sheet1.L38:Sheet1.L46</svg:desc>
                </draw:g>
              </table:table-cell>
              <table:table-cell office:value-type="float" office:value="78.18">
                <text:p>78.18</text:p>
                <draw:g>
                  <svg:desc>Sheet1.O38:Sheet1.O46</svg:desc>
                </draw:g>
              </table:table-cell>
            </table:table-row>
            <table:table-row>
              <table:table-cell office:value-type="string">
                <text:p>libros</text:p>
              </table:table-cell>
              <table:table-cell office:value-type="float" office:value="79.17">
                <text:p>79.17</text:p>
              </table:table-cell>
              <table:table-cell office:value-type="float" office:value="79.86">
                <text:p>79.86</text:p>
              </table:table-cell>
              <table:table-cell office:value-type="float" office:value="78.47">
                <text:p>78.47</text:p>
              </table:table-cell>
              <table:table-cell office:value-type="float" office:value="76.39">
                <text:p>76.39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ordenadores</text:p>
              </table:table-cell>
              <table:table-cell office:value-type="float" office:value="65.38">
                <text:p>65.38</text:p>
              </table:table-cell>
              <table:table-cell office:value-type="float" office:value="65.38">
                <text:p>65.38</text:p>
              </table:table-cell>
              <table:table-cell office:value-type="float" office:value="67.31">
                <text:p>67.31</text:p>
              </table:table-cell>
              <table:table-cell office:value-type="float" office:value="67.31">
                <text:p>67.31</text:p>
              </table:table-cell>
              <table:table-cell office:value-type="float" office:value="65.38">
                <text:p>65.38</text:p>
              </table:table-cell>
            </table:table-row>
            <table:table-row>
              <table:table-cell office:value-type="string">
                <text:p>musica</text:p>
              </table:table-cell>
              <table:table-cell office:value-type="float" office:value="84.62">
                <text:p>84.62</text:p>
              </table:table-cell>
              <table:table-cell office:value-type="float" office:value="84.62">
                <text:p>84.62</text:p>
              </table:table-cell>
              <table:table-cell office:value-type="float" office:value="80.77">
                <text:p>80.77</text:p>
              </table:table-cell>
              <table:table-cell office:value-type="float" office:value="84.62">
                <text:p>84.62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moviles</text:p>
              </table:table-cell>
              <table:table-cell office:value-type="float" office:value="81.65">
                <text:p>81.65</text:p>
              </table:table-cell>
              <table:table-cell office:value-type="float" office:value="81.65">
                <text:p>81.65</text:p>
              </table:table-cell>
              <table:table-cell office:value-type="float" office:value="81.65">
                <text:p>81.65</text:p>
              </table:table-cell>
              <table:table-cell office:value-type="float" office:value="83.49">
                <text:p>83.49</text:p>
              </table:table-cell>
              <table:table-cell office:value-type="float" office:value="80.73">
                <text:p>80.73</text:p>
              </table:table-cell>
            </table:table-row>
            <table:table-row>
              <table:table-cell office:value-type="string">
                <text:p>lavadoras</text:p>
              </table:table-cell>
              <table:table-cell office:value-type="float" office:value="64.44">
                <text:p>64.44</text:p>
              </table:table-cell>
              <table:table-cell office:value-type="float" office:value="64.44">
                <text:p>64.44</text:p>
              </table:table-cell>
              <table:table-cell office:value-type="float" office:value="64.44">
                <text:p>64.44</text:p>
              </table:table-cell>
              <table:table-cell office:value-type="float" office:value="64.44">
                <text:p>64.44</text:p>
              </table:table-cell>
              <table:table-cell office:value-type="float" office:value="64.44">
                <text:p>64.44</text:p>
              </table:table-cell>
            </table:table-row>
            <table:table-row>
              <table:table-cell office:value-type="string">
                <text:p>hoteles</text:p>
              </table:table-cell>
              <table:table-cell office:value-type="float" office:value="68.85">
                <text:p>68.85</text:p>
              </table:table-cell>
              <table:table-cell office:value-type="float" office:value="70.49">
                <text:p>70.49</text:p>
              </table:table-cell>
              <table:table-cell office:value-type="float" office:value="70.49">
                <text:p>70.49</text:p>
              </table:table-cell>
              <table:table-cell office:value-type="float" office:value="65.57">
                <text:p>65.57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coches</text:p>
              </table:table-cell>
              <table:table-cell office:value-type="float" office:value="57.45">
                <text:p>57.45</text:p>
              </table:table-cell>
              <table:table-cell office:value-type="float" office:value="55.32">
                <text:p>55.32</text:p>
              </table:table-cell>
              <table:table-cell office:value-type="float" office:value="57.45">
                <text:p>57.45</text:p>
              </table:table-cell>
              <table:table-cell office:value-type="float" office:value="57.45">
                <text:p>57.45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72.4675">
                <text:p>72.4675</text:p>
              </table:table-cell>
              <table:table-cell office:value-type="float" office:value="72.72">
                <text:p>72.72</text:p>
              </table:table-cell>
              <table:table-cell office:value-type="float" office:value="72.345">
                <text:p>72.345</text:p>
              </table:table-cell>
              <table:table-cell office:value-type="float" office:value="72.0675">
                <text:p>72.0675</text:p>
              </table:table-cell>
              <table:table-cell office:value-type="float" office:value="72.3525">
                <text:p>72.3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44cm" svg:height="13.573cm" xlink:href=".." xlink:type="simple" chart:class="chart:line" chart:style-name="ch1">
        <chart:title svg:x="7.439cm" svg:y="0.407cm" chart:style-name="ch2">
          <text:p>F1 Score</text:p>
        </chart:title>
        <chart:legend chart:legend-position="end" svg:x="14.653cm" svg:y="5.491cm" style:legend-expansion="high" chart:style-name="ch3"/>
        <chart:plot-area chart:style-name="ch4" table:cell-range-address="Sheet1.A38:Sheet1.A46 Sheet1.B36:Sheet1.B36 Sheet1.D38:Sheet1.D46 Sheet1.E36:Sheet1.E36 Sheet1.G38:Sheet1.G46 Sheet1.H36:Sheet1.H36 Sheet1.J38:Sheet1.J46 Sheet1.K36:Sheet1.K36 Sheet1.M38:Sheet1.M46 Sheet1.N43:Sheet1.N43 Sheet1.P38:Sheet1.P46" chart:data-source-has-labels="both" svg:x="0.336cm" svg:y="1.457cm" svg:width="13.981cm" svg:height="11.845cm">
          <chartooo:coordinate-region svg:x="0.957cm" svg:y="1.657cm" svg:width="12.682cm" svg:height="10.998cm"/>
          <chart:axis chart:dimension="x" chart:name="primary-x" chart:style-name="ch5" chartooo:axis-type="auto">
            <chartooo:date-scale/>
            <chart:categories table:cell-range-address="Sheet1.A38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8:Sheet1.D46" chart:label-cell-address="Sheet1.B36:Sheet1.B36" chart:class="chart:line">
            <chart:data-point chart:repeated="9"/>
          </chart:series>
          <chart:series chart:style-name="ch9" chart:values-cell-range-address="Sheet1.G38:Sheet1.G46" chart:label-cell-address="Sheet1.E36:Sheet1.E36" chart:class="chart:line">
            <chart:data-point chart:repeated="9"/>
          </chart:series>
          <chart:series chart:style-name="ch10" chart:values-cell-range-address="Sheet1.J38:Sheet1.J46" chart:label-cell-address="Sheet1.H36:Sheet1.H36" chart:class="chart:line">
            <chart:data-point chart:repeated="9"/>
          </chart:series>
          <chart:series chart:style-name="ch11" chart:values-cell-range-address="Sheet1.M38:Sheet1.M46" chart:label-cell-address="Sheet1.K36:Sheet1.K36" chart:class="chart:line">
            <chart:data-point chart:repeated="9"/>
          </chart:series>
          <chart:series chart:style-name="ch12" chart:values-cell-range-address="Sheet1.P38:Sheet1.P46" chart:label-cell-address="Sheet1.N43:Sheet1.N4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6:Sheet1.B36</svg:desc>
                </draw:g>
              </table:table-cell>
              <table:table-cell office:value-type="string">
                <text:p>2</text:p>
                <draw:g>
                  <svg:desc>Sheet1.E36:Sheet1.E36</svg:desc>
                </draw:g>
              </table:table-cell>
              <table:table-cell office:value-type="string">
                <text:p>3</text:p>
                <draw:g>
                  <svg:desc>Sheet1.H36:Sheet1.H36</svg:desc>
                </draw:g>
              </table:table-cell>
              <table:table-cell office:value-type="string">
                <text:p>4</text:p>
                <draw:g>
                  <svg:desc>Sheet1.K36:Sheet1.K36</svg:desc>
                </draw:g>
              </table:table-cell>
              <table:table-cell office:value-type="string">
                <text:p>74.36</text:p>
                <draw:g>
                  <svg:desc>Sheet1.N43:Sheet1.N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liculas</text:p>
                <draw:g>
                  <svg:desc>Sheet1.A38:Sheet1.A46</svg:desc>
                </draw:g>
              </table:table-cell>
              <table:table-cell office:value-type="float" office:value="81.52">
                <text:p>81.52</text:p>
                <draw:g>
                  <svg:desc>Sheet1.D38:Sheet1.D46</svg:desc>
                </draw:g>
              </table:table-cell>
              <table:table-cell office:value-type="float" office:value="82.25">
                <text:p>82.25</text:p>
                <draw:g>
                  <svg:desc>Sheet1.G38:Sheet1.G46</svg:desc>
                </draw:g>
              </table:table-cell>
              <table:table-cell office:value-type="float" office:value="80">
                <text:p>80</text:p>
                <draw:g>
                  <svg:desc>Sheet1.J38:Sheet1.J46</svg:desc>
                </draw:g>
              </table:table-cell>
              <table:table-cell office:value-type="float" office:value="80.57">
                <text:p>80.57</text:p>
                <draw:g>
                  <svg:desc>Sheet1.M38:Sheet1.M46</svg:desc>
                </draw:g>
              </table:table-cell>
              <table:table-cell office:value-type="float" office:value="80">
                <text:p>80</text:p>
                <draw:g>
                  <svg:desc>Sheet1.P38:Sheet1.P46</svg:desc>
                </draw:g>
              </table:table-cell>
            </table:table-row>
            <table:table-row>
              <table:table-cell office:value-type="string">
                <text:p>libros</text:p>
              </table:table-cell>
              <table:table-cell office:value-type="float" office:value="79.17">
                <text:p>79.17</text:p>
              </table:table-cell>
              <table:table-cell office:value-type="float" office:value="79.86">
                <text:p>79.86</text:p>
              </table:table-cell>
              <table:table-cell office:value-type="float" office:value="78.74">
                <text:p>78.74</text:p>
              </table:table-cell>
              <table:table-cell office:value-type="float" office:value="78.01">
                <text:p>78.01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ordenadores</text:p>
              </table:table-cell>
              <table:table-cell office:value-type="float" office:value="70.1">
                <text:p>70.1</text:p>
              </table:table-cell>
              <table:table-cell office:value-type="float" office:value="68.68">
                <text:p>68.68</text:p>
              </table:table-cell>
              <table:table-cell office:value-type="float" office:value="71.43">
                <text:p>71.43</text:p>
              </table:table-cell>
              <table:table-cell office:value-type="float" office:value="71.43">
                <text:p>71.43</text:p>
              </table:table-cell>
              <table:table-cell office:value-type="float" office:value="69.38">
                <text:p>69.38</text:p>
              </table:table-cell>
            </table:table-row>
            <table:table-row>
              <table:table-cell office:value-type="string">
                <text:p>musica</text:p>
              </table:table-cell>
              <table:table-cell office:value-type="float" office:value="81.48">
                <text:p>81.48</text:p>
              </table:table-cell>
              <table:table-cell office:value-type="float" office:value="81.48">
                <text:p>81.48</text:p>
              </table:table-cell>
              <table:table-cell office:value-type="float" office:value="72.41">
                <text:p>72.41</text:p>
              </table:table-cell>
              <table:table-cell office:value-type="float" office:value="80">
                <text:p>80</text:p>
              </table:table-cell>
              <table:table-cell office:value-type="float" office:value="78.57">
                <text:p>78.57</text:p>
              </table:table-cell>
            </table:table-row>
            <table:table-row>
              <table:table-cell office:value-type="string">
                <text:p>moviles</text:p>
              </table:table-cell>
              <table:table-cell office:value-type="float" office:value="83.57">
                <text:p>83.57</text:p>
              </table:table-cell>
              <table:table-cell office:value-type="float" office:value="83.57">
                <text:p>83.57</text:p>
              </table:table-cell>
              <table:table-cell office:value-type="float" office:value="83.57">
                <text:p>83.57</text:p>
              </table:table-cell>
              <table:table-cell office:value-type="float" office:value="85.45">
                <text:p>85.45</text:p>
              </table:table-cell>
              <table:table-cell office:value-type="float" office:value="81.86">
                <text:p>81.86</text:p>
              </table:table-cell>
            </table:table-row>
            <table:table-row>
              <table:table-cell office:value-type="string">
                <text:p>lavadoras</text:p>
              </table:table-cell>
              <table:table-cell office:value-type="float" office:value="69.05">
                <text:p>69.05</text:p>
              </table:table-cell>
              <table:table-cell office:value-type="float" office:value="69.05">
                <text:p>69.05</text:p>
              </table:table-cell>
              <table:table-cell office:value-type="float" office:value="69.88">
                <text:p>69.88</text:p>
              </table:table-cell>
              <table:table-cell office:value-type="float" office:value="69.05">
                <text:p>69.05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hoteles</text:p>
              </table:table-cell>
              <table:table-cell office:value-type="float" office:value="73.04">
                <text:p>73.04</text:p>
              </table:table-cell>
              <table:table-cell office:value-type="float" office:value="73.51">
                <text:p>73.51</text:p>
              </table:table-cell>
              <table:table-cell office:value-type="float" office:value="75.44">
                <text:p>75.44</text:p>
              </table:table-cell>
              <table:table-cell office:value-type="float" office:value="69.56">
                <text:p>69.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coches</text:p>
              </table:table-cell>
              <table:table-cell office:value-type="float" office:value="60">
                <text:p>60</text:p>
              </table:table-cell>
              <table:table-cell office:value-type="float" office:value="57.14">
                <text:p>57.14</text:p>
              </table:table-cell>
              <table:table-cell office:value-type="float" office:value="58.7">
                <text:p>58.7</text:p>
              </table:table-cell>
              <table:table-cell office:value-type="float" office:value="58.7">
                <text:p>58.7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74.74125">
                <text:p>74.74125</text:p>
              </table:table-cell>
              <table:table-cell office:value-type="float" office:value="74.4425">
                <text:p>74.4425</text:p>
              </table:table-cell>
              <table:table-cell office:value-type="float" office:value="73.77125">
                <text:p>73.77125</text:p>
              </table:table-cell>
              <table:table-cell office:value-type="float" office:value="74.09625">
                <text:p>74.09625</text:p>
              </table:table-cell>
              <table:table-cell office:value-type="float" office:value="73.05">
                <text:p>73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